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4F1000002532733BE9331B26B46.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110000006D46319C342D2E91E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style:font-face style:name="arial" svg:font-family="arial, sans-serif"/>
    <style:font-face style:name="Arial3" svg:font-family="Arial" style:font-family-generic="swiss"/>
    <style:font-face style:name="Consolas2"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3"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ext_20_body">
      <style:text-properties officeooo:paragraph-rsid="00c5a561"/>
    </style:style>
    <style:style style:name="P29" style:family="paragraph" style:parent-style-name="Text_20_body">
      <style:text-properties officeooo:paragraph-rsid="00c747d2"/>
    </style:style>
    <style:style style:name="P30" style:family="paragraph" style:parent-style-name="Text_20_body">
      <style:text-properties officeooo:paragraph-rsid="00d6d503"/>
    </style:style>
    <style:style style:name="P31" style:family="paragraph" style:parent-style-name="Text_20_body">
      <style:text-properties officeooo:rsid="00e9d3ac" officeooo:paragraph-rsid="00e9d3ac"/>
    </style:style>
    <style:style style:name="P32" style:family="paragraph" style:parent-style-name="Text_20_body">
      <style:text-properties officeooo:rsid="00d63f2f" officeooo:paragraph-rsid="00d6d503"/>
    </style:style>
    <style:style style:name="P33" style:family="paragraph" style:parent-style-name="Text_20_body">
      <style:text-properties fo:font-weight="normal" officeooo:rsid="00e9d3ac" officeooo:paragraph-rsid="00e9d3ac" style:font-weight-asian="normal" style:font-weight-complex="normal"/>
    </style:style>
    <style:style style:name="P34" style:family="paragraph" style:parent-style-name="Text_20_body">
      <style:text-properties fo:font-weight="normal" officeooo:rsid="00e9d3ac" officeooo:paragraph-rsid="00f4a25a" style:font-weight-asian="normal" style:font-weight-complex="normal"/>
    </style:style>
    <style:style style:name="P35" style:family="paragraph" style:parent-style-name="Text_20_body">
      <style:text-properties fo:font-weight="normal" officeooo:rsid="00e9d3ac" officeooo:paragraph-rsid="00f5ed11" style:font-weight-asian="normal" style:font-weight-complex="normal"/>
    </style:style>
    <style:style style:name="P36" style:family="paragraph" style:parent-style-name="Text_20_body">
      <style:text-properties fo:font-weight="normal" officeooo:rsid="00f404f0" officeooo:paragraph-rsid="00f5ed11" style:font-weight-asian="normal" style:font-weight-complex="normal"/>
    </style:style>
    <style:style style:name="P37" style:family="paragraph" style:parent-style-name="Text_20_body">
      <style:text-properties officeooo:paragraph-rsid="00f4a25a"/>
    </style:style>
    <style:style style:name="P38" style:family="paragraph" style:parent-style-name="Text_20_body">
      <style:text-properties officeooo:paragraph-rsid="010b35f7"/>
    </style:style>
    <style:style style:name="P39" style:family="paragraph" style:parent-style-name="Text_20_body">
      <style:text-properties officeooo:paragraph-rsid="011bac16"/>
    </style:style>
    <style:style style:name="P40" style:family="paragraph" style:parent-style-name="Text_20_body">
      <style:text-properties officeooo:paragraph-rsid="0121058d"/>
    </style:style>
    <style:style style:name="P41" style:family="paragraph" style:parent-style-name="Text_20_body">
      <style:text-properties officeooo:paragraph-rsid="0127e513"/>
    </style:style>
    <style:style style:name="P42" style:family="paragraph" style:parent-style-name="Text_20_body">
      <style:text-properties officeooo:paragraph-rsid="01290887"/>
    </style:style>
    <style:style style:name="P43" style:family="paragraph" style:parent-style-name="Text_20_body">
      <style:text-properties officeooo:rsid="00b4a3fa" officeooo:paragraph-rsid="0107f6f7"/>
    </style:style>
    <style:style style:name="P44" style:family="paragraph" style:parent-style-name="Text_20_body">
      <style:text-properties style:use-window-font-color="true" fo:font-weight="normal" officeooo:rsid="012f1660" officeooo:paragraph-rsid="012f1660" style:font-weight-asian="normal" style:font-weight-complex="normal"/>
    </style:style>
    <style:style style:name="P45" style:family="paragraph" style:parent-style-name="Text_20_body">
      <style:text-properties style:use-window-font-color="true" fo:font-weight="normal" officeooo:rsid="01b01583" officeooo:paragraph-rsid="01b01583" style:font-weight-asian="normal" style:font-weight-complex="normal"/>
    </style:style>
    <style:style style:name="P46" style:family="paragraph" style:parent-style-name="Text_20_body">
      <style:text-properties officeooo:paragraph-rsid="013000c8"/>
    </style:style>
    <style:style style:name="P47" style:family="paragraph" style:parent-style-name="Text_20_body">
      <style:text-properties officeooo:paragraph-rsid="013649ae"/>
    </style:style>
    <style:style style:name="P48" style:family="paragraph" style:parent-style-name="Text_20_body">
      <style:text-properties officeooo:rsid="00b29342" officeooo:paragraph-rsid="016dbdac"/>
    </style:style>
    <style:style style:name="P49" style:family="paragraph" style:parent-style-name="Text_20_body">
      <style:text-properties officeooo:rsid="00b29342" officeooo:paragraph-rsid="017fad72"/>
    </style:style>
    <style:style style:name="P50" style:family="paragraph" style:parent-style-name="Text_20_body">
      <style:text-properties officeooo:paragraph-rsid="014d8944"/>
    </style:style>
    <style:style style:name="P51" style:family="paragraph" style:parent-style-name="Text_20_body">
      <style:text-properties officeooo:paragraph-rsid="015024c0"/>
    </style:style>
    <style:style style:name="P52" style:family="paragraph" style:parent-style-name="Text_20_body">
      <style:text-properties officeooo:paragraph-rsid="01543bf6"/>
    </style:style>
    <style:style style:name="P53" style:family="paragraph" style:parent-style-name="Text_20_body">
      <style:text-properties officeooo:paragraph-rsid="0161b1f0"/>
    </style:style>
    <style:style style:name="P54" style:family="paragraph" style:parent-style-name="Text_20_body">
      <style:text-properties officeooo:paragraph-rsid="016cbd2e"/>
    </style:style>
    <style:style style:name="P55" style:family="paragraph" style:parent-style-name="Text_20_body">
      <style:text-properties officeooo:paragraph-rsid="0180cf85"/>
    </style:style>
    <style:style style:name="P56" style:family="paragraph" style:parent-style-name="Text_20_body">
      <style:text-properties officeooo:paragraph-rsid="0185002f"/>
    </style:style>
    <style:style style:name="P57" style:family="paragraph" style:parent-style-name="Text_20_body">
      <style:text-properties officeooo:rsid="014ba598" officeooo:paragraph-rsid="014d8944"/>
    </style:style>
    <style:style style:name="P58" style:family="paragraph" style:parent-style-name="Text_20_body">
      <style:text-properties officeooo:rsid="01543bf6" officeooo:paragraph-rsid="01543bf6"/>
    </style:style>
    <style:style style:name="P59" style:family="paragraph" style:parent-style-name="Text_20_body">
      <style:text-properties officeooo:rsid="017fa1f5" officeooo:paragraph-rsid="017fad72"/>
    </style:style>
    <style:style style:name="P60" style:family="paragraph" style:parent-style-name="Text_20_body">
      <style:text-properties fo:color="#8d281e" fo:font-weight="normal" officeooo:rsid="01df5447" officeooo:paragraph-rsid="01df5447" style:font-weight-asian="normal" style:font-weight-complex="normal"/>
    </style:style>
    <style:style style:name="P61" style:family="paragraph" style:parent-style-name="Text_20_body">
      <style:text-properties officeooo:paragraph-rsid="019d233a"/>
    </style:style>
    <style:style style:name="P62" style:family="paragraph" style:parent-style-name="Text_20_body">
      <style:text-properties officeooo:paragraph-rsid="01a365a8"/>
    </style:style>
    <style:style style:name="P63" style:family="paragraph" style:parent-style-name="Text_20_body">
      <style:text-properties officeooo:paragraph-rsid="01b20366"/>
    </style:style>
    <style:style style:name="P64" style:family="paragraph" style:parent-style-name="Text_20_body">
      <style:text-properties officeooo:paragraph-rsid="01bc44ba"/>
    </style:style>
    <style:style style:name="P65" style:family="paragraph" style:parent-style-name="Text_20_body">
      <style:text-properties officeooo:paragraph-rsid="01c6bad0"/>
    </style:style>
    <style:style style:name="P66" style:family="paragraph" style:parent-style-name="Text_20_body">
      <style:text-properties officeooo:paragraph-rsid="01c79c28"/>
    </style:style>
    <style:style style:name="P67" style:family="paragraph" style:parent-style-name="Text_20_body">
      <style:text-properties officeooo:rsid="01d4a9b5" officeooo:paragraph-rsid="01d4a9b5"/>
    </style:style>
    <style:style style:name="P68" style:family="paragraph" style:parent-style-name="Text_20_body">
      <style:text-properties officeooo:paragraph-rsid="01dadb95"/>
    </style:style>
    <style:style style:name="P69" style:family="paragraph" style:parent-style-name="Text_20_body">
      <style:text-properties officeooo:paragraph-rsid="01e0ca43"/>
    </style:style>
    <style:style style:name="P70" style:family="paragraph" style:parent-style-name="Text_20_body">
      <style:text-properties officeooo:paragraph-rsid="01e1b2ca"/>
    </style:style>
    <style:style style:name="P71" style:family="paragraph" style:parent-style-name="Text_20_body">
      <style:text-properties officeooo:rsid="01622aca" officeooo:paragraph-rsid="01a365a8"/>
    </style:style>
    <style:style style:name="P72" style:family="paragraph" style:parent-style-name="Text_20_body">
      <style:text-properties officeooo:rsid="01be1e43" officeooo:paragraph-rsid="01c6bad0"/>
    </style:style>
    <style:style style:name="P73" style:family="paragraph" style:parent-style-name="Text_20_body">
      <style:text-properties officeooo:rsid="01e10f46" officeooo:paragraph-rsid="01e1b2ca"/>
    </style:style>
    <style:style style:name="P74" style:family="paragraph" style:parent-style-name="Text_20_body">
      <style:text-properties officeooo:paragraph-rsid="01f1b7d0"/>
    </style:style>
    <style:style style:name="P75" style:family="paragraph" style:parent-style-name="Text_20_body">
      <style:text-properties officeooo:paragraph-rsid="01f89c13"/>
    </style:style>
    <style:style style:name="P76" style:family="paragraph" style:parent-style-name="Text_20_body">
      <style:text-properties officeooo:paragraph-rsid="01fcb778"/>
    </style:style>
    <style:style style:name="P77" style:family="paragraph" style:parent-style-name="Title">
      <style:text-properties officeooo:rsid="00348ec2" officeooo:paragraph-rsid="00348ec2"/>
    </style:style>
    <style:style style:name="P78" style:family="paragraph" style:parent-style-name="Standard">
      <style:text-properties fo:font-weight="bold" style:font-weight-asian="bold" style:font-weight-complex="bold"/>
    </style:style>
    <style:style style:name="P79" style:family="paragraph" style:parent-style-name="Standard">
      <style:paragraph-properties fo:text-align="center" style:justify-single-word="false"/>
      <style:text-properties fo:font-weight="bold" style:font-weight-asian="bold" style:font-weight-complex="bold"/>
    </style:style>
    <style:style style:name="P80" style:family="paragraph" style:parent-style-name="Standard">
      <style:text-properties officeooo:paragraph-rsid="00348ec2"/>
    </style:style>
    <style:style style:name="P81"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82" style:family="paragraph" style:parent-style-name="Standard">
      <style:text-properties style:font-name="Consolas" fo:font-size="10pt" officeooo:paragraph-rsid="00b4a3fa" style:font-size-asian="10pt"/>
    </style:style>
    <style:style style:name="P83" style:family="paragraph" style:parent-style-name="Standard">
      <style:text-properties officeooo:paragraph-rsid="014a4549"/>
    </style:style>
    <style:style style:name="P84" style:family="paragraph" style:parent-style-name="Standard">
      <style:text-properties officeooo:rsid="012ab5e2" officeooo:paragraph-rsid="014a4549"/>
    </style:style>
    <style:style style:name="P85" style:family="paragraph" style:parent-style-name="Standard">
      <style:text-properties officeooo:paragraph-rsid="01a365a8"/>
    </style:style>
    <style:style style:name="P86" style:family="paragraph" style:parent-style-name="Standard">
      <style:text-properties officeooo:paragraph-rsid="01f89c13"/>
    </style:style>
    <style:style style:name="P87" style:family="paragraph" style:parent-style-name="Text_20_body" style:list-style-name="L1">
      <style:text-properties officeooo:paragraph-rsid="00dd3fb1"/>
    </style:style>
    <style:style style:name="P88" style:family="paragraph" style:parent-style-name="Text_20_body" style:list-style-name="L1">
      <style:text-properties officeooo:paragraph-rsid="00e1de35"/>
    </style:style>
    <style:style style:name="P89" style:family="paragraph" style:parent-style-name="Text_20_body" style:list-style-name="L1">
      <style:text-properties officeooo:paragraph-rsid="00e97169"/>
    </style:style>
    <style:style style:name="P90" style:family="paragraph" style:parent-style-name="Text_20_body" style:list-style-name="L2">
      <style:text-properties officeooo:paragraph-rsid="002b6558"/>
    </style:style>
    <style:style style:name="P91" style:family="paragraph" style:parent-style-name="Text_20_body" style:list-style-name="L3">
      <style:text-properties officeooo:paragraph-rsid="00332a6a"/>
    </style:style>
    <style:style style:name="P92" style:family="paragraph" style:parent-style-name="Text_20_body" style:list-style-name="L4">
      <style:text-properties officeooo:paragraph-rsid="00332a6a"/>
    </style:style>
    <style:style style:name="P93" style:family="paragraph" style:parent-style-name="Text_20_body" style:list-style-name="L5">
      <style:text-properties officeooo:rsid="00556795" officeooo:paragraph-rsid="00556795"/>
    </style:style>
    <style:style style:name="P94" style:family="paragraph" style:parent-style-name="Text_20_body" style:list-style-name="L5">
      <style:text-properties officeooo:rsid="00556795" officeooo:paragraph-rsid="0056bb29"/>
    </style:style>
    <style:style style:name="P95" style:family="paragraph" style:parent-style-name="Text_20_body" style:list-style-name="L6">
      <style:text-properties officeooo:rsid="00690e08" officeooo:paragraph-rsid="00690e08"/>
    </style:style>
    <style:style style:name="P96" style:family="paragraph" style:parent-style-name="Text_20_body" style:list-style-name="L6">
      <style:text-properties officeooo:rsid="00690e08" officeooo:paragraph-rsid="006a23ff"/>
    </style:style>
    <style:style style:name="P97" style:family="paragraph" style:parent-style-name="Text_20_body" style:list-style-name="L7">
      <style:text-properties officeooo:rsid="006ab9e3" officeooo:paragraph-rsid="006ab9e3"/>
    </style:style>
    <style:style style:name="P98" style:family="paragraph" style:parent-style-name="Text_20_body" style:list-style-name="L8">
      <style:text-properties officeooo:rsid="007dd631" officeooo:paragraph-rsid="007dd631"/>
    </style:style>
    <style:style style:name="P99" style:family="paragraph" style:parent-style-name="Text_20_body" style:list-style-name="L8">
      <style:text-properties officeooo:rsid="00815111" officeooo:paragraph-rsid="00815111"/>
    </style:style>
    <style:style style:name="P100" style:family="paragraph" style:parent-style-name="Text_20_body" style:list-style-name="L10">
      <style:text-properties officeooo:rsid="00ab0aa3" officeooo:paragraph-rsid="00ab0aa3"/>
    </style:style>
    <style:style style:name="P101" style:family="paragraph" style:parent-style-name="Text_20_body" style:list-style-name="L10">
      <style:text-properties officeooo:rsid="00ab0aa3" officeooo:paragraph-rsid="016dbdac"/>
    </style:style>
    <style:style style:name="P102" style:family="paragraph" style:parent-style-name="Text_20_body" style:list-style-name="L10">
      <style:text-properties officeooo:rsid="00afe3c0" officeooo:paragraph-rsid="00afe3c0"/>
    </style:style>
    <style:style style:name="P103" style:family="paragraph" style:parent-style-name="Text_20_body" style:list-style-name="L10">
      <style:text-properties officeooo:rsid="00b29342" officeooo:paragraph-rsid="00b29342"/>
    </style:style>
    <style:style style:name="P104" style:family="paragraph" style:parent-style-name="Text_20_body" style:list-style-name="L11">
      <style:text-properties fo:color="#224b12" officeooo:rsid="00c3b4d1" officeooo:paragraph-rsid="00c3b4d1"/>
    </style:style>
    <style:style style:name="P105" style:family="paragraph" style:parent-style-name="Text_20_body" style:list-style-name="L11">
      <style:text-properties fo:color="#224b12" officeooo:rsid="00c3b4d1" officeooo:paragraph-rsid="010ad6e2"/>
    </style:style>
    <style:style style:name="P106" style:family="paragraph" style:parent-style-name="Text_20_body" style:list-style-name="L12">
      <style:text-properties fo:color="#224b12" fo:font-weight="normal" officeooo:rsid="012ab5e2" officeooo:paragraph-rsid="012ab5e2" style:font-weight-asian="normal" style:font-weight-complex="normal"/>
    </style:style>
    <style:style style:name="P107" style:family="paragraph" style:parent-style-name="Text_20_body" style:list-style-name="L12">
      <style:text-properties fo:color="#224b12" fo:font-weight="normal" officeooo:rsid="012ab5e2" officeooo:paragraph-rsid="013eec16" style:font-weight-asian="normal" style:font-weight-complex="normal"/>
    </style:style>
    <style:style style:name="P108" style:family="paragraph" style:parent-style-name="Text_20_body" style:list-style-name="L12">
      <style:text-properties fo:color="#224b12" fo:font-weight="normal" officeooo:rsid="012ab5e2" officeooo:paragraph-rsid="0161b1f0" style:font-weight-asian="normal" style:font-weight-complex="normal"/>
    </style:style>
    <style:style style:name="P109" style:family="paragraph" style:parent-style-name="Text_20_body" style:list-style-name="L12">
      <style:text-properties fo:color="#224b12" fo:font-weight="normal" officeooo:rsid="012ab5e2" officeooo:paragraph-rsid="0180cf85" style:font-weight-asian="normal" style:font-weight-complex="normal"/>
    </style:style>
    <style:style style:name="P110" style:family="paragraph" style:parent-style-name="Text_20_body" style:list-style-name="L12">
      <style:text-properties fo:color="#224b12" fo:font-weight="normal" officeooo:rsid="012ab5e2" officeooo:paragraph-rsid="01b4cec1" style:font-weight-asian="normal" style:font-weight-complex="normal"/>
    </style:style>
    <style:style style:name="P111" style:family="paragraph" style:parent-style-name="Text_20_body" style:list-style-name="L12">
      <style:text-properties fo:color="#224b12" fo:font-weight="normal" officeooo:rsid="012ab5e2" officeooo:paragraph-rsid="01dadb95" style:font-weight-asian="normal" style:font-weight-complex="normal"/>
    </style:style>
    <style:style style:name="P112" style:family="paragraph" style:parent-style-name="Text_20_body" style:list-style-name="L12">
      <style:text-properties fo:color="#224b12" fo:font-weight="normal" officeooo:rsid="012ab5e2" officeooo:paragraph-rsid="01f89c13" style:font-weight-asian="normal" style:font-weight-complex="normal"/>
    </style:style>
    <style:style style:name="P113" style:family="paragraph" style:parent-style-name="Text_20_body" style:list-style-name="L12">
      <style:text-properties fo:color="#224b12" fo:font-weight="normal" officeooo:rsid="012ab5e2" officeooo:paragraph-rsid="02254016" style:font-weight-asian="normal" style:font-weight-complex="normal"/>
    </style:style>
    <style:style style:name="P114" style:family="paragraph" style:parent-style-name="Text_20_body" style:list-style-name="L12">
      <style:text-properties fo:color="#224b12" fo:font-weight="normal" officeooo:rsid="012c5cb2" officeooo:paragraph-rsid="012c5cb2" style:font-weight-asian="normal" style:font-weight-complex="normal"/>
    </style:style>
    <style:style style:name="P115" style:family="paragraph" style:parent-style-name="Text_20_body" style:list-style-name="L12">
      <style:text-properties fo:color="#224b12" fo:font-weight="normal" officeooo:rsid="0140d2ab" officeooo:paragraph-rsid="0140d2ab" style:font-weight-asian="normal" style:font-weight-complex="normal"/>
    </style:style>
    <style:style style:name="P116" style:family="paragraph" style:parent-style-name="Text_20_body" style:list-style-name="L12">
      <style:text-properties fo:color="#224b12" fo:font-weight="normal" officeooo:rsid="0140d2ab" officeooo:paragraph-rsid="0161b1f0" style:font-weight-asian="normal" style:font-weight-complex="normal"/>
    </style:style>
    <style:style style:name="P117" style:family="paragraph" style:parent-style-name="Text_20_body" style:list-style-name="L12">
      <style:text-properties fo:color="#224b12" fo:font-weight="normal" officeooo:rsid="0140d2ab" officeooo:paragraph-rsid="0180cf85" style:font-weight-asian="normal" style:font-weight-complex="normal"/>
    </style:style>
    <style:style style:name="P118" style:family="paragraph" style:parent-style-name="Text_20_body" style:list-style-name="L12">
      <style:text-properties fo:color="#224b12" fo:font-weight="normal" officeooo:rsid="0140d2ab" officeooo:paragraph-rsid="01b1f7c3" style:font-weight-asian="normal" style:font-weight-complex="normal"/>
    </style:style>
    <style:style style:name="P119" style:family="paragraph" style:parent-style-name="Text_20_body" style:list-style-name="L12">
      <style:text-properties fo:color="#224b12" fo:font-weight="normal" officeooo:rsid="0140d2ab" officeooo:paragraph-rsid="01dadb95" style:font-weight-asian="normal" style:font-weight-complex="normal"/>
    </style:style>
    <style:style style:name="P120" style:family="paragraph" style:parent-style-name="Text_20_body" style:list-style-name="L12">
      <style:text-properties fo:color="#224b12" fo:font-weight="normal" officeooo:rsid="0163f350" officeooo:paragraph-rsid="0163f350" style:font-weight-asian="normal" style:font-weight-complex="normal"/>
    </style:style>
    <style:style style:name="P121" style:family="paragraph" style:parent-style-name="Text_20_body" style:list-style-name="L12">
      <style:text-properties fo:color="#224b12" fo:font-weight="normal" officeooo:rsid="01815fff" officeooo:paragraph-rsid="01815fff" style:font-weight-asian="normal" style:font-weight-complex="normal"/>
    </style:style>
    <style:style style:name="P122" style:family="paragraph" style:parent-style-name="Text_20_body" style:list-style-name="L12">
      <style:text-properties fo:color="#224b12" fo:font-weight="normal" officeooo:rsid="0181afc1" officeooo:paragraph-rsid="0181afc1" style:font-weight-asian="normal" style:font-weight-complex="normal"/>
    </style:style>
    <style:style style:name="P123" style:family="paragraph" style:parent-style-name="Text_20_body" style:list-style-name="L12">
      <style:text-properties fo:color="#224b12" fo:font-weight="normal" officeooo:rsid="01a61cd7" officeooo:paragraph-rsid="01a61cd7" style:font-weight-asian="normal" style:font-weight-complex="normal"/>
    </style:style>
    <style:style style:name="P124" style:family="paragraph" style:parent-style-name="Text_20_body" style:list-style-name="L12">
      <style:text-properties fo:color="#224b12" fo:font-weight="normal" officeooo:rsid="01a638ea" officeooo:paragraph-rsid="01a638ea" style:font-weight-asian="normal" style:font-weight-complex="normal"/>
    </style:style>
    <style:style style:name="P125" style:family="paragraph" style:parent-style-name="Text_20_body" style:list-style-name="L12">
      <style:text-properties fo:color="#224b12" fo:font-weight="normal" officeooo:rsid="01a7d7e5" officeooo:paragraph-rsid="01a7d7e5" style:font-weight-asian="normal" style:font-weight-complex="normal"/>
    </style:style>
    <style:style style:name="P126" style:family="paragraph" style:parent-style-name="Text_20_body" style:list-style-name="L12">
      <style:text-properties fo:color="#224b12" fo:font-weight="normal" officeooo:rsid="01a9fa0c" officeooo:paragraph-rsid="01a9fa0c" style:font-weight-asian="normal" style:font-weight-complex="normal"/>
    </style:style>
    <style:style style:name="P127" style:family="paragraph" style:parent-style-name="Text_20_body" style:list-style-name="L12">
      <style:text-properties fo:color="#224b12" fo:font-weight="normal" officeooo:rsid="01b2ce32" officeooo:paragraph-rsid="01b2ce32" style:font-weight-asian="normal" style:font-weight-complex="normal"/>
    </style:style>
    <style:style style:name="P128" style:family="paragraph" style:parent-style-name="Text_20_body" style:list-style-name="L12">
      <style:text-properties fo:color="#224b12" fo:font-weight="normal" officeooo:rsid="01b2ce32" officeooo:paragraph-rsid="01dadb95" style:font-weight-asian="normal" style:font-weight-complex="normal"/>
    </style:style>
    <style:style style:name="P129" style:family="paragraph" style:parent-style-name="Text_20_body" style:list-style-name="L12">
      <style:text-properties fo:color="#224b12" fo:font-weight="normal" officeooo:rsid="01b59ee1" officeooo:paragraph-rsid="01b59ee1" style:font-weight-asian="normal" style:font-weight-complex="normal"/>
    </style:style>
    <style:style style:name="P130" style:family="paragraph" style:parent-style-name="Text_20_body" style:list-style-name="L12">
      <style:text-properties fo:color="#224b12" fo:font-weight="normal" officeooo:rsid="01b59ee1" officeooo:paragraph-rsid="01dadb95" style:font-weight-asian="normal" style:font-weight-complex="normal"/>
    </style:style>
    <style:style style:name="P131" style:family="paragraph" style:parent-style-name="Text_20_body" style:list-style-name="L12">
      <style:text-properties fo:color="#224b12" fo:font-weight="normal" officeooo:rsid="01b77ec8" officeooo:paragraph-rsid="01b77ec8" style:font-weight-asian="normal" style:font-weight-complex="normal"/>
    </style:style>
    <style:style style:name="P132" style:family="paragraph" style:parent-style-name="Text_20_body" style:list-style-name="L12">
      <style:text-properties fo:color="#224b12" fo:font-weight="normal" officeooo:rsid="01fa259f" officeooo:paragraph-rsid="01fa259f" style:font-weight-asian="normal" style:font-weight-complex="normal"/>
    </style:style>
    <style:style style:name="P133" style:family="paragraph" style:parent-style-name="Text_20_body" style:list-style-name="L12">
      <style:text-properties fo:color="#224b12" fo:font-weight="normal" officeooo:rsid="01fa259f" officeooo:paragraph-rsid="02254016" style:font-weight-asian="normal" style:font-weight-complex="normal"/>
    </style:style>
    <style:style style:name="P134" style:family="paragraph" style:parent-style-name="Text_20_body" style:list-style-name="L12">
      <style:text-properties fo:color="#224b12" fo:font-weight="normal" officeooo:rsid="02254016" officeooo:paragraph-rsid="02254016" style:font-weight-asian="normal" style:font-weight-complex="normal"/>
    </style:style>
    <style:style style:name="P135" style:family="paragraph" style:parent-style-name="Text_20_body" style:list-style-name="L12">
      <style:text-properties fo:color="#224b12" fo:font-weight="normal" officeooo:rsid="0226fc14" officeooo:paragraph-rsid="0226fc14" style:font-weight-asian="normal" style:font-weight-complex="normal"/>
    </style:style>
    <style:style style:name="P136" style:family="paragraph" style:parent-style-name="Text_20_body" style:list-style-name="L12">
      <style:text-properties fo:color="#224b12" fo:font-weight="normal" officeooo:rsid="0227b454" officeooo:paragraph-rsid="0227b454" style:font-weight-asian="normal" style:font-weight-complex="normal"/>
    </style:style>
    <style:style style:name="P137" style:family="paragraph" style:parent-style-name="Text_20_body" style:list-style-name="L12">
      <style:text-properties fo:color="#224b12" fo:font-weight="normal" officeooo:rsid="02286f66" officeooo:paragraph-rsid="02286f66" style:font-weight-asian="normal" style:font-weight-complex="normal"/>
    </style:style>
    <style:style style:name="P138" style:family="paragraph" style:parent-style-name="Text_20_body" style:list-style-name="L11">
      <style:text-properties fo:font-weight="bold" officeooo:rsid="00c3b4d1" officeooo:paragraph-rsid="00c3b4d1" style:font-weight-asian="bold" style:font-weight-complex="bold"/>
    </style:style>
    <style:style style:name="P139" style:family="paragraph" style:parent-style-name="Text_20_body" style:list-style-name="L12">
      <style:text-properties fo:font-weight="bold" officeooo:rsid="012ab5e2" officeooo:paragraph-rsid="012ab5e2" style:font-weight-asian="bold" style:font-weight-complex="bold"/>
    </style:style>
    <style:style style:name="P140" style:family="paragraph" style:parent-style-name="Text_20_body" style:list-style-name="L12">
      <style:text-properties fo:font-weight="bold" officeooo:rsid="012ab5e2" officeooo:paragraph-rsid="013eec16" style:font-weight-asian="bold" style:font-weight-complex="bold"/>
    </style:style>
    <style:style style:name="P141" style:family="paragraph" style:parent-style-name="Text_20_body" style:list-style-name="L12">
      <style:text-properties fo:font-weight="bold" officeooo:rsid="012ab5e2" officeooo:paragraph-rsid="01620cd7" style:font-weight-asian="bold" style:font-weight-complex="bold"/>
    </style:style>
    <style:style style:name="P142" style:family="paragraph" style:parent-style-name="Text_20_body" style:list-style-name="L12">
      <style:text-properties fo:font-weight="bold" officeooo:rsid="012ab5e2" officeooo:paragraph-rsid="0180cf85" style:font-weight-asian="bold" style:font-weight-complex="bold"/>
    </style:style>
    <style:style style:name="P143" style:family="paragraph" style:parent-style-name="Text_20_body" style:list-style-name="L12">
      <style:text-properties fo:font-weight="bold" officeooo:rsid="012ab5e2" officeooo:paragraph-rsid="01a365a8" style:font-weight-asian="bold" style:font-weight-complex="bold"/>
    </style:style>
    <style:style style:name="P144" style:family="paragraph" style:parent-style-name="Text_20_body" style:list-style-name="L12">
      <style:text-properties fo:font-weight="bold" officeooo:rsid="012ab5e2" officeooo:paragraph-rsid="01b1f7c3" style:font-weight-asian="bold" style:font-weight-complex="bold"/>
    </style:style>
    <style:style style:name="P145" style:family="paragraph" style:parent-style-name="Text_20_body" style:list-style-name="L12">
      <style:text-properties fo:font-weight="bold" officeooo:rsid="012ab5e2" officeooo:paragraph-rsid="01dadb95" style:font-weight-asian="bold" style:font-weight-complex="bold"/>
    </style:style>
    <style:style style:name="P146" style:family="paragraph" style:parent-style-name="Text_20_body" style:list-style-name="L12">
      <style:text-properties fo:font-weight="bold" officeooo:rsid="012ab5e2" officeooo:paragraph-rsid="01f89c13" style:font-weight-asian="bold" style:font-weight-complex="bold"/>
    </style:style>
    <style:style style:name="P147" style:family="paragraph" style:parent-style-name="Text_20_body" style:list-style-name="L12">
      <style:text-properties fo:font-weight="bold" officeooo:rsid="012ab5e2" officeooo:paragraph-rsid="02254016" style:font-weight-asian="bold" style:font-weight-complex="bold"/>
    </style:style>
    <style:style style:name="P148" style:family="paragraph" style:parent-style-name="Text_20_body" style:list-style-name="L12">
      <style:text-properties fo:color="#8d281e" fo:font-weight="normal" officeooo:rsid="012c5cb2" officeooo:paragraph-rsid="012c5cb2" style:font-weight-asian="normal" style:font-weight-complex="normal"/>
    </style:style>
    <style:style style:name="P149" style:family="paragraph" style:parent-style-name="Text_20_body" style:list-style-name="L12">
      <style:text-properties fo:color="#8d281e" fo:font-weight="normal" officeooo:rsid="012c5cb2" officeooo:paragraph-rsid="013eec16" style:font-weight-asian="normal" style:font-weight-complex="normal"/>
    </style:style>
    <style:style style:name="P150" style:family="paragraph" style:parent-style-name="Text_20_body" style:list-style-name="L12">
      <style:text-properties fo:color="#8d281e" fo:font-weight="normal" officeooo:rsid="012c5cb2" officeooo:paragraph-rsid="0161b1f0" style:font-weight-asian="normal" style:font-weight-complex="normal"/>
    </style:style>
    <style:style style:name="P151" style:family="paragraph" style:parent-style-name="Text_20_body" style:list-style-name="L12">
      <style:text-properties fo:color="#8d281e" fo:font-weight="normal" officeooo:rsid="0141da74" officeooo:paragraph-rsid="0141da74" style:font-weight-asian="normal" style:font-weight-complex="normal"/>
    </style:style>
    <style:style style:name="P152" style:family="paragraph" style:parent-style-name="Text_20_body" style:list-style-name="L12">
      <style:text-properties fo:color="#8d281e" fo:font-weight="normal" officeooo:rsid="0142f23b" officeooo:paragraph-rsid="0142f23b" style:font-weight-asian="normal" style:font-weight-complex="normal"/>
    </style:style>
    <style:style style:name="P153" style:family="paragraph" style:parent-style-name="Text_20_body" style:list-style-name="L12">
      <style:text-properties fo:color="#8d281e" fo:font-weight="normal" officeooo:rsid="0144abb9" officeooo:paragraph-rsid="0144abb9" style:font-weight-asian="normal" style:font-weight-complex="normal"/>
    </style:style>
    <style:style style:name="P154" style:family="paragraph" style:parent-style-name="Text_20_body" style:list-style-name="L12">
      <style:text-properties fo:color="#8d281e" fo:font-weight="normal" officeooo:rsid="0163f350" officeooo:paragraph-rsid="0163f350" style:font-weight-asian="normal" style:font-weight-complex="normal"/>
    </style:style>
    <style:style style:name="P155" style:family="paragraph" style:parent-style-name="Text_20_body" style:list-style-name="L12">
      <style:text-properties fo:color="#8d281e" fo:font-weight="normal" officeooo:rsid="0163f350" officeooo:paragraph-rsid="0180cf85" style:font-weight-asian="normal" style:font-weight-complex="normal"/>
    </style:style>
    <style:style style:name="P156" style:family="paragraph" style:parent-style-name="Text_20_body" style:list-style-name="L12">
      <style:text-properties fo:color="#8d281e" fo:font-weight="normal" officeooo:rsid="0163f350" officeooo:paragraph-rsid="0184d115" style:font-weight-asian="normal" style:font-weight-complex="normal"/>
    </style:style>
    <style:style style:name="P157" style:family="paragraph" style:parent-style-name="Text_20_body" style:list-style-name="L12">
      <style:text-properties fo:color="#8d281e" fo:font-weight="normal" officeooo:rsid="01651d3a" officeooo:paragraph-rsid="01651d3a" style:font-weight-asian="normal" style:font-weight-complex="normal"/>
    </style:style>
    <style:style style:name="P158" style:family="paragraph" style:parent-style-name="Text_20_body" style:list-style-name="L12">
      <style:text-properties fo:color="#8d281e" fo:font-weight="normal" officeooo:rsid="01651d3a" officeooo:paragraph-rsid="0184d115" style:font-weight-asian="normal" style:font-weight-complex="normal"/>
    </style:style>
    <style:style style:name="P159" style:family="paragraph" style:parent-style-name="Text_20_body" style:list-style-name="L12">
      <style:text-properties fo:color="#8d281e" fo:font-weight="normal" officeooo:rsid="0182391d" officeooo:paragraph-rsid="0182391d" style:font-weight-asian="normal" style:font-weight-complex="normal"/>
    </style:style>
    <style:style style:name="P160" style:family="paragraph" style:parent-style-name="Text_20_body" style:list-style-name="L12">
      <style:text-properties fo:color="#8d281e" fo:font-weight="normal" officeooo:rsid="0182391d" officeooo:paragraph-rsid="01a365a8" style:font-weight-asian="normal" style:font-weight-complex="normal"/>
    </style:style>
    <style:style style:name="P161" style:family="paragraph" style:parent-style-name="Text_20_body" style:list-style-name="L12">
      <style:text-properties fo:color="#8d281e" fo:font-weight="normal" officeooo:rsid="01a7d7e5" officeooo:paragraph-rsid="01a7d7e5" style:font-weight-asian="normal" style:font-weight-complex="normal"/>
    </style:style>
    <style:style style:name="P162" style:family="paragraph" style:parent-style-name="Text_20_body" style:list-style-name="L12">
      <style:text-properties fo:color="#8d281e" fo:font-weight="normal" officeooo:rsid="01abcbf7" officeooo:paragraph-rsid="01abcbf7" style:font-weight-asian="normal" style:font-weight-complex="normal"/>
    </style:style>
    <style:style style:name="P163" style:family="paragraph" style:parent-style-name="Text_20_body" style:list-style-name="L12">
      <style:text-properties fo:color="#8d281e" fo:font-weight="normal" officeooo:rsid="01ae9f80" officeooo:paragraph-rsid="01ae9f80" style:font-weight-asian="normal" style:font-weight-complex="normal"/>
    </style:style>
    <style:style style:name="P164" style:family="paragraph" style:parent-style-name="Text_20_body" style:list-style-name="L12">
      <style:text-properties fo:color="#8d281e" fo:font-weight="normal" officeooo:rsid="01b48ce6" officeooo:paragraph-rsid="01b48ce6" style:font-weight-asian="normal" style:font-weight-complex="normal"/>
    </style:style>
    <style:style style:name="P165" style:family="paragraph" style:parent-style-name="Text_20_body" style:list-style-name="L12">
      <style:text-properties fo:color="#8d281e" fo:font-weight="normal" officeooo:rsid="01b4dbcf" officeooo:paragraph-rsid="01b4dbcf" style:font-weight-asian="normal" style:font-weight-complex="normal"/>
    </style:style>
    <style:style style:name="P166" style:family="paragraph" style:parent-style-name="Text_20_body" style:list-style-name="L12">
      <style:text-properties fo:color="#8d281e" fo:font-weight="normal" officeooo:rsid="01b66120" officeooo:paragraph-rsid="01b66120" style:font-weight-asian="normal" style:font-weight-complex="normal"/>
    </style:style>
    <style:style style:name="P167" style:family="paragraph" style:parent-style-name="Text_20_body" style:list-style-name="L12">
      <style:text-properties fo:color="#8d281e" fo:font-weight="normal" officeooo:rsid="01dc4f79" officeooo:paragraph-rsid="01dc4f79" style:font-weight-asian="normal" style:font-weight-complex="normal"/>
    </style:style>
    <style:style style:name="P168" style:family="paragraph" style:parent-style-name="Text_20_body" style:list-style-name="L12">
      <style:text-properties fo:color="#8d281e" fo:font-weight="normal" officeooo:rsid="01df5447" officeooo:paragraph-rsid="01df5447" style:font-weight-asian="normal" style:font-weight-complex="normal"/>
    </style:style>
    <style:style style:name="P169" style:family="paragraph" style:parent-style-name="Text_20_body" style:list-style-name="L12">
      <style:text-properties fo:color="#8d281e" fo:font-weight="normal" officeooo:rsid="01fa259f" officeooo:paragraph-rsid="01fa259f" style:font-weight-asian="normal" style:font-weight-complex="normal"/>
    </style:style>
    <style:style style:name="P170" style:family="paragraph" style:parent-style-name="Text_20_body" style:list-style-name="L12">
      <style:text-properties fo:color="#8d281e" fo:font-weight="normal" officeooo:rsid="0226fc14" officeooo:paragraph-rsid="0226fc14" style:font-weight-asian="normal" style:font-weight-complex="normal"/>
    </style:style>
    <style:style style:name="P171" style:family="paragraph" style:parent-style-name="Text_20_body" style:list-style-name="L12">
      <style:text-properties fo:color="#8d281e" fo:font-weight="normal" officeooo:rsid="022915af" officeooo:paragraph-rsid="022915af" style:font-weight-asian="normal" style:font-weight-complex="normal"/>
    </style:style>
    <style:style style:name="P172" style:family="paragraph" style:parent-style-name="Text_20_body">
      <style:text-properties fo:color="#8d281e" fo:font-weight="normal" officeooo:rsid="022915af" officeooo:paragraph-rsid="022915af" style:font-weight-asian="normal" style:font-weight-complex="normal"/>
    </style:style>
    <style:style style:name="P173" style:family="paragraph" style:parent-style-name="Text_20_body" style:list-style-name="L10">
      <style:text-properties officeooo:rsid="017731a4" officeooo:paragraph-rsid="017731a4"/>
    </style:style>
    <style:style style:name="P174" style:family="paragraph" style:parent-style-name="Text_20_body" style:list-style-name="L10">
      <style:text-properties officeooo:rsid="0179f19d" officeooo:paragraph-rsid="017d866c"/>
    </style:style>
    <style:style style:name="P175" style:family="paragraph" style:parent-style-name="Text_20_body" style:list-style-name="L10">
      <style:text-properties officeooo:rsid="017e6b4e" officeooo:paragraph-rsid="017e6b4e"/>
    </style:style>
    <style:style style:name="P176" style:family="paragraph" style:parent-style-name="Text_20_body" style:list-style-name="L13">
      <style:text-properties officeooo:paragraph-rsid="018afa52"/>
    </style:style>
    <style:style style:name="P177" style:family="paragraph" style:parent-style-name="Text_20_body" style:list-style-name="L14">
      <style:text-properties officeooo:paragraph-rsid="01e1b2ca"/>
    </style:style>
    <style:style style:name="P178" style:family="paragraph" style:parent-style-name="Text_20_body" style:list-style-name="L14">
      <style:text-properties officeooo:paragraph-rsid="01f1b7d0"/>
    </style:style>
    <style:style style:name="P179" style:family="paragraph" style:parent-style-name="Text_20_body">
      <style:text-properties officeooo:rsid="01f156b4" officeooo:paragraph-rsid="01f1b7d0"/>
    </style:style>
    <style:style style:name="P180" style:family="paragraph" style:parent-style-name="Text_20_body">
      <style:text-properties officeooo:paragraph-rsid="01fcb778"/>
    </style:style>
    <style:style style:name="P181" style:family="paragraph" style:parent-style-name="Text_20_body">
      <style:text-properties officeooo:paragraph-rsid="0205071b"/>
    </style:style>
    <style:style style:name="P182" style:family="paragraph" style:parent-style-name="Text_20_body">
      <style:text-properties officeooo:paragraph-rsid="022ea2d0"/>
    </style:style>
    <style:style style:name="P183" style:family="paragraph" style:parent-style-name="Text_20_body">
      <style:text-properties officeooo:paragraph-rsid="022f8e5d"/>
    </style:style>
    <style:style style:name="P184" style:family="paragraph" style:parent-style-name="Text_20_body">
      <style:text-properties officeooo:paragraph-rsid="02308d21"/>
    </style:style>
    <style:style style:name="P185" style:family="paragraph" style:parent-style-name="Text_20_body">
      <style:text-properties officeooo:paragraph-rsid="02422a65"/>
    </style:style>
    <style:style style:name="P186" style:family="paragraph" style:parent-style-name="Text_20_body">
      <style:text-properties officeooo:paragraph-rsid="02435031"/>
    </style:style>
    <style:style style:name="P187" style:family="paragraph" style:parent-style-name="Text_20_body">
      <style:text-properties officeooo:paragraph-rsid="0243ccae"/>
    </style:style>
    <style:style style:name="P188" style:family="paragraph" style:parent-style-name="Contents_20_Heading">
      <style:paragraph-properties fo:break-before="page"/>
    </style:style>
    <style:style style:name="P189" style:family="paragraph" style:parent-style-name="Heading_20_1">
      <style:text-properties officeooo:rsid="0023aa7c" officeooo:paragraph-rsid="0023aa7c"/>
    </style:style>
    <style:style style:name="P190" style:family="paragraph" style:parent-style-name="Heading_20_1">
      <style:text-properties officeooo:rsid="00348ec2" officeooo:paragraph-rsid="00348ec2"/>
    </style:style>
    <style:style style:name="P191" style:family="paragraph" style:parent-style-name="Heading_20_1" style:list-style-name="">
      <style:text-properties officeooo:rsid="00348ec2" officeooo:paragraph-rsid="00348ec2"/>
    </style:style>
    <style:style style:name="P192" style:family="paragraph" style:parent-style-name="Heading_20_1">
      <style:paragraph-properties fo:break-before="page"/>
      <style:text-properties officeooo:rsid="001ece72" officeooo:paragraph-rsid="001ece72"/>
    </style:style>
    <style:style style:name="P193" style:family="paragraph" style:parent-style-name="Heading_20_1">
      <style:paragraph-properties fo:break-before="page"/>
      <style:text-properties officeooo:rsid="00348ec2" officeooo:paragraph-rsid="00348ec2"/>
    </style:style>
    <style:style style:name="P194" style:family="paragraph" style:parent-style-name="Heading_20_1">
      <style:paragraph-properties fo:break-before="page"/>
      <style:text-properties officeooo:rsid="006d3350" officeooo:paragraph-rsid="006d3350"/>
    </style:style>
    <style:style style:name="P195" style:family="paragraph" style:parent-style-name="Standard" style:list-style-name="L9">
      <style:text-properties officeooo:rsid="00b83fd5" officeooo:paragraph-rsid="00b83fd5"/>
    </style:style>
    <style:style style:name="P196" style:family="paragraph" style:parent-style-name="Standard" style:list-style-name="L9">
      <style:text-properties officeooo:rsid="00b951e6" officeooo:paragraph-rsid="00b951e6"/>
    </style:style>
    <style:style style:name="P197" style:family="paragraph" style:parent-style-name="Standard" style:list-style-name="L9">
      <style:text-properties officeooo:rsid="00ba3cbf" officeooo:paragraph-rsid="00ba3cbf"/>
    </style:style>
    <style:style style:name="P198" style:family="paragraph" style:parent-style-name="Standard" style:list-style-name="L9">
      <style:text-properties officeooo:rsid="00bdf856" officeooo:paragraph-rsid="00bdf856"/>
    </style:style>
    <style:style style:name="P199" style:family="paragraph" style:parent-style-name="Standard" style:list-style-name="L9">
      <style:text-properties officeooo:rsid="00bf9a93" officeooo:paragraph-rsid="00bf9a93"/>
    </style:style>
    <style:style style:name="P200" style:family="paragraph" style:parent-style-name="Standard" style:list-style-name="L11">
      <style:text-properties fo:color="#8d281e"/>
    </style:style>
    <style:style style:name="P201" style:family="paragraph" style:parent-style-name="Standard">
      <style:text-properties officeooo:paragraph-rsid="02254016"/>
    </style:style>
    <style:style style:name="P202" style:family="paragraph" style:parent-style-name="Heading_20_3">
      <style:text-properties officeooo:rsid="00c3b4d1" officeooo:paragraph-rsid="0127e513"/>
    </style:style>
    <style:style style:name="P203" style:family="paragraph" style:parent-style-name="Heading_20_3">
      <style:text-properties officeooo:rsid="013e842e"/>
    </style:style>
    <style:style style:name="P204" style:family="paragraph" style:parent-style-name="Heading_20_3">
      <style:text-properties officeooo:rsid="019d233a" officeooo:paragraph-rsid="019d233a"/>
    </style:style>
    <style:style style:name="P205" style:family="paragraph" style:parent-style-name="Heading_20_3">
      <style:text-properties officeooo:rsid="01a17bba" officeooo:paragraph-rsid="01a17bba"/>
    </style:style>
    <style:style style:name="P206" style:family="paragraph" style:parent-style-name="Heading_20_3">
      <style:text-properties officeooo:rsid="01b1f7c3" officeooo:paragraph-rsid="01b1f7c3"/>
    </style:style>
    <style:style style:name="P207" style:family="paragraph" style:parent-style-name="Heading_20_3">
      <style:text-properties officeooo:rsid="01f89c13" officeooo:paragraph-rsid="01f89c13"/>
    </style:style>
    <style:style style:name="P208" style:family="paragraph" style:parent-style-name="Heading_20_3">
      <style:text-properties officeooo:rsid="0223eb8c" officeooo:paragraph-rsid="0223eb8c"/>
    </style:style>
    <style:style style:name="P209" style:family="paragraph" style:parent-style-name="Heading_20_3">
      <style:text-properties officeooo:rsid="022bd184"/>
    </style:style>
    <style:style style:name="P210" style:family="paragraph" style:parent-style-name="Contents_20_2">
      <style:paragraph-properties>
        <style:tab-stops>
          <style:tab-stop style:position="6.9252in" style:type="right" style:leader-style="dotted" style:leader-text="."/>
        </style:tab-stops>
      </style:paragraph-properties>
    </style:style>
    <style:style style:name="P211" style:family="paragraph" style:parent-style-name="Contents_20_3">
      <style:paragraph-properties>
        <style:tab-stops>
          <style:tab-stop style:position="6.9252in" style:type="right" style:leader-style="dotted" style:leader-text="."/>
        </style:tab-stops>
      </style:paragraph-properties>
    </style:style>
    <style:style style:name="P212" style:family="paragraph" style:parent-style-name="Illustration">
      <style:text-properties officeooo:paragraph-rsid="023a2cf6"/>
    </style:style>
    <style:style style:name="P213" style:family="paragraph" style:parent-style-name="Heading_20_2">
      <style:text-properties officeooo:rsid="001ece72" officeooo:paragraph-rsid="001ece72"/>
    </style:style>
    <style:style style:name="P214" style:family="paragraph" style:parent-style-name="Heading_20_2">
      <style:text-properties officeooo:rsid="00245c22" officeooo:paragraph-rsid="00245c22"/>
    </style:style>
    <style:style style:name="P215" style:family="paragraph" style:parent-style-name="Heading_20_2">
      <style:text-properties officeooo:rsid="002b6558" officeooo:paragraph-rsid="002b6558"/>
    </style:style>
    <style:style style:name="P216" style:family="paragraph" style:parent-style-name="Heading_20_2">
      <style:text-properties officeooo:rsid="00c5a561" officeooo:paragraph-rsid="00c5a561"/>
    </style:style>
    <style:style style:name="P217" style:family="paragraph" style:parent-style-name="Heading_20_2">
      <style:text-properties officeooo:rsid="00332a6a" officeooo:paragraph-rsid="00332a6a"/>
    </style:style>
    <style:style style:name="P218" style:family="paragraph" style:parent-style-name="Heading_20_2">
      <style:text-properties officeooo:rsid="00374663" officeooo:paragraph-rsid="00374663"/>
    </style:style>
    <style:style style:name="P219" style:family="paragraph" style:parent-style-name="Heading_20_2">
      <style:text-properties officeooo:rsid="00447a58" officeooo:paragraph-rsid="00447a58"/>
    </style:style>
    <style:style style:name="P220" style:family="paragraph" style:parent-style-name="Heading_20_2">
      <style:text-properties officeooo:rsid="004fc806" officeooo:paragraph-rsid="004fc806"/>
    </style:style>
    <style:style style:name="P221" style:family="paragraph" style:parent-style-name="Heading_20_2">
      <style:text-properties officeooo:rsid="005cc43e" officeooo:paragraph-rsid="005cc43e"/>
    </style:style>
    <style:style style:name="P222" style:family="paragraph" style:parent-style-name="Heading_20_2">
      <style:text-properties officeooo:rsid="006633a3" officeooo:paragraph-rsid="006633a3"/>
    </style:style>
    <style:style style:name="P223" style:family="paragraph" style:parent-style-name="Heading_20_2">
      <style:text-properties officeooo:rsid="006c776d" officeooo:paragraph-rsid="006c776d"/>
    </style:style>
    <style:style style:name="P224" style:family="paragraph" style:parent-style-name="Heading_20_2">
      <style:text-properties officeooo:rsid="007d7b27" officeooo:paragraph-rsid="007d7b27"/>
    </style:style>
    <style:style style:name="P225" style:family="paragraph" style:parent-style-name="Heading_20_2">
      <style:text-properties officeooo:rsid="0107f6f7" officeooo:paragraph-rsid="0107f6f7"/>
    </style:style>
    <style:style style:name="P226" style:family="paragraph" style:parent-style-name="Heading_20_2">
      <style:text-properties officeooo:rsid="007c0a4a" officeooo:paragraph-rsid="007c0a4a"/>
    </style:style>
    <style:style style:name="P227" style:family="paragraph" style:parent-style-name="Heading_20_2">
      <style:text-properties officeooo:rsid="010b35f7" officeooo:paragraph-rsid="010b35f7"/>
    </style:style>
    <style:style style:name="P228" style:family="paragraph" style:parent-style-name="Heading_20_2">
      <style:text-properties officeooo:rsid="010b35f7" officeooo:paragraph-rsid="013000c8"/>
    </style:style>
    <style:style style:name="P229" style:family="paragraph" style:parent-style-name="Heading_20_2">
      <style:text-properties officeooo:paragraph-rsid="016cbd2e"/>
    </style:style>
    <style:style style:name="P230" style:family="paragraph" style:parent-style-name="Heading_20_2">
      <style:text-properties officeooo:rsid="0185002f" officeooo:paragraph-rsid="0185002f"/>
    </style:style>
    <style:style style:name="P231" style:family="paragraph" style:parent-style-name="Heading_20_2">
      <style:text-properties officeooo:rsid="01bc44ba" officeooo:paragraph-rsid="01bc44ba"/>
    </style:style>
    <style:style style:name="P232" style:family="paragraph" style:parent-style-name="Heading_20_2">
      <style:text-properties officeooo:rsid="01e0ca43" officeooo:paragraph-rsid="01e0ca43"/>
    </style:style>
    <style:style style:name="P233" style:family="paragraph" style:parent-style-name="Heading_20_2">
      <style:text-properties officeooo:rsid="01fcb778" officeooo:paragraph-rsid="01fcb778"/>
    </style:style>
    <style:style style:name="P234" style:family="paragraph" style:parent-style-name="Heading_20_2">
      <style:text-properties officeooo:rsid="0205071b" officeooo:paragraph-rsid="0205071b"/>
    </style:style>
    <style:style style:name="P235" style:family="paragraph" style:parent-style-name="Heading_20_2">
      <style:text-properties officeooo:rsid="022ceef3" officeooo:paragraph-rsid="022ceef3"/>
    </style:style>
    <style:style style:name="P236" style:family="paragraph" style:parent-style-name="Contents_20_1">
      <style:paragraph-properties>
        <style:tab-stops>
          <style:tab-stop style:position="6.9252in" style:type="right" style:leader-style="dotted" style:leader-text="."/>
        </style:tab-stops>
      </style:paragraph-properties>
    </style:style>
    <style:style style:name="P237" style:family="paragraph" style:parent-style-name="Bibliography_20_1">
      <style:paragraph-properties>
        <style:tab-stops/>
      </style:paragraph-properties>
    </style:style>
    <style:style style:name="P238" style:family="paragraph">
      <style:paragraph-properties style:text-autospace="none"/>
    </style:style>
    <style:style style:name="P239" style:family="paragraph">
      <loext:graphic-properties draw:fill="none" draw:fill-color="#ffffff"/>
      <style:paragraph-properties style:text-autospace="none"/>
      <style:text-properties fo:color="#000000" style:font-name="Consolas1" fo:font-size="9.5pt" style:font-name-asian="Consolas1" style:font-size-asian="9.5pt" style:font-name-complex="Consolas1" style:font-size-complex="9.5pt"/>
    </style:style>
    <style:style style:name="P240" style:family="paragraph">
      <loext:graphic-properties draw:fill="none" draw:fill-color="#ffffff"/>
      <style:paragraph-properties style:text-autospace="none"/>
      <style:text-properties fo:color="#0000ff" style:font-name="Consolas1" fo:font-size="9.5pt" style:font-name-asian="Consolas1" style:font-size-asian="9.5pt" style:font-name-complex="Consolas1" style:font-size-complex="9.5pt"/>
    </style:style>
    <style:style style:name="P241" style:family="paragraph">
      <loext:graphic-properties draw:fill="none" draw:fill-color="#ffffff"/>
      <style:text-properties style:font-name="Consolas2" fo:font-size="10pt" style:font-size-asian="10pt" style:font-name-complex="Consolas2" style:font-size-complex="10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fo:font-weight="bold" officeooo:rsid="00c3b4d1" style:font-weight-asian="bold" style:font-weight-complex="bold"/>
    </style:style>
    <style:style style:name="T8" style:family="text">
      <style:text-properties fo:font-weight="bold" officeooo:rsid="010a6c35" style:font-weight-asian="bold" style:font-weight-complex="bold"/>
    </style:style>
    <style:style style:name="T9" style:family="text">
      <style:text-properties fo:font-weight="bold" officeooo:rsid="012a6365" style:font-weight-asian="bold" style:font-weight-complex="bold"/>
    </style:style>
    <style:style style:name="T10" style:family="text">
      <style:text-properties fo:font-weight="bold" officeooo:rsid="02308d21" style:font-weight-asian="bold" style:font-weight-complex="bold"/>
    </style:style>
    <style:style style:name="T11" style:family="text">
      <style:text-properties fo:font-weight="bold" officeooo:rsid="02411bf3" style:font-weight-asian="bold" style:font-weight-complex="bold"/>
    </style:style>
    <style:style style:name="T12" style:family="text">
      <style:text-properties fo:font-weight="bold" officeooo:rsid="02422a65" style:font-weight-asian="bold" style:font-weight-complex="bold"/>
    </style:style>
    <style:style style:name="T13" style:family="text">
      <style:text-properties fo:font-weight="bold" officeooo:rsid="02435031" style:font-weight-asian="bold" style:font-weight-complex="bold"/>
    </style:style>
    <style:style style:name="T14" style:family="text">
      <style:text-properties officeooo:rsid="003cd7d6"/>
    </style:style>
    <style:style style:name="T15" style:family="text">
      <style:text-properties officeooo:rsid="003e1558"/>
    </style:style>
    <style:style style:name="T16" style:family="text">
      <style:text-properties officeooo:rsid="00447a58"/>
    </style:style>
    <style:style style:name="T17" style:family="text">
      <style:text-properties officeooo:rsid="0046d51f"/>
    </style:style>
    <style:style style:name="T18" style:family="text">
      <style:text-properties officeooo:rsid="0048817b"/>
    </style:style>
    <style:style style:name="T19" style:family="text">
      <style:text-properties officeooo:rsid="004fc806"/>
    </style:style>
    <style:style style:name="T20" style:family="text">
      <style:text-properties officeooo:rsid="005121e8"/>
    </style:style>
    <style:style style:name="T21" style:family="text">
      <style:text-properties officeooo:rsid="0052b2c6"/>
    </style:style>
    <style:style style:name="T22" style:family="text">
      <style:text-properties officeooo:rsid="005522be"/>
    </style:style>
    <style:style style:name="T23" style:family="text">
      <style:text-properties officeooo:rsid="0056bb29"/>
    </style:style>
    <style:style style:name="T24" style:family="text">
      <style:text-properties officeooo:rsid="0057f3ce"/>
    </style:style>
    <style:style style:name="T25" style:family="text">
      <style:text-properties officeooo:rsid="005924a4"/>
    </style:style>
    <style:style style:name="T26" style:family="text">
      <style:text-properties officeooo:rsid="005c3998"/>
    </style:style>
    <style:style style:name="T27" style:family="text">
      <style:text-properties fo:font-style="italic" fo:font-weight="bold" officeooo:rsid="005c3998" style:font-style-asian="italic" style:font-weight-asian="bold" style:font-style-complex="italic" style:font-weight-complex="bold"/>
    </style:style>
    <style:style style:name="T28" style:family="text">
      <style:text-properties fo:font-style="italic" fo:font-weight="bold" officeooo:rsid="00720361" style:font-style-asian="italic" style:font-weight-asian="bold" style:font-style-complex="italic" style:font-weight-complex="bold"/>
    </style:style>
    <style:style style:name="T29" style:family="text">
      <style:text-properties officeooo:rsid="005cc43e"/>
    </style:style>
    <style:style style:name="T30" style:family="text">
      <style:text-properties officeooo:rsid="00622398"/>
    </style:style>
    <style:style style:name="T31" style:family="text">
      <style:text-properties officeooo:rsid="0064d44c"/>
    </style:style>
    <style:style style:name="T32" style:family="text">
      <style:text-properties officeooo:rsid="00662e37"/>
    </style:style>
    <style:style style:name="T33" style:family="text">
      <style:text-properties officeooo:rsid="0067845b"/>
    </style:style>
    <style:style style:name="T34" style:family="text">
      <style:text-properties officeooo:rsid="00690e08"/>
    </style:style>
    <style:style style:name="T35" style:family="text">
      <style:text-properties officeooo:rsid="006ab9e3"/>
    </style:style>
    <style:style style:name="T36" style:family="text">
      <style:text-properties fo:color="#000000" style:font-name="Consolas" fo:font-size="9.5pt" fo:background-color="#ffffff" loext:char-shading-value="0" style:font-size-asian="9.5pt"/>
    </style:style>
    <style:style style:name="T37" style:family="text">
      <style:text-properties fo:color="#000000" style:font-name="Consolas" fo:font-size="9.5pt" officeooo:rsid="007252c7" fo:background-color="#ffffff" loext:char-shading-value="0" style:font-size-asian="9.5pt"/>
    </style:style>
    <style:style style:name="T38" style:family="text">
      <style:text-properties fo:color="#0000ff" style:font-name="Consolas" fo:font-size="9.5pt" fo:background-color="#ffffff" loext:char-shading-value="0" style:font-size-asian="9.5pt"/>
    </style:style>
    <style:style style:name="T39" style:family="text">
      <style:text-properties officeooo:rsid="006e333e"/>
    </style:style>
    <style:style style:name="T40" style:family="text">
      <style:text-properties officeooo:rsid="00720361"/>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720361" style:font-style-asian="normal" style:font-weight-asian="normal" style:font-style-complex="normal" style:font-weight-complex="normal"/>
    </style:style>
    <style:style style:name="T43" style:family="text">
      <style:text-properties fo:font-style="normal" fo:font-weight="normal" officeooo:rsid="007252c7" style:font-style-asian="normal" style:font-weight-asian="normal" style:font-style-complex="normal" style:font-weight-complex="normal"/>
    </style:style>
    <style:style style:name="T44" style:family="text">
      <style:text-properties fo:font-style="normal" fo:font-weight="normal" officeooo:rsid="00769992" style:font-style-asian="normal" style:font-weight-asian="normal" style:font-style-complex="normal" style:font-weight-complex="normal"/>
    </style:style>
    <style:style style:name="T45" style:family="text">
      <style:text-properties fo:font-style="normal" fo:font-weight="normal" officeooo:rsid="007700cb" style:font-style-asian="normal" style:font-weight-asian="normal" style:font-style-complex="normal" style:font-weight-complex="normal"/>
    </style:style>
    <style:style style:name="T46" style:family="text">
      <style:text-properties text:display="none"/>
    </style:style>
    <style:style style:name="T47" style:family="text">
      <style:text-properties officeooo:rsid="007b7104"/>
    </style:style>
    <style:style style:name="T48" style:family="text">
      <style:text-properties officeooo:rsid="007eadf9"/>
    </style:style>
    <style:style style:name="T49" style:family="text">
      <style:text-properties officeooo:rsid="00815111"/>
    </style:style>
    <style:style style:name="T50" style:family="text">
      <style:text-properties officeooo:rsid="00827f7f"/>
    </style:style>
    <style:style style:name="T51" style:family="text">
      <style:text-properties officeooo:rsid="00850ee3"/>
    </style:style>
    <style:style style:name="T52" style:family="text">
      <style:text-properties officeooo:rsid="008a45e7"/>
    </style:style>
    <style:style style:name="T53" style:family="text">
      <style:text-properties officeooo:rsid="008c64de"/>
    </style:style>
    <style:style style:name="T54" style:family="text">
      <style:text-properties officeooo:rsid="00949ed1"/>
    </style:style>
    <style:style style:name="T55" style:family="text">
      <style:text-properties officeooo:rsid="00970fc2"/>
    </style:style>
    <style:style style:name="T56" style:family="text">
      <style:text-properties officeooo:rsid="009bfebd"/>
    </style:style>
    <style:style style:name="T57" style:family="text">
      <style:text-properties officeooo:rsid="009e4b60"/>
    </style:style>
    <style:style style:name="T58" style:family="text">
      <style:text-properties officeooo:rsid="00a03636"/>
    </style:style>
    <style:style style:name="T59" style:family="text">
      <style:text-properties officeooo:rsid="00a2151f"/>
    </style:style>
    <style:style style:name="T60" style:family="text">
      <style:text-properties officeooo:rsid="00a34597"/>
    </style:style>
    <style:style style:name="T61" style:family="text">
      <style:text-properties officeooo:rsid="00a5818d"/>
    </style:style>
    <style:style style:name="T62" style:family="text">
      <style:text-properties officeooo:rsid="00b1a88d"/>
    </style:style>
    <style:style style:name="T63" style:family="text">
      <style:text-properties officeooo:rsid="00b2e8f6"/>
    </style:style>
    <style:style style:name="T64" style:family="text">
      <style:text-properties officeooo:rsid="00b4a3fa"/>
    </style:style>
    <style:style style:name="T65" style:family="text">
      <style:text-properties officeooo:rsid="00b83fd5"/>
    </style:style>
    <style:style style:name="T66" style:family="text">
      <style:text-properties officeooo:rsid="00bd18c4"/>
    </style:style>
    <style:style style:name="T67" style:family="text">
      <style:text-properties officeooo:rsid="00c22b07"/>
    </style:style>
    <style:style style:name="T68" style:family="text">
      <style:text-properties officeooo:rsid="00c3b4d1"/>
    </style:style>
    <style:style style:name="T69" style:family="text">
      <style:text-properties officeooo:rsid="00c747d2"/>
    </style:style>
    <style:style style:name="T70" style:family="text">
      <style:text-properties officeooo:rsid="00ca7f6d"/>
    </style:style>
    <style:style style:name="T71" style:family="text">
      <style:text-properties officeooo:rsid="00cb3b19"/>
    </style:style>
    <style:style style:name="T72" style:family="text">
      <style:text-properties officeooo:rsid="00ce2d12"/>
    </style:style>
    <style:style style:name="T73" style:family="text">
      <style:text-properties officeooo:rsid="00d00677"/>
    </style:style>
    <style:style style:name="T74" style:family="text">
      <style:text-properties officeooo:rsid="00d2b237"/>
    </style:style>
    <style:style style:name="T75" style:family="text">
      <style:text-properties officeooo:rsid="00d63f2f"/>
    </style:style>
    <style:style style:name="T76" style:family="text">
      <style:text-properties officeooo:rsid="00d6d503"/>
    </style:style>
    <style:style style:name="T77" style:family="text">
      <style:text-properties officeooo:rsid="00d8fa4d"/>
    </style:style>
    <style:style style:name="T78" style:family="text">
      <style:text-properties fo:font-weight="normal" style:font-weight-asian="normal" style:font-weight-complex="normal"/>
    </style:style>
    <style:style style:name="T79" style:family="text">
      <style:text-properties fo:font-weight="normal" officeooo:rsid="00e97169" style:font-weight-asian="normal" style:font-weight-complex="normal"/>
    </style:style>
    <style:style style:name="T80" style:family="text">
      <style:text-properties fo:font-weight="normal" officeooo:rsid="00e9d3ac" style:font-weight-asian="normal" style:font-weight-complex="normal"/>
    </style:style>
    <style:style style:name="T81" style:family="text">
      <style:text-properties fo:font-weight="normal" officeooo:rsid="00ff70ab" style:font-weight-asian="normal" style:font-weight-complex="normal"/>
    </style:style>
    <style:style style:name="T82" style:family="text">
      <style:text-properties fo:font-weight="normal" officeooo:rsid="01b20366" style:font-weight-asian="normal" style:font-weight-complex="normal"/>
    </style:style>
    <style:style style:name="T83" style:family="text">
      <style:text-properties fo:font-weight="normal" officeooo:rsid="02308d21" style:font-weight-asian="normal" style:font-weight-complex="normal"/>
    </style:style>
    <style:style style:name="T84" style:family="text">
      <style:text-properties fo:font-weight="normal" officeooo:rsid="0232545c" style:font-weight-asian="normal" style:font-weight-complex="normal"/>
    </style:style>
    <style:style style:name="T85" style:family="text">
      <style:text-properties fo:font-weight="normal" officeooo:rsid="02342e28" style:font-weight-asian="normal" style:font-weight-complex="normal"/>
    </style:style>
    <style:style style:name="T86" style:family="text">
      <style:text-properties fo:font-weight="normal" officeooo:rsid="02362733" style:font-weight-asian="normal" style:font-weight-complex="normal"/>
    </style:style>
    <style:style style:name="T87" style:family="text">
      <style:text-properties fo:font-weight="normal" officeooo:rsid="0236718a" style:font-weight-asian="normal" style:font-weight-complex="normal"/>
    </style:style>
    <style:style style:name="T88" style:family="text">
      <style:text-properties fo:font-weight="normal" officeooo:rsid="023841de" style:font-weight-asian="normal" style:font-weight-complex="normal"/>
    </style:style>
    <style:style style:name="T89" style:family="text">
      <style:text-properties fo:font-weight="normal" officeooo:rsid="0238b22b" style:font-weight-asian="normal" style:font-weight-complex="normal"/>
    </style:style>
    <style:style style:name="T90" style:family="text">
      <style:text-properties fo:font-weight="normal" officeooo:rsid="023b7ea9" style:font-weight-asian="normal" style:font-weight-complex="normal"/>
    </style:style>
    <style:style style:name="T91" style:family="text">
      <style:text-properties fo:font-weight="normal" officeooo:rsid="023d7a63" style:font-weight-asian="normal" style:font-weight-complex="normal"/>
    </style:style>
    <style:style style:name="T92" style:family="text">
      <style:text-properties fo:font-weight="normal" officeooo:rsid="023ece46" style:font-weight-asian="normal" style:font-weight-complex="normal"/>
    </style:style>
    <style:style style:name="T93" style:family="text">
      <style:text-properties fo:font-weight="normal" officeooo:rsid="023fe6eb" style:font-weight-asian="normal" style:font-weight-complex="normal"/>
    </style:style>
    <style:style style:name="T94" style:family="text">
      <style:text-properties fo:font-weight="normal" officeooo:rsid="024114ea" style:font-weight-asian="normal" style:font-weight-complex="normal"/>
    </style:style>
    <style:style style:name="T95" style:family="text">
      <style:text-properties fo:font-weight="normal" officeooo:rsid="02416840" style:font-weight-asian="normal" style:font-weight-complex="normal"/>
    </style:style>
    <style:style style:name="T96" style:family="text">
      <style:text-properties fo:font-weight="normal" officeooo:rsid="02422a65" style:font-weight-asian="normal" style:font-weight-complex="normal"/>
    </style:style>
    <style:style style:name="T97" style:family="text">
      <style:text-properties fo:font-weight="normal" officeooo:rsid="0243ccae" style:font-weight-asian="normal" style:font-weight-complex="normal"/>
    </style:style>
    <style:style style:name="T98" style:family="text">
      <style:text-properties fo:font-weight="normal" officeooo:rsid="024445a0" style:font-weight-asian="normal" style:font-weight-complex="normal"/>
    </style:style>
    <style:style style:name="T99" style:family="text">
      <style:text-properties fo:font-weight="normal" officeooo:rsid="02460fc8" style:font-weight-asian="normal" style:font-weight-complex="normal"/>
    </style:style>
    <style:style style:name="T100" style:family="text">
      <style:text-properties officeooo:rsid="00ebd412"/>
    </style:style>
    <style:style style:name="T101" style:family="text">
      <style:text-properties officeooo:rsid="00ec2dbe"/>
    </style:style>
    <style:style style:name="T102" style:family="text">
      <style:text-properties officeooo:rsid="00f27d5c"/>
    </style:style>
    <style:style style:name="T103" style:family="text">
      <style:text-properties officeooo:rsid="00f404f0"/>
    </style:style>
    <style:style style:name="T104" style:family="text">
      <style:text-properties officeooo:rsid="00fac238"/>
    </style:style>
    <style:style style:name="T105" style:family="text">
      <style:text-properties officeooo:rsid="00fe1963"/>
    </style:style>
    <style:style style:name="T106" style:family="text">
      <style:text-properties officeooo:rsid="00ff70ab"/>
    </style:style>
    <style:style style:name="T107" style:family="text">
      <style:text-properties officeooo:rsid="01007981"/>
    </style:style>
    <style:style style:name="T108" style:family="text">
      <style:text-properties officeooo:rsid="0101d276"/>
    </style:style>
    <style:style style:name="T109" style:family="text">
      <style:text-properties officeooo:rsid="01025d12"/>
    </style:style>
    <style:style style:name="T110" style:family="text">
      <style:text-properties officeooo:rsid="010b35f7"/>
    </style:style>
    <style:style style:name="T111" style:family="text">
      <style:text-properties officeooo:rsid="010d6bbd"/>
    </style:style>
    <style:style style:name="T112" style:family="text">
      <style:text-properties officeooo:rsid="010e7b0f"/>
    </style:style>
    <style:style style:name="T113" style:family="text">
      <style:text-properties officeooo:rsid="01103537"/>
    </style:style>
    <style:style style:name="T114" style:family="text">
      <style:text-properties officeooo:rsid="0114cce6"/>
    </style:style>
    <style:style style:name="T115" style:family="text">
      <style:text-properties officeooo:rsid="01163389"/>
    </style:style>
    <style:style style:name="T116" style:family="text">
      <style:text-properties officeooo:rsid="0118c8e1"/>
    </style:style>
    <style:style style:name="T117" style:family="text">
      <style:text-properties officeooo:rsid="011b4b68"/>
    </style:style>
    <style:style style:name="T118" style:family="text">
      <style:text-properties officeooo:rsid="011ee868"/>
    </style:style>
    <style:style style:name="T119" style:family="text">
      <style:text-properties officeooo:rsid="0121058d"/>
    </style:style>
    <style:style style:name="T120" style:family="text">
      <style:text-properties officeooo:rsid="01214548"/>
    </style:style>
    <style:style style:name="T121" style:family="text">
      <style:text-properties officeooo:rsid="0124422b"/>
    </style:style>
    <style:style style:name="T122" style:family="text">
      <style:text-properties officeooo:rsid="0124593a"/>
    </style:style>
    <style:style style:name="T123" style:family="text">
      <style:text-properties officeooo:rsid="01259845"/>
    </style:style>
    <style:style style:name="T124" style:family="text">
      <style:text-properties officeooo:rsid="01268318"/>
    </style:style>
    <style:style style:name="T125" style:family="text">
      <style:text-properties officeooo:rsid="012ab5e2"/>
    </style:style>
    <style:style style:name="T126" style:family="text">
      <style:text-properties officeooo:rsid="012c5cb2"/>
    </style:style>
    <style:style style:name="T127" style:family="text">
      <style:text-properties officeooo:rsid="013000c8"/>
    </style:style>
    <style:style style:name="T128" style:family="text">
      <style:text-properties officeooo:rsid="01306bcd"/>
    </style:style>
    <style:style style:name="T129" style:family="text">
      <style:text-properties officeooo:rsid="013215dd"/>
    </style:style>
    <style:style style:name="T130" style:family="text">
      <style:text-properties officeooo:rsid="01333316"/>
    </style:style>
    <style:style style:name="T131" style:family="text">
      <style:text-properties officeooo:rsid="0133f631"/>
    </style:style>
    <style:style style:name="T132" style:family="text">
      <style:text-properties officeooo:rsid="0135cbf8"/>
    </style:style>
    <style:style style:name="T133" style:family="text">
      <style:text-properties officeooo:rsid="013649ae"/>
    </style:style>
    <style:style style:name="T134" style:family="text">
      <style:text-properties officeooo:rsid="013978ef"/>
    </style:style>
    <style:style style:name="T135" style:family="text">
      <style:text-properties officeooo:rsid="013a87dd"/>
    </style:style>
    <style:style style:name="T136" style:family="text">
      <style:text-properties officeooo:rsid="013c5a3c"/>
    </style:style>
    <style:style style:name="T137" style:family="text">
      <style:text-properties officeooo:rsid="013d48fa"/>
    </style:style>
    <style:style style:name="T138" style:family="text">
      <style:text-properties officeooo:rsid="013d5b4a"/>
    </style:style>
    <style:style style:name="T139" style:family="text">
      <style:text-properties officeooo:rsid="013e842e"/>
    </style:style>
    <style:style style:name="T140" style:family="text">
      <style:text-properties officeooo:rsid="0140d2ab"/>
    </style:style>
    <style:style style:name="T141" style:family="text">
      <style:text-properties officeooo:rsid="0144abb9"/>
    </style:style>
    <style:style style:name="T142" style:family="text">
      <style:text-properties officeooo:rsid="01465f6b"/>
    </style:style>
    <style:style style:name="T143" style:family="text">
      <style:text-properties officeooo:rsid="014a4549"/>
    </style:style>
    <style:style style:name="T144" style:family="text">
      <style:text-properties officeooo:rsid="014ba598"/>
    </style:style>
    <style:style style:name="T145" style:family="text">
      <style:text-properties officeooo:rsid="015024c0"/>
    </style:style>
    <style:style style:name="T146" style:family="text">
      <style:text-properties officeooo:rsid="01520f1b"/>
    </style:style>
    <style:style style:name="T147" style:family="text">
      <style:text-properties officeooo:rsid="0152ed12"/>
    </style:style>
    <style:style style:name="T148" style:family="text">
      <style:text-properties officeooo:rsid="01543bf6"/>
    </style:style>
    <style:style style:name="T149" style:family="text">
      <style:text-properties officeooo:rsid="0155f28b"/>
    </style:style>
    <style:style style:name="T150" style:family="text">
      <style:text-properties officeooo:rsid="015782d0"/>
    </style:style>
    <style:style style:name="T151" style:family="text">
      <style:text-properties officeooo:rsid="015b6fdf"/>
    </style:style>
    <style:style style:name="T152" style:family="text">
      <style:text-properties officeooo:rsid="015bde33"/>
    </style:style>
    <style:style style:name="T153" style:family="text">
      <style:text-properties officeooo:rsid="015d8d3c"/>
    </style:style>
    <style:style style:name="T154" style:family="text">
      <style:text-properties officeooo:rsid="01622aca"/>
    </style:style>
    <style:style style:name="T155" style:family="text">
      <style:text-properties officeooo:rsid="01651d3a"/>
    </style:style>
    <style:style style:name="T156" style:family="text">
      <style:text-properties officeooo:rsid="016cbd2e"/>
    </style:style>
    <style:style style:name="T157" style:family="text">
      <style:text-properties officeooo:rsid="016cd00d"/>
    </style:style>
    <style:style style:name="T158" style:family="text">
      <style:text-properties officeooo:rsid="016d642c"/>
    </style:style>
    <style:style style:name="T159" style:family="text">
      <style:text-properties officeooo:rsid="016da5fb"/>
    </style:style>
    <style:style style:name="T160" style:family="text">
      <style:text-properties officeooo:rsid="016dbdac"/>
    </style:style>
    <style:style style:name="T161" style:family="text">
      <style:text-properties officeooo:rsid="016eee52"/>
    </style:style>
    <style:style style:name="T162" style:family="text">
      <style:text-properties officeooo:rsid="01704bf4"/>
    </style:style>
    <style:style style:name="T163" style:family="text">
      <style:text-properties officeooo:rsid="0171f355"/>
    </style:style>
    <style:style style:name="T164" style:family="text">
      <style:text-properties officeooo:rsid="0174af49"/>
    </style:style>
    <style:style style:name="T165" style:family="text">
      <style:text-properties officeooo:rsid="0179188f"/>
    </style:style>
    <style:style style:name="T166" style:family="text">
      <style:text-properties officeooo:rsid="017d866c"/>
    </style:style>
    <style:style style:name="T167" style:family="text">
      <style:text-properties officeooo:rsid="017e2796"/>
    </style:style>
    <style:style style:name="T168" style:family="text">
      <style:text-properties officeooo:rsid="017fa1f5"/>
    </style:style>
    <style:style style:name="T169" style:family="text">
      <style:text-properties officeooo:rsid="0183bb40"/>
    </style:style>
    <style:style style:name="T170" style:family="text">
      <style:text-properties officeooo:rsid="018a3198"/>
    </style:style>
    <style:style style:name="T171" style:family="text">
      <style:text-properties officeooo:rsid="018afa52"/>
    </style:style>
    <style:style style:name="T172" style:family="text">
      <style:text-properties officeooo:rsid="018c4a88"/>
    </style:style>
    <style:style style:name="T173" style:family="text">
      <style:text-properties officeooo:rsid="01902cab"/>
    </style:style>
    <style:style style:name="T174" style:family="text">
      <style:text-properties officeooo:rsid="01912cef"/>
    </style:style>
    <style:style style:name="T175" style:family="text">
      <style:text-properties officeooo:rsid="01946689"/>
    </style:style>
    <style:style style:name="T176" style:family="text">
      <style:text-properties officeooo:rsid="01960c78"/>
    </style:style>
    <style:style style:name="T177" style:family="text">
      <style:text-properties officeooo:rsid="019722bc"/>
    </style:style>
    <style:style style:name="T178" style:family="text">
      <style:text-properties officeooo:rsid="01995d5e"/>
    </style:style>
    <style:style style:name="T179" style:family="text">
      <style:text-properties officeooo:rsid="019d233a"/>
    </style:style>
    <style:style style:name="T180" style:family="text">
      <style:text-properties officeooo:rsid="019ecbb7"/>
    </style:style>
    <style:style style:name="T181" style:family="text">
      <style:text-properties officeooo:rsid="019f5b35"/>
    </style:style>
    <style:style style:name="T182" style:family="text">
      <style:text-properties officeooo:rsid="01a638ea"/>
    </style:style>
    <style:style style:name="T183" style:family="text">
      <style:text-properties officeooo:rsid="01a8020d"/>
    </style:style>
    <style:style style:name="T184" style:family="text">
      <style:text-properties officeooo:rsid="01ac16f2"/>
    </style:style>
    <style:style style:name="T185" style:family="text">
      <style:text-properties officeooo:rsid="01ae9f80"/>
    </style:style>
    <style:style style:name="T186" style:family="text">
      <style:text-properties officeooo:rsid="01afd406"/>
    </style:style>
    <style:style style:name="T187" style:family="text">
      <style:text-properties officeooo:rsid="01b48ce6"/>
    </style:style>
    <style:style style:name="T188" style:family="text">
      <style:text-properties officeooo:rsid="01b59ee1"/>
    </style:style>
    <style:style style:name="T189" style:family="text">
      <style:text-properties officeooo:rsid="01b7274b"/>
    </style:style>
    <style:style style:name="T190" style:family="text">
      <style:text-properties officeooo:rsid="01b8722e"/>
    </style:style>
    <style:style style:name="T191" style:family="text">
      <style:text-properties officeooo:rsid="01bc45bb"/>
    </style:style>
    <style:style style:name="T192" style:family="text">
      <style:text-properties officeooo:rsid="01be1e43"/>
    </style:style>
    <style:style style:name="T193" style:family="text">
      <style:text-properties officeooo:rsid="01c79c28"/>
    </style:style>
    <style:style style:name="T194" style:family="text">
      <style:text-properties style:text-underline-style="solid" style:text-underline-width="auto" style:text-underline-color="font-color"/>
    </style:style>
    <style:style style:name="T195" style:family="text">
      <style:text-properties officeooo:rsid="01ca1a9d"/>
    </style:style>
    <style:style style:name="T196" style:family="text">
      <style:text-properties officeooo:rsid="01ca4579"/>
    </style:style>
    <style:style style:name="T197" style:family="text">
      <style:text-properties officeooo:rsid="01caead4"/>
    </style:style>
    <style:style style:name="T198" style:family="text">
      <style:text-properties officeooo:rsid="01d096df"/>
    </style:style>
    <style:style style:name="T199" style:family="text">
      <style:text-properties officeooo:rsid="01d155f1"/>
    </style:style>
    <style:style style:name="T200" style:family="text">
      <style:text-properties officeooo:rsid="01d2156f"/>
    </style:style>
    <style:style style:name="T201" style:family="text">
      <style:text-properties officeooo:rsid="01d4a9b5"/>
    </style:style>
    <style:style style:name="T202" style:family="text">
      <style:text-properties officeooo:rsid="01d54113"/>
    </style:style>
    <style:style style:name="T203" style:family="text">
      <style:text-properties officeooo:rsid="01d96be1"/>
    </style:style>
    <style:style style:name="T204" style:family="text">
      <style:text-properties officeooo:rsid="01e06da0"/>
    </style:style>
    <style:style style:name="T205" style:family="text">
      <style:text-properties officeooo:rsid="01e10f46"/>
    </style:style>
    <style:style style:name="T206" style:family="text">
      <style:text-properties officeooo:rsid="01e48853"/>
    </style:style>
    <style:style style:name="T207" style:family="text">
      <style:text-properties officeooo:rsid="01e626bf"/>
    </style:style>
    <style:style style:name="T208" style:family="text">
      <style:text-properties officeooo:rsid="01e7fc69"/>
    </style:style>
    <style:style style:name="T209" style:family="text">
      <style:text-properties officeooo:rsid="01e89783"/>
    </style:style>
    <style:style style:name="T210" style:family="text">
      <style:text-properties officeooo:rsid="01eab13c"/>
    </style:style>
    <style:style style:name="T211" style:family="text">
      <style:text-properties officeooo:rsid="01eb2624"/>
    </style:style>
    <style:style style:name="T212" style:family="text">
      <style:text-properties officeooo:rsid="01ed026a"/>
    </style:style>
    <style:style style:name="T213" style:family="text">
      <style:text-properties officeooo:rsid="01edecf4"/>
    </style:style>
    <style:style style:name="T214" style:family="text">
      <style:text-properties officeooo:rsid="01efc649"/>
    </style:style>
    <style:style style:name="T215" style:family="text">
      <style:text-properties officeooo:rsid="01efd6fd"/>
    </style:style>
    <style:style style:name="T216" style:family="text">
      <style:text-properties officeooo:rsid="01f156b4"/>
    </style:style>
    <style:style style:name="T217" style:family="text">
      <style:text-properties officeooo:rsid="01f33dc0"/>
    </style:style>
    <style:style style:name="T218" style:family="text">
      <style:text-properties officeooo:rsid="01f7c76e"/>
    </style:style>
    <style:style style:name="T219" style:family="text">
      <style:text-properties officeooo:rsid="01fa741f"/>
    </style:style>
    <style:style style:name="T220" style:family="text">
      <style:text-properties officeooo:rsid="01fb9ea3"/>
    </style:style>
    <style:style style:name="T221" style:family="text">
      <style:text-properties officeooo:rsid="01fe6ad1"/>
    </style:style>
    <style:style style:name="T222" style:family="text">
      <style:text-properties officeooo:rsid="01ff737c"/>
    </style:style>
    <style:style style:name="T223" style:family="text">
      <style:text-properties officeooo:rsid="01ff99eb"/>
    </style:style>
    <style:style style:name="T224" style:family="text">
      <style:text-properties officeooo:rsid="02014ff6"/>
    </style:style>
    <style:style style:name="T225" style:family="text">
      <style:text-properties officeooo:rsid="0205071b"/>
    </style:style>
    <style:style style:name="T226" style:family="text">
      <style:text-properties officeooo:rsid="02068434"/>
    </style:style>
    <style:style style:name="T227" style:family="text">
      <style:text-properties officeooo:rsid="0208f499"/>
    </style:style>
    <style:style style:name="T228" style:family="text">
      <style:text-properties officeooo:rsid="020e432b"/>
    </style:style>
    <style:style style:name="T229" style:family="text">
      <style:text-properties officeooo:rsid="020f9d20"/>
    </style:style>
    <style:style style:name="T230" style:family="text">
      <style:text-properties officeooo:rsid="0211f3c8"/>
    </style:style>
    <style:style style:name="T231" style:family="text">
      <style:text-properties officeooo:rsid="02134203"/>
    </style:style>
    <style:style style:name="T232" style:family="text">
      <style:text-properties officeooo:rsid="02146714"/>
    </style:style>
    <style:style style:name="T233" style:family="text">
      <style:text-properties officeooo:rsid="02153849"/>
    </style:style>
    <style:style style:name="T234" style:family="text">
      <style:text-properties officeooo:rsid="0217039a"/>
    </style:style>
    <style:style style:name="T235" style:family="text">
      <style:text-properties officeooo:rsid="0217e4bc"/>
    </style:style>
    <style:style style:name="T236" style:family="text">
      <style:text-properties officeooo:rsid="0218df00"/>
    </style:style>
    <style:style style:name="T237" style:family="text">
      <style:text-properties officeooo:rsid="021a7147"/>
    </style:style>
    <style:style style:name="T238" style:family="text">
      <style:text-properties officeooo:rsid="021b97f2"/>
    </style:style>
    <style:style style:name="T239" style:family="text">
      <style:text-properties officeooo:rsid="021c9bd7"/>
    </style:style>
    <style:style style:name="T240" style:family="text">
      <style:text-properties officeooo:rsid="021e9856"/>
    </style:style>
    <style:style style:name="T241" style:family="text">
      <style:text-properties officeooo:rsid="021f3fad"/>
    </style:style>
    <style:style style:name="T242" style:family="text">
      <style:text-properties officeooo:rsid="022056ae"/>
    </style:style>
    <style:style style:name="T243" style:family="text">
      <style:text-properties officeooo:rsid="02210559"/>
    </style:style>
    <style:style style:name="T244" style:family="text">
      <style:text-properties officeooo:rsid="0222a409"/>
    </style:style>
    <style:style style:name="T245" style:family="text">
      <style:text-properties officeooo:rsid="02254016"/>
    </style:style>
    <style:style style:name="T246" style:family="text">
      <style:text-properties officeooo:rsid="022ad74d"/>
    </style:style>
    <style:style style:name="T247" style:family="text">
      <style:text-properties officeooo:rsid="022b41f1"/>
    </style:style>
    <style:style style:name="T248" style:family="text">
      <style:text-properties officeooo:rsid="022ceef3"/>
    </style:style>
    <style:style style:name="T249" style:family="text">
      <style:text-properties officeooo:rsid="022f312b"/>
    </style:style>
    <style:style style:name="T250" style:family="text">
      <style:text-properties officeooo:rsid="022f8e5d"/>
    </style:style>
    <style:style style:name="T251" style:family="text">
      <style:text-properties officeooo:rsid="02308d21"/>
    </style:style>
    <style:style style:name="T252" style:family="text">
      <style:text-properties officeooo:rsid="023a2cf6"/>
    </style:style>
    <style:style style:name="T253" style:family="text">
      <style:text-properties fo:color="#000000" style:font-name="Consolas1" fo:font-size="9.5pt" style:font-name-asian="Consolas1" style:font-size-asian="9.5pt" style:font-name-complex="Consolas1" style:font-size-complex="9.5pt"/>
    </style:style>
    <style:style style:name="T254" style:family="text">
      <style:text-properties fo:color="#0000ff" style:font-name="Consolas1" fo:font-size="9.5pt" style:font-name-asian="Consolas1" style:font-size-asian="9.5pt" style:font-name-complex="Consolas1" style:font-size-complex="9.5pt"/>
    </style:style>
    <style:style style:name="T255" style:family="text">
      <style:text-properties style:font-name="Consolas2" fo:font-size="10pt" style:font-size-asian="10pt" style:font-name-complex="Consolas2"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columns fo:column-count="1" fo:column-gap="0in"/>
      </style:graphic-properties>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UNIVERSITY OF BUCHAREST</text:p>
      <text:p text:style-name="P79">FACULTY OF MATHEMATICS AND INFORMATICS</text:p>
      <text:p text:style-name="P79">DISSERTATION DOMAIN: DISTRIBUTED SYSTEMS</text:p>
      <text:p text:style-name="P79"/>
      <text:p text:style-name="P79"/>
      <text:p text:style-name="P79"/>
      <text:p text:style-name="P79"/>
      <text:p text:style-name="P79"/>
      <text:p text:style-name="P79"/>
      <text:p text:style-name="P79"/>
      <text:p text:style-name="P79"/>
      <text:p text:style-name="P79"/>
      <text:p text:style-name="Title">DISSERTATION WORK</text:p>
      <text:p text:style-name="P77">A Study of Reinforcement Learning for 3D Games</text:p>
      <text:p text:style-name="Text_20_body"/>
      <text:p text:style-name="Text_20_body"/>
      <text:p text:style-name="Text_20_body"/>
      <text:p text:style-name="Text_20_body"/>
      <text:p text:style-name="P78">SCIENTIFIC COORDINATOR</text:p>
      <text:p text:style-name="P78">Păduraru Ionuț Ciprian</text:p>
      <text:p text:style-name="P78">STUDENT</text:p>
      <text:p text:style-name="P78">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9"/>
      <text:p text:style-name="P79">BUCHAREST</text:p>
      <text:p text:style-name="P79">June 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8">Table of Contents</text:p>
          </text:index-title>
          <text:p text:style-name="P236"><text:a xlink:type="simple" xlink:href="#__RefHeading___Toc2708_3374773253" text:style-name="Index_20_Link" text:visited-style-name="Index_20_Link">Introduction<text:tab/>3</text:a></text:p>
          <text:p text:style-name="P210"><text:a xlink:type="simple" xlink:href="#__RefHeading___Toc2710_3374773253" text:style-name="Index_20_Link" text:visited-style-name="Index_20_Link">Motivation<text:tab/>3</text:a></text:p>
          <text:p text:style-name="P210"><text:a xlink:type="simple" xlink:href="#__RefHeading___Toc2712_3374773253" text:style-name="Index_20_Link" text:visited-style-name="Index_20_Link">Definitions and short history<text:tab/>5</text:a></text:p>
          <text:p text:style-name="P236"><text:a xlink:type="simple" xlink:href="#__RefHeading___Toc2715_3374773253" text:style-name="Index_20_Link" text:visited-style-name="Index_20_Link">Used tools<text:tab/>6</text:a></text:p>
          <text:p text:style-name="P210"><text:a xlink:type="simple" xlink:href="#__RefHeading___Toc2717_3374773253" text:style-name="Index_20_Link" text:visited-style-name="Index_20_Link">About Unity<text:tab/>6</text:a></text:p>
          <text:p text:style-name="P210"><text:a xlink:type="simple" xlink:href="#__RefHeading___Toc2751_3374773253" text:style-name="Index_20_Link" text:visited-style-name="Index_20_Link">About machine learning<text:tab/>7</text:a></text:p>
          <text:p text:style-name="P210"><text:a xlink:type="simple" xlink:href="#__RefHeading___Toc2753_3374773253" text:style-name="Index_20_Link" text:visited-style-name="Index_20_Link">About ML-Agents<text:tab/>7</text:a></text:p>
          <text:p text:style-name="P210"><text:a xlink:type="simple" xlink:href="#__RefHeading___Toc1069_2406088243" text:style-name="Index_20_Link" text:visited-style-name="Index_20_Link">About TensorFlow<text:tab/>8</text:a></text:p>
          <text:p text:style-name="P210"><text:a xlink:type="simple" xlink:href="#__RefHeading___Toc2806_3374773253" text:style-name="Index_20_Link" text:visited-style-name="Index_20_Link">About GitHub and Git<text:tab/>8</text:a></text:p>
          <text:p text:style-name="P210"><text:a xlink:type="simple" xlink:href="#__RefHeading___Toc2808_3374773253" text:style-name="Index_20_Link" text:visited-style-name="Index_20_Link">Used hardware<text:tab/>9</text:a></text:p>
          <text:p text:style-name="P236"><text:a xlink:type="simple" xlink:href="#__RefHeading___Toc1068_3724124105" text:style-name="Index_20_Link" text:visited-style-name="Index_20_Link">Implementation<text:tab/>9</text:a></text:p>
          <text:p text:style-name="P210"><text:a xlink:type="simple" xlink:href="#__RefHeading___Toc1070_3724124105" text:style-name="Index_20_Link" text:visited-style-name="Index_20_Link">How does the training environment look like?<text:tab/>9</text:a></text:p>
          <text:p text:style-name="P210"><text:a xlink:type="simple" xlink:href="#__RefHeading___Toc1072_3724124105" text:style-name="Index_20_Link" text:visited-style-name="Index_20_Link">How is the main sphere agent controlled?<text:tab/>10</text:a></text:p>
          <text:p text:style-name="P210"><text:a xlink:type="simple" xlink:href="#__RefHeading___Toc1178_3724124105" text:style-name="Index_20_Link" text:visited-style-name="Index_20_Link">What can the machine agent “see” in the environment?<text:tab/>10</text:a></text:p>
          <text:p text:style-name="P210"><text:a xlink:type="simple" xlink:href="#__RefHeading___Toc593_3571800575" text:style-name="Index_20_Link" text:visited-style-name="Index_20_Link">How is the game stage generated?<text:tab/>12</text:a></text:p>
          <text:p text:style-name="P210"><text:a xlink:type="simple" xlink:href="#__RefHeading___Toc595_3571800575" text:style-name="Index_20_Link" text:visited-style-name="Index_20_Link">What rewards are given to the machine agent?<text:tab/>12</text:a></text:p>
          <text:p text:style-name="P210"><text:a xlink:type="simple" xlink:href="#__RefHeading___Toc746_3571800575" text:style-name="Index_20_Link" text:visited-style-name="Index_20_Link">Speeding up the training process<text:tab/>13</text:a></text:p>
          <text:p text:style-name="P210"><text:a xlink:type="simple" xlink:href="#__RefHeading___Toc2709_3571800575" text:style-name="Index_20_Link" text:visited-style-name="Index_20_Link">What are the used training parameters?<text:tab/>14</text:a></text:p>
          <text:p text:style-name="P236"><text:a xlink:type="simple" xlink:href="#__RefHeading___Toc1074_3724124105" text:style-name="Index_20_Link" text:visited-style-name="Index_20_Link">Discovered observations<text:tab/>16</text:a></text:p>
          <text:p text:style-name="P210"><text:a xlink:type="simple" xlink:href="#__RefHeading___Toc1251_4286736385" text:style-name="Index_20_Link" text:visited-style-name="Index_20_Link">Default setting used for training<text:tab/>16</text:a></text:p>
          <text:p text:style-name="P210"><text:a xlink:type="simple" xlink:href="#__RefHeading___Toc2711_3571800575" text:style-name="Index_20_Link" text:visited-style-name="Index_20_Link">Training when using the default settings<text:tab/>17</text:a></text:p>
          <text:p text:style-name="P211"><text:a xlink:type="simple" xlink:href="#__RefHeading___Toc1071_2406088243" text:style-name="Index_20_Link" text:visited-style-name="Index_20_Link"><text:s/>Behavior<text:tab/>17</text:a></text:p>
          <text:p text:style-name="P210"><text:a xlink:type="simple" xlink:href="#__RefHeading___Toc1253_4286736385" text:style-name="Index_20_Link" text:visited-style-name="Index_20_Link">Training when the reward is given only at the end<text:tab/>18</text:a></text:p>
          <text:p text:style-name="P211"><text:a xlink:type="simple" xlink:href="#__RefHeading___Toc1255_4286736385" text:style-name="Index_20_Link" text:visited-style-name="Index_20_Link">Behavior<text:tab/>19</text:a></text:p>
          <text:p text:style-name="P210"><text:a xlink:type="simple" xlink:href="#__RefHeading___Toc1380_426302360" text:style-name="Index_20_Link" text:visited-style-name="Index_20_Link">Training when using 4 hidden layers with 32 units each<text:tab/>19</text:a></text:p>
          <text:p text:style-name="P211"><text:a xlink:type="simple" xlink:href="#__RefHeading___Toc1382_426302360" text:style-name="Index_20_Link" text:visited-style-name="Index_20_Link"><text:s/>Behavior<text:tab/>21</text:a></text:p>
          <text:p text:style-name="P210"><text:a xlink:type="simple" xlink:href="#__RefHeading___Toc1384_426302360" text:style-name="Index_20_Link" text:visited-style-name="Index_20_Link">Training when using 4 hidden layers and more steps<text:tab/>21</text:a></text:p>
          <text:p text:style-name="P211"><text:a xlink:type="simple" xlink:href="#__RefHeading___Toc2280_426302360" text:style-name="Index_20_Link" text:visited-style-name="Index_20_Link"><text:s/>Behavior<text:tab/>23</text:a></text:p>
          <text:p text:style-name="P210"><text:a xlink:type="simple" xlink:href="#__RefHeading___Toc3402_426302360" text:style-name="Index_20_Link" text:visited-style-name="Index_20_Link">Training when separating the mission observation into three values<text:tab/>23</text:a></text:p>
          <text:p text:style-name="P211"><text:a xlink:type="simple" xlink:href="#__RefHeading___Toc3404_426302360" text:style-name="Index_20_Link" text:visited-style-name="Index_20_Link">Behavior<text:tab/>24</text:a></text:p>
          <text:p text:style-name="P211"><text:a xlink:type="simple" xlink:href="#__RefHeading___Toc2963_79113747" text:style-name="Index_20_Link" text:visited-style-name="Index_20_Link">Extending the training time<text:tab/>25</text:a></text:p>
          <text:p text:style-name="P211"><text:a xlink:type="simple" xlink:href="#__RefHeading___Toc2965_79113747" text:style-name="Index_20_Link" text:visited-style-name="Index_20_Link">Behavior after extending training time<text:tab/>26</text:a></text:p>
          <text:p text:style-name="P210"><text:a xlink:type="simple" xlink:href="#__RefHeading___Toc4274_426302360" text:style-name="Index_20_Link" text:visited-style-name="Index_20_Link">Training when using no curiosity and smaller batch_size and buffer_size values<text:tab/>26</text:a></text:p>
          <text:p text:style-name="P211"><text:a xlink:type="simple" xlink:href="#__RefHeading___Toc2967_79113747" text:style-name="Index_20_Link" text:visited-style-name="Index_20_Link">Behavior<text:tab/>27</text:a></text:p>
          <text:p text:style-name="P210"><text:a xlink:type="simple" xlink:href="#__RefHeading___Toc2730_959539418" text:style-name="Index_20_Link" text:visited-style-name="Index_20_Link">Training when using normalization<text:tab/>28</text:a></text:p>
          <text:p text:style-name="P211"><text:a xlink:type="simple" xlink:href="#__RefHeading___Toc2732_959539418" text:style-name="Index_20_Link" text:visited-style-name="Index_20_Link">Behaviour<text:tab/>29</text:a></text:p>
          <text:p text:style-name="P210"><text:a xlink:type="simple" xlink:href="#__RefHeading___Toc2734_959539418" text:style-name="Index_20_Link" text:visited-style-name="Index_20_Link">Training by rewarding only just touching the spheres<text:tab/>30</text:a></text:p>
          <text:p text:style-name="P211"><text:a xlink:type="simple" xlink:href="#__RefHeading___Toc2736_959539418" text:style-name="Index_20_Link" text:visited-style-name="Index_20_Link">Behavior<text:tab/>31</text:a></text:p>
          <text:p text:style-name="P210"><text:a xlink:type="simple" xlink:href="#__RefHeading___Toc3805_1447170999" text:style-name="Index_20_Link" text:visited-style-name="Index_20_Link">Training when only having to push two spheres<text:tab/>32</text:a></text:p>
          <text:p text:style-name="P210"><text:a xlink:type="simple" xlink:href="#__RefHeading___Toc3807_1447170999" text:style-name="Index_20_Link" text:visited-style-name="Index_20_Link">Training when using two stacked vectors<text:tab/>32</text:a></text:p>
          <text:p text:style-name="P211"><text:a xlink:type="simple" xlink:href="#__RefHeading___Toc3809_1447170999" text:style-name="Index_20_Link" text:visited-style-name="Index_20_Link">Behavior<text:tab/>34</text:a></text:p>
          <text:p text:style-name="P236"><text:a xlink:type="simple" xlink:href="#__RefHeading___Toc2713_3571800575" text:style-name="Index_20_Link" text:visited-style-name="Index_20_Link">Bibliography<text:tab/>36</text:a></text:p>
        </text:index-body>
      </text:table-of-content>
      <text:p text:style-name="Standard"/>
      <text:h text:style-name="P192" text:outline-level="1"><text:bookmark-start text:name="__RefHeading___Toc2708_3374773253"/>Introduction<text:bookmark-end text:name="__RefHeading___Toc2708_3374773253"/></text:h>
      <text:h text:style-name="P213" text:outline-level="2"><text:bookmark-start text:name="__RefHeading___Toc2710_3374773253"/>Motivation<text:bookmark-end text:name="__RefHeading___Toc2710_3374773253"/></text:h>
      <text:p text:style-name="P2"><text:tab/><text:span text:style-name="T70">Some of the main hobbies in my life are programming and playing computer games. Since I started to understand the basics of programming, I was wondering how the features in games are being done.</text:span></text:p>
      <text:p text:style-name="P2"><text:tab/><text:span text:style-name="T71">In the days as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71">Back then, that simple strategy was enough to keep players on the edge, but with time, better technology was available, stronger hardware was cheaper, and the demands of the players grew.</text:span></text:p>
      <text:p text:style-name="P2"><text:tab/><text:span text:style-name="T71">The characters in the games slowly became smarter and smarter, they are now interacting with the 3D environment, are actively searching for the player, becoming more and more life-like.</text:span></text:p>
      <text:p text:style-name="P2"><text:tab/><text:span text:style-name="T72">Racing games would have the enemy drivers trying to surpass you, to be faster then you, but it has to do all kinds of calculations. How to get ahead of you, without necessarily colliding with you or the walls, while moving at relatively high speeds.</text:span></text:p>
      <text:p text:style-name="P2"><text:tab/><text:span text:style-name="T73">Real time strategy games such as StarCraft II give the possibility to human players to fight against one or more enemy computer commanders. I personally do not even begin to understand the size and complexity of the code that was written for the enemy to be able to build entire bases and coordinate their troops.</text:span></text:p>
      <text:p text:style-name="P2"><text:tab/><text:span text:style-name="T74">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30"><text:tab/><text:span text:style-name="T75">One thing that I found was how machine learning is used to train AIs that became so good they are surpassing humans.</text:span></text:p>
      <text:p text:style-name="P32"><text:tab/>A simple Google search for the term “ai defeats human” will reveal several interesting websites:</text:p>
      <text:list xml:id="list2328513425" text:style-name="L1">
        <text:list-item>
          <text:p text:style-name="P87"><text:span text:style-name="T5">Google AI defeats human Go champion</text:span><text:span text:style-name="T76"><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76">https://www.bbc.com/news/technology-40042581</text:span></text:a><text:span text:style-name="T76">)</text:span></text:p>
        </text:list-item>
        <text:list-item>
          <text:p text:style-name="P88"><text:span text:style-name="T5">DeepMind AI Beats Professional Human StarCraft II Players</text:span><text:span text:style-name="T77"><text:line-break/>“The Google-owned artificial intelligence lab announced on Thursday that its new "AlphaStar" AI had beaten two of the world's best StarCraft II players.” <text:s/><text:line-break/></text:span><text:soft-page-break/><text:span text:style-name="T77">(2019 January 25, </text:span><text:a xlink:type="simple" xlink:href="https://www.forbes.com/sites/samshead/2019/01/25/deepmind-ai-beats-professional-human-starcraft-ii-players/#32d881077cec" text:style-name="Internet_20_link" text:visited-style-name="Visited_20_Internet_20_Link"><text:span text:style-name="T77">https://www.forbes.com/sites/samshead/2019/01/25/deepmind-ai-beats-professional-human-starcraft-ii-players/#32d881077cec</text:span></text:a><text:span text:style-name="T77">)</text:span></text:p>
        </text:list-item>
        <text:list-item>
          <text:p text:style-name="P89"><text:span text:style-name="T5">AI trained on 3500 years of games finally beats humans at Dota 2<text:line-break/></text:span><text:span text:style-name="T78">“They say 10,000 hours makes an expert, but for video-game playing AIs much more is needed. After playing thousands of years’ worth of the video game Dota 2, artificial intelligence is now able to beat the world’s top amateurs.”<text:line-break/></text:span><text:span text:style-name="T79">(2018 June 25, </text:span><text:a xlink:type="simple" xlink:href="https://www.newscientist.com/article/2172612-ai-trained-on-3500-years-of-games-finally-beats-humans-at-dota-2/" text:style-name="Internet_20_link" text:visited-style-name="Visited_20_Internet_20_Link"><text:span text:style-name="T79">https://www.newscientist.com/article/2172612-ai-trained-on-3500-years-of-games-finally-beats-humans-at-dota-2/</text:span></text:a><text:span text:style-name="T79"> )</text:span></text:p>
        </text:list-item>
      </text:list>
      <text:p text:style-name="P31"><text:span text:style-name="T79"><text:tab/>T</text:span><text:span text:style-name="T78">his has shown me that machine learning is really creating some incredible AIs, so good that even the humans that trained them could not create a better code by hand to beat the respective AIs.</text:span></text:p>
      <text:p text:style-name="P33"><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100">anywhere from</text:span> minutes or days.</text:p>
      <text:p text:style-name="P33"><text:tab/><text:span text:style-name="T101">Here comes ML-Agents, a plugin for Unity that lets developers and hobbyists jump over the difficulty of implementing their own machine learning code and use the best implementations currently available in a popular and powerful machine learning library called TensorFlow.</text:span></text:p>
      <text:p text:style-name="P35"><text:tab/><text:span text:style-name="T102">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6"><text:tab/>After copying and doing the setup for the plugin, I started trying all of the samples.</text:p>
      <text:p text:style-name="P34"><draw:frame draw:style-name="fr1" draw:name="Frame5" text:anchor-type="paragraph" svg:x="5.0071in" svg:y="0.0701in" svg:width="2.05in" draw:z-index="10"><draw:text-box fo:min-height="2.6083in"><text:p text:style-name="Illustration"><draw:frame draw:style-name="fr4" draw:name="Image4" text:anchor-type="as-char" svg:width="2.05in" style:rel-width="100%" svg:height="2.6083in" style:rel-height="scale" draw:z-index="11"><draw:image xlink:href="Pictures/10000201000000F600000139558B645A6512EB53.png" xlink:type="simple" xlink:show="embed" xlink:actuate="onLoad" loext:mime-type="image/png"/></draw:frame><text:span text:style-name="T46"><text:line-break/></text:span>Illustration <text:sequence text:ref-name="refIllustration0" text:name="Illustration" text:formula="ooow:Illustration+1" style:num-format="1">1</text:sequence>: Walker Agent screenshot</text:p></draw:text-box></draw:frame><text:tab/><text:span text:style-name="T103">It contains several environment samples, with already trained machine agents that solve proposed problems more efficiently then I could do by playing the games themselves, or by writing a hard-coded AI to solve the respective problems.</text:span></text:p>
      <text:p text:style-name="P34"><text:tab/><text:span text:style-name="T104">Some of the problems I cannot even begin to imagine how to solve them.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ragdoll to even just simply stay upright. Yet in the sample we can the ragdoll running like crazy cartoon character towards the target. Even though it looks ridiculous, it is still a ragdoll controlled only by it’s joints, running decently fast while balancing itself! </text:span></text:p>
      <text:p text:style-name="P34"><text:tab/><text:span text:style-name="T105">A screenshot of the walker agent can be seen in </text:span><text:span text:style-name="T105"><text:sequence-ref text:reference-format="category-and-value" text:ref-name="refIllustration0">Illustration 1</text:sequence-ref></text:span><text:span text:style-name="T105">.</text:span></text:p>
      <text:p text:style-name="P37"><text:soft-page-break/><text:span text:style-name="T80"><text:tab/></text:span><text:span text:style-name="T81">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106">). I was beginning the grasp the idea how the scene should be organized, and how the scripts should look like. I observed how the training time was pretty slow, until I added the suggested training hyperparameters (batch_size: 10 </text:span>buffer_size: 100<text:span text:style-name="T107">) which indeed has reduced the number of training steps from 300000 to 20000 just like how the guide has said.</text:span></text:p>
      <text:p text:style-name="P37"><text:tab/><text:span text:style-name="T108">I was amazed at the significant change, it was at least 10 times faster!</text:span></text:p>
      <text:p text:style-name="P34"><text:tab/><text:span text:style-name="T109">Slowly, I began adding more complexity to the task, and experimented with the different hyperparameters, the reward system, with how the agent gets information from the environment and so on.</text:span></text:p>
      <text:p text:style-name="P34"><text:tab/><text:span text:style-name="T109">I documented here my findings, in hope people will use it to get a better idea on how the different values affect the training time and the performance of the agents.</text:span></text:p>
      <text:h text:style-name="P213"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text:soft-page-break/>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189" text:outline-level="1"><text:bookmark-start text:name="__RefHeading___Toc2715_3374773253"/>Used tools<text:bookmark-end text:name="__RefHeading___Toc2715_3374773253"/></text:h>
      <text:h text:style-name="P214"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soft-page-break/><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215" text:outline-level="2"><text:bookmark-start text:name="__RefHeading___Toc2751_3374773253"/>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215"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1124950892" text:style-name="L2">
        <text:list-item>
          <text:p text:style-name="P90">Unity environment control from Python</text:p>
        </text:list-item>
        <text:list-item>
          <text:p text:style-name="P90">10+ sample Unity environments</text:p>
        </text:list-item>
        <text:list-item>
          <text:p text:style-name="P90">Support for multiple environment configurations and training scenarios</text:p>
        </text:list-item>
        <text:list-item>
          <text:p text:style-name="P90">Train memory-enhanced agents using deep reinforcement learning</text:p>
        </text:list-item>
        <text:list-item>
          <text:p text:style-name="P90">Easily definable Curriculum Learning scenarios</text:p>
        </text:list-item>
        <text:list-item>
          <text:p text:style-name="P90">Broadcasting of agent behavior for supervised learning</text:p>
        </text:list-item>
        <text:list-item>
          <text:p text:style-name="P90">Built-in support for Imitation Learning</text:p>
        </text:list-item>
        <text:list-item>
          <text:p text:style-name="P90">Flexible agent control with On Demand Decision Making</text:p>
        </text:list-item>
        <text:list-item>
          <text:p text:style-name="P90">Visualizing network outputs within the environment</text:p>
        </text:list-item>
        <text:list-item>
          <text:p text:style-name="P90">Simplified set-up with Docker</text:p>
        </text:list-item>
        <text:list-item>
          <text:p text:style-name="P90"><text:soft-page-break/>Wrap learning environments as a gym</text:p>
        </text:list-item>
      </text:list>
      <text:h text:style-name="P216" text:outline-level="2"><text:bookmark-start text:name="__RefHeading___Toc1069_2406088243"/>About TensorFlow<text:bookmark-end text:name="__RefHeading___Toc1069_2406088243"/></text:h>
      <text:p text:style-name="P29"><text:tab/><text:span text:style-name="T69">In this project, TensorFlow is used indirectly through the ML-Agents plugin.</text:span></text:p>
      <text:p text:style-name="P29"><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28"><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28"><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217"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2784116462" text:style-name="L3">
        <text:list-item>
          <text:p text:style-name="P91"><text:span text:style-name="T5">CPU</text:span> : AMD Ryzen 7 2700X Eight-Core Processor</text:p>
          <text:p text:style-name="P91">8 physical cores, 16 logical cores, no overclocking, base speed 3.70 GHz</text:p>
        </text:list-item>
        <text:list-item>
          <text:p text:style-name="P91"><text:span text:style-name="T5">RAM</text:span> : 16 GB, 2400 MHz</text:p>
        </text:list-item>
        <text:list-item>
          <text:p text:style-name="P91"><text:span text:style-name="T5">GPU</text:span> : NVIDIA Geforce GTX 1080, 8GB</text:p>
        </text:list-item>
        <text:list-item>
          <text:p text:style-name="P91"><text:span text:style-name="T5">SSD #1</text:span> : KINGSTON SV300S37A120G</text:p>
        </text:list-item>
        <text:list-item>
          <text:p text:style-name="P91"><text:span text:style-name="T5">SSD #2</text:span> : Samsung SSD 850 EVO 250GB</text:p>
        </text:list-item>
        <text:list-item>
          <text:p text:style-name="P91"><text:span text:style-name="T5">OS</text:span> : Windows 10 Pro, 64-bit version</text:p>
          <text:p text:style-name="P91"/>
        </text:list-item>
      </text:list>
      <text:p text:style-name="P6"><text:tab/>Second, a Lenovo ideapad 330S laptop:</text:p>
      <text:list xml:id="list2097987647" text:style-name="L4">
        <text:list-item>
          <text:p text:style-name="P92"><text:span text:style-name="T5">CPU</text:span> : Intel® Core(TM) i5-8250U CPU</text:p>
          <text:p text:style-name="P92">4 physical cores, 8 logical cores, no overclocking, base speed 1.80 GHz</text:p>
        </text:list-item>
        <text:list-item>
          <text:p text:style-name="P92"><text:span text:style-name="T5">RAM</text:span> : 8 GB, 2400 MHz</text:p>
        </text:list-item>
        <text:list-item>
          <text:p text:style-name="P92"><text:span text:style-name="T6">SSD</text:span> : SanDisk SD9SB8W512G1101</text:p>
        </text:list-item>
        <text:list-item>
          <text:p text:style-name="P92"><text:span text:style-name="T5">OS</text:span> : Windows 10 Home, 32-bit version<text:tab/></text:p>
        </text:list-item>
      </text:list>
      <text:p text:style-name="P6"/>
      <text:h text:style-name="P190" text:outline-level="1"><text:bookmark-start text:name="__RefHeading___Toc1068_3724124105"/>Implementation<text:bookmark-end text:name="__RefHeading___Toc1068_3724124105"/></text:h>
      <text:h text:style-name="P218" text:outline-level="2"><text:bookmark-start text:name="__RefHeading___Toc1070_3724124105"/>How does the training environment look like?<text:bookmark-end text:name="__RefHeading___Toc1070_3724124105"/></text:h>
      <text:p text:style-name="P7"><draw:frame draw:style-name="fr5" draw:name="Image1" text:anchor-type="paragraph" svg:x="3.7508in" svg:y="0.0547in" svg:width="3.2508in" svg:height="2.7783in" draw:z-index="0"><draw:image xlink:href="Pictures/100002010000027200000217A72528CF39B16F1F.png" xlink:type="simple" xlink:show="embed" xlink:actuate="onLoad" loext:mime-type="image/png"/></draw:frame><text:tab/><text:span text:style-name="T14">In order to keep the environment simple to train, I have decided to create a simple game for the agent to train with.</text:span></text:p>
      <text:p text:style-name="P7"><text:soft-page-break/><text:tab/><text:span text:style-name="T14">The idea of the game for the agent or player is to control the black-and-white checkered sphere and push out of the stage all of the other colored spheres in a certain order.</text:span></text:p>
      <text:p text:style-name="P7"><text:tab/><text:span text:style-name="T14">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15">All of the spheres have the same mass, drag and angular drag. And also all of them are affected by the same gravitational force. They are also the same size, all having a radius of 0,5 units.</text:span></text:p>
      <text:p text:style-name="P7"><text:tab/><text:span text:style-name="T18">The platform that all the spheres are standing on is a very thin cylinder with a radius of 5. From a physics point of view, it is immovable and the spheres cannot pass through it or push it no matter how hard they hit it.</text:span></text:p>
      <text:h text:style-name="P219" text:outline-level="2"><text:bookmark-start text:name="__RefHeading___Toc1072_3724124105"/>How is the main sphere agent controlled?<text:bookmark-end text:name="__RefHeading___Toc1072_3724124105"/></text:h>
      <text:p text:style-name="P8"><draw:frame draw:style-name="fr2" draw:name="Frame1" text:anchor-type="paragraph" svg:x="4.2228in" svg:y="0.0591in" svg:width="2.8339in" draw:z-index="1"><draw:text-box fo:min-height="0.7228in"><text:p text:style-name="Text"><draw:frame text:anchor-type="paragraph" draw:z-index="2" draw:name="Shape1" draw:style-name="gr1" draw:text-style-name="P239" svg:width="2.8335in" svg:height="0.7224in" svg:x="0in" svg:y="0in"><draw:text-box><text:p text:style-name="P238"><text:span text:style-name="T253">Vector3 controlSignal = Vector3.zero;</text:span></text:p><text:p text:style-name="P238"><text:span text:style-name="T253">controlSignal.x = vectorAction[0];</text:span></text:p><text:p text:style-name="P238"><text:span text:style-name="T253">controlSignal.z = vectorAction[1];</text:span></text:p><text:p text:style-name="P238"><text:span text:style-name="T253">rBody.AddForce(controlSignal * speed);</text:span></text:p></draw:text-box></draw:frame>Text <text:sequence text:ref-name="refText0" text:name="Text" text:formula="ooow:Text+1" style:num-format="1">1</text:sequence>: Force applied on the agent sphere</text:p></draw:text-box></draw:frame><text:tab/><text:span text:style-name="T16">The main sphere agent can only be controlled via two possible actions: a force applied on the X axis and a force applied on the Z axis. The code that applies these respective forces look a little like this.</text:span><text:span text:style-name="T16"><text:sequence-ref text:reference-format="value" text:ref-name="refText0">1</text:sequence-ref></text:span></text:p>
      <text:p text:style-name="P10"><text:tab/>The physics <text:span text:style-name="T17">calculations are being handled by the Unity game engine. The force is just applied, and the engine handles the rest.</text:span></text:p>
      <text:p text:style-name="P11"><text:tab/><text:span text:style-name="T26">Those </text:span><text:span text:style-name="T27">vectorAction</text:span><text:span text:style-name="T26"> values that can be seen at Text </text:span><text:span text:style-name="T26"><text:sequence-ref text:reference-format="value" text:ref-name="refText0">1</text:sequence-ref></text:span><text:span text:style-name="T26"><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tab/><text:span text:style-name="T26">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220" text:outline-level="2"><text:bookmark-start text:name="__RefHeading___Toc1178_3724124105"/>What can the machine agent “see” in the environment?<text:bookmark-end text:name="__RefHeading___Toc1178_3724124105"/></text:h>
      <text:p text:style-name="P9"><text:tab/><text:span text:style-name="T19">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9">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soft-page-break/><text:tab/><text:span text:style-name="T20">Surely such a mass of information will help train the best agent, but in order for it to finish training faster, a more limited set of data must be sent.</text:span></text:p>
      <text:p text:style-name="P9"><text:tab/><text:span text:style-name="T21">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22">And all of this information is unconsciously deduced by the human. In order to help the machine agent to learn faster, we shall send all of this distilled information directly to it.</text:span></text:p>
      <text:p text:style-name="P9"><text:tab/><text:span text:style-name="T22">Observations that are sent to machine agent:</text:span></text:p>
      <text:list xml:id="list3920708768" text:style-name="L5">
        <text:list-item>
          <text:p text:style-name="P93">the agents current position on the X and Z axis</text:p>
        </text:list-item>
        <text:list-item>
          <text:p text:style-name="P93">the agents distance from the center of the stage</text:p>
        </text:list-item>
        <text:list-item>
          <text:p text:style-name="P93">the agents velocity on the X and Z axis</text:p>
        </text:list-item>
        <text:list-item>
          <text:p text:style-name="P93">the agents “mission” (a number that symbolizes which of the colored ball should it attempt to knock out)</text:p>
        </text:list-item>
        <text:list-item>
          <text:p text:style-name="P93">the position of the brown sphere relative to the agent on the X and Z axis</text:p>
        </text:list-item>
        <text:list-item>
          <text:p text:style-name="P93">the distance from the brown sphere to the agent</text:p>
        </text:list-item>
        <text:list-item>
          <text:p text:style-name="P93">the brown spheres distance from the center of the stage</text:p>
        </text:list-item>
        <text:list-item>
          <text:p text:style-name="P93">the brown spheres velocity on the X and Z axis</text:p>
        </text:list-item>
        <text:list-item>
          <text:p text:style-name="P93">the position of the <text:span text:style-name="T23">gray</text:span> sphere relative to the agent on the X and Z axis</text:p>
        </text:list-item>
        <text:list-item>
          <text:p text:style-name="P94">the distance from the <text:span text:style-name="T23">gray</text:span> sphere to the agent</text:p>
        </text:list-item>
        <text:list-item>
          <text:p text:style-name="P94">the <text:span text:style-name="T23">gray</text:span> spheres distance from the center of the stage</text:p>
        </text:list-item>
        <text:list-item>
          <text:p text:style-name="P94">the <text:span text:style-name="T23">gray</text:span> spheres velocity on the X and Z axis</text:p>
        </text:list-item>
        <text:list-item>
          <text:p text:style-name="P94">the position of the <text:span text:style-name="T23">gold</text:span> sphere relative to the agent on the X and Z axis</text:p>
        </text:list-item>
        <text:list-item>
          <text:p text:style-name="P94">the distance from the <text:span text:style-name="T23">gold</text:span> sphere to the agent</text:p>
        </text:list-item>
        <text:list-item>
          <text:p text:style-name="P94">the <text:span text:style-name="T23">gold</text:span> spheres distance from the center of the stage</text:p>
        </text:list-item>
        <text:list-item>
          <text:p text:style-name="P94">the <text:span text:style-name="T23">gold</text:span> spheres velocity on the X and Z axis</text:p>
        </text:list-item>
      </text:list>
      <text:p text:style-name="P9"><text:tab/><text:span text:style-name="T24">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24">The information that the spheres have fallen off the stage can be deduced just from the distance observations or from the “current mission” observation.</text:span></text:p>
      <text:p text:style-name="P9"><text:soft-page-break/><text:tab/><text:span text:style-name="T24">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25">There are in total 24 observations sent to the machine agents brain.</text:span></text:p>
      <text:h text:style-name="P221" text:outline-level="2"><draw:frame draw:style-name="fr2" draw:name="Frame2" text:anchor-type="paragraph" svg:x="3.5075in" svg:y="0.5346in" svg:width="3.8965in" draw:z-index="3"><draw:text-box fo:min-height="1.6181in"><text:p text:style-name="Text"><draw:frame text:anchor-type="paragraph" draw:z-index="4" draw:name="Shape2" draw:style-name="gr2" draw:text-style-name="P240" svg:width="3.8961in" svg:height="1.3949in" svg:x="0in" svg:y="0in"><draw:text-box><text:p text:style-name="P238"><text:span text:style-name="T254">do</text:span></text:p><text:p text:style-name="P238"><text:span text:style-name="T253">{</text:span></text:p><text:p text:style-name="P238"><text:span text:style-name="T253"><text:s text:c="3"/></text:span><text:span text:style-name="T253">Vector2 r = Random.insideUnitCircle * arenaRadius;</text:span></text:p><text:p text:style-name="P238"><text:span text:style-name="T253"><text:s text:c="3"/></text:span><text:span text:style-name="T253">targetPosition = </text:span><text:span text:style-name="T254">new</text:span><text:span text:style-name="T253"> Vector3(r.x, spawnHeight,</text:span></text:p><text:p text:style-name="P238"><text:span text:style-name="T253"><text:s text:c="6"/></text:span><text:span text:style-name="T253">r.y);</text:span></text:p><text:p text:style-name="P238"><text:span text:style-name="T253"><text:s text:c="3"/></text:span><text:span text:style-name="T253">distanceToAgent = Vector3.Distance(transform.position, targetPosition);</text:span></text:p><text:p text:style-name="P238"><text:span text:style-name="T253">} </text:span><text:span text:style-name="T254">while</text:span><text:span text:style-name="T253"> (distanceToAgent &lt; 1.1f);</text:span></text:p><text:p text:style-name="P238"><text:span text:style-name="T253">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9">In order for the machine agent to experience as many situations as possible, the target spheres positions are generated randomly in such a way so that they do not overlap. </text:span></text:p>
      <text:p text:style-name="P12"><text:span text:style-name="T29"><text:tab/>Inside Text </text:span><text:span text:style-name="T29"><text:sequence-ref text:reference-format="value" text:ref-name="refText1">2</text:sequence-ref></text:span><text:span text:style-name="T29"><text:s/>there is a snippet of the code that attempts to generate a valid random position for the first target sphere, the brown sphere.</text:span></text:p>
      <text:p text:style-name="P13"><text:tab/><text:span text:style-name="T30">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31">There is ample room on the stage, so it doesn’t take a significant amount of retries in order to generate valid non-overlapping positions.</text:span></text:p>
      <text:p text:style-name="P13"><text:tab/><text:span text:style-name="T32">Another thing to take into consideration is that simply moving the spheres back on the stage is not enough, the physics engine still has data about their velocity and angularVelocity.</text:span></text:p>
      <text:p text:style-name="P13"><text:tab/><text:span text:style-name="T32">Simply moving them back on stage will cause them to keep moving with the same velocity as before, so in order to prevent that, the velocity and angularVelocity of all the target spheres must be set to Vector3.zero. </text:span></text:p>
      <text:h text:style-name="P222" text:outline-level="2"><text:bookmark-start text:name="__RefHeading___Toc595_3571800575"/>What rewards are given to the machine agent?<text:bookmark-end text:name="__RefHeading___Toc595_3571800575"/></text:h>
      <text:p text:style-name="P14"><text:tab/><text:span text:style-name="T33">The reward system is simple and straight forward, every sphere that is successfully knocked of the stage in the correct order will give a reward of 1/3f to the agent. </text:span></text:p>
      <text:p text:style-name="P14"><text:tab/><text:span text:style-name="T33">When all 3 spheres are knocked off, the agent is marked as Done, and Tensorflow will adjust the weights in the neural network in order to encourage the same behavior.</text:span></text:p>
      <text:p text:style-name="P14"><text:soft-page-break/><text:tab/><text:span text:style-name="T33">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34">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34">Another example would be to give weighted rewards for each of the spheres being dropped off, such as: </text:span></text:p>
      <text:list xml:id="list1110166112" text:style-name="L6">
        <text:list-item>
          <text:p text:style-name="P95">knocking out the brown sphere: 1/7 reward</text:p>
        </text:list-item>
        <text:list-item>
          <text:p text:style-name="P95">knocking out the gray sphere: 2/7 reward</text:p>
        </text:list-item>
        <text:list-item>
          <text:p text:style-name="P96">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35">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3057645973" text:style-name="L7">
        <text:list-item>
          <text:p text:style-name="P97">knock out the brown, gray and golden spheres in order: 1 reward</text:p>
        </text:list-item>
      </text:list>
      <text:h text:style-name="P223" text:outline-level="2"><text:bookmark-start text:name="__RefHeading___Toc746_3571800575"/>Speeding up the training process<text:bookmark-end text:name="__RefHeading___Toc746_3571800575"/></text:h>
      <text:p text:style-name="P19"><draw:frame draw:style-name="fr1" draw:name="Frame3" text:anchor-type="paragraph" svg:x="4.3417in" svg:y="0.0898in" svg:width="2.9083in" draw:z-index="5"><draw:text-box fo:min-height="2.1665in"><text:p text:style-name="Illustration"><draw:frame draw:style-name="fr4" draw:name="Image2" text:anchor-type="as-char" svg:width="2.9083in" style:rel-width="100%" svg:height="2.1665in" style:rel-height="scale" draw:z-index="6"><draw:image xlink:href="Pictures/100002010000015D00000104B705DB796373A773.png" xlink:type="simple" xlink:show="embed" xlink:actuate="onLoad" loext:mime-type="image/png"/></draw:frame><text:span text:style-name="T46"><text:line-break/></text:span>Illustration <text:sequence text:ref-name="refIllustration1" text:name="Illustration" text:formula="ooow:Illustration+1" style:num-format="1">2</text:sequence>: Roller Arena Academy Unity settings</text:p></draw:text-box></draw:frame><text:tab/><text:span text:style-name="T39">One way to speed up training is by creating several agents and for each one of them to create an arena to train into. This can be seen to be also applied in several of the example scenes of the ML-Agents plugin and also described in the documentation</text:span><text:span text:style-name="T39"><text:bibliography-mark text:identifier="Making a New Learning Environment" text:bibliography-type="www" text:url="https://github.com/Unity-Technologies/ml-agents/blob/master/docs/Learning-Environment-Create-New.md">[Making a New Learning Environment]</text:bibliography-mark></text:span><text:span text:style-name="T39"> found on the GitHub page for the respective plugin.</text:span></text:p>
      <text:p text:style-name="P19"><text:tab/><text:span text:style-name="T40">The responsibility of generating all of the agents and the arenas where they will train has been given to the </text:span><text:span text:style-name="T28">RollerArenaAcademy </text:span><text:span text:style-name="T42">class, which extends the Academy.</text:span></text:p>
      <text:p text:style-name="P19"><text:span text:style-name="T42"><text:tab/></text:span><text:span text:style-name="T43">Inside of</text:span><text:span text:style-name="T42"> the Initialize</text:span><text:span text:style-name="T43">Academy method, a dynamic amount of arenas are generated.</text:span></text:p>
      <text:p text:style-name="P20"><text:span text:style-name="T41"><text:tab/>The number of generated arenas is set with the help of the Unity Editor </text:span><text:span text:style-name="T44">[Illustration </text:span><text:span text:style-name="T44"><text:sequence-ref text:reference-format="value" text:ref-name="refIllustration1">2</text:sequence-ref></text:span><text:span text:style-name="T44">]</text:span><text:span text:style-name="T41">. The same is also said about the arena themselves, which are just copies instantiated from a prefabricated roller arena game object.</text:span></text:p>
      <text:p text:style-name="P21"><text:span text:style-name="T41"><text:tab/></text:span><text:span text:style-name="T45">The code that handles the creation of the arenas is</text:span></text:p>
      <text:p text:style-name="P22"><text:soft-page-break/><text:span text:style-name="T38">public</text:span><text:span text:style-name="T36"> GameObject m_RollerArenaPrefab;<text:line-break/></text:span><text:span text:style-name="T38">public</text:span><text:span text:style-name="T36"> </text:span><text:span text:style-name="T38">int</text:span><text:span text:style-name="T36"> m_NumberOfArenas;<text:line-break/></text:span><text:span text:style-name="T38">public</text:span><text:span text:style-name="T36"> </text:span><text:span text:style-name="T38">override</text:span><text:span text:style-name="T36"> </text:span><text:span text:style-name="T38">void</text:span><text:span text:style-name="T36"> InitializeAcademy()<text:line-break/>{<text:line-break/> <text:s/></text:span><text:span text:style-name="T38">for</text:span><text:span text:style-name="T36">(</text:span><text:span text:style-name="T38">int</text:span><text:span text:style-name="T36"> i = 0; i &lt; m_NumberOfArenas; i++)<text:line-break/> <text:s/>{<text:line-break/> <text:s text:c="3"/>Instantiate(m_RollerArenaPrefab, </text:span><text:span text:style-name="T38">new</text:span><text:span text:style-name="T36"> Vector3(0, -4*i, 0), Quaternion.identity);<text:line-break/> <text:s/>}<text:line-break/></text:span><text:span text:style-name="T37">}</text:span></text:p>
      <text:p text:style-name="Text_20_body"><text:tab/><text:span text:style-name="T47">At the moment of writing this document, I found that creating 16 arenas is an adequate amount that does not overload my system when training and also leaves enough resource for my PC to do something else also.</text:span></text:p>
      <text:h text:style-name="P224"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48">The ones that are current used by default for training the roller agents are:</text:span></text:p>
      <text:list xml:id="list1126827290" text:style-name="L8">
        <text:list-item>
          <text:p text:style-name="P98">use_curiosity: <text:span text:style-name="T50">true =&gt;</text:span> <text:span text:style-name="T51">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49">Seeing that the Pyramids example inside of the ML-Agents plugin was able to train to competent levels I decided to try this value to see if it affects the training in a positive way.</text:span></text:p>
        </text:list-item>
        <text:list-item>
          <text:p text:style-name="P99">curiosity_strength: 0.01 <text:span text:style-name="T52">=&gt; magnitude of intrinsic reward generated by Intrinsic Curiosity Module</text:span></text:p>
        </text:list-item>
        <text:list-item>
          <text:p text:style-name="P99">curiosity_enc_size: 256 <text:span text:style-name="T52">=&gt; the size of the encoding to use in the forward and inverse models in the Curiosity module</text:span></text:p>
        </text:list-item>
        <text:list-item>
          <text:p text:style-name="P99">summary_freq: 2000 <text:span text:style-name="T50">=&gt; how often, in steps, to save training statistics</text:span></text:p>
        </text:list-item>
        <text:list-item>
          <text:p text:style-name="P99">time_horizon: 128 <text:span text:style-name="T53">=&gt; how many steps of experience to collect per-agent before adding it to the experience buffer</text:span></text:p>
        </text:list-item>
        <text:list-item>
          <text:p text:style-name="P99">batch_size: 128 <text:span text:style-name="T55">=&gt; the number of experiences in each iteration of gradient descent</text:span></text:p>
        </text:list-item>
        <text:list-item>
          <text:p text:style-name="P99">buffer_size: 2048 <text:span text:style-name="T56">=&gt; the number of experiences to collect before updating the policy model</text:span></text:p>
        </text:list-item>
        <text:list-item>
          <text:p text:style-name="P99">hidden_units: 512 <text:span text:style-name="T57">=&gt; the number of units in the hidden layers of the neural network<text:line-break/>In my attempt of making the roller agent able to learn complicated tasks, I have decided to give it a large amount of hidden units.</text:span></text:p>
        </text:list-item>
        <text:list-item>
          <text:p text:style-name="P99">num_layers: 3 <text:span text:style-name="T57">=&gt; the number of hidden layers in the neural network<text:line-break/>Again, I have chosen this number in order to attempt to make the agents learn more complicated problems.</text:span></text:p>
        </text:list-item>
        <text:list-item>
          <text:p text:style-name="P99"><text:soft-page-break/>beta: 1.0e-2 <text:span text:style-name="T58">=&gt; corresponds to the strength of the entropy regularization, which makes the policy "more random."</text:span></text:p>
        </text:list-item>
        <text:list-item>
          <text:p text:style-name="P99">max_steps: 5.0e5 <text:span text:style-name="T59">=&gt; how many steps of simulations are run in total</text:span></text:p>
        </text:list-item>
        <text:list-item>
          <text:p text:style-name="P99">num_epoch: 3 <text:span text:style-name="T60">=&gt; <text:s/>the number of passes through the experience buffer during gradient descent</text:span></text:p>
        </text:list-item>
      </text:list>
      <text:p text:style-name="P24"><text:tab/><text:span text:style-name="T61">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61"><text:bibliography-mark text:identifier="Training with Proximal Policy Optimization" text:bibliography-type="www" text:url="https://github.com/Unity-Technologies/ml-agents/blob/master/docs/Training-PPO.md">[Training with Proximal Policy Optimization]</text:bibliography-mark></text:span><text:span text:style-name="T61"><text:s/></text:span></text:p>
      <text:h text:style-name="P191" text:outline-level="1"/>
      <text:h text:style-name="P193" text:outline-level="1"><text:bookmark-start text:name="__RefHeading___Toc1074_3724124105"/>Discovered observations<text:bookmark-end text:name="__RefHeading___Toc1074_3724124105"/></text:h>
      <text:h text:style-name="P225" text:outline-level="2"><text:bookmark-start text:name="__RefHeading___Toc1251_4286736385"/>Default setting used for training<text:bookmark-end text:name="__RefHeading___Toc1251_4286736385"/></text:h>
      <text:p text:style-name="P43"><text:tab/>Before the observations and differences between them are being described, first there must be a common default set of settings or particularities defined for them.</text:p>
      <text:p text:style-name="P27"><text:tab/><text:span text:style-name="T64">First here is the training hyper-parameters that are being used</text:span></text:p>
      <text:p text:style-name="P81">batch_size: <text:s text:c="4"/>128</text:p>
      <text:p text:style-name="P82">beta: <text:s text:c="2"/>0.01</text:p>
      <text:p text:style-name="P82">buffer_size: <text:s text:c="3"/>2048</text:p>
      <text:p text:style-name="P82">epsilon: <text:s text:c="7"/>0.2</text:p>
      <text:p text:style-name="P82">gamma: <text:s/>0.99</text:p>
      <text:p text:style-name="P82">hidden_units: <text:s text:c="2"/>512</text:p>
      <text:p text:style-name="P82">lambd: <text:s/>0.95</text:p>
      <text:p text:style-name="P82">learning_rate: <text:s/>0.0003</text:p>
      <text:p text:style-name="P82">max_steps: <text:s text:c="5"/>5.0e5</text:p>
      <text:p text:style-name="P82">normalize: <text:s text:c="5"/>False</text:p>
      <text:p text:style-name="P82">num_epoch: <text:s text:c="5"/>3</text:p>
      <text:p text:style-name="P82">num_layers: <text:s text:c="4"/>3</text:p>
      <text:p text:style-name="P82">time_horizon: <text:s text:c="2"/>128</text:p>
      <text:p text:style-name="P82">sequence_length: <text:s text:c="7"/>64</text:p>
      <text:p text:style-name="P82">summary_freq: <text:s text:c="2"/>2000</text:p>
      <text:p text:style-name="P82">use_recurrent: <text:s/>False</text:p>
      <text:p text:style-name="P82">memory_size: <text:s text:c="3"/>256</text:p>
      <text:p text:style-name="P82">use_curiosity: <text:s/>True</text:p>
      <text:p text:style-name="P82">curiosity_strength: <text:s text:c="4"/>0.01</text:p>
      <text:p text:style-name="P82">curiosity_enc_size: <text:s text:c="4"/>256</text:p>
      <text:p text:style-name="P80"><draw:frame draw:style-name="fr5" draw:name="Image3" text:anchor-type="paragraph" svg:x="4.1335in" svg:y="0.0665in" svg:width="2.75in" svg:height="2.2917in" draw:z-index="9"><draw:image xlink:href="Pictures/100002010000014A000001136856485E88D25DCB.png" xlink:type="simple" xlink:show="embed" xlink:actuate="onLoad" loext:mime-type="image/png"/></draw:frame><text:tab/></text:p>
      <text:p text:style-name="P80"><text:tab/><text:span text:style-name="T65">Secondly is to describe the particularities of environment created in Unity</text:span></text:p>
      <text:list xml:id="list1902048178" text:style-name="L9">
        <text:list-item>
          <text:p text:style-name="P195">all of the spheres have the same mass</text:p>
        </text:list-item>
        <text:list-item>
          <text:p text:style-name="P195">the main agent sphere moves by applying a force of 10 multiplied with vector that indicates where it desires to move</text:p>
        </text:list-item>
        <text:list-item>
          <text:p text:style-name="P196">the main agent sphere is given the relative position of all the other target spheres as observation <text:span text:style-name="T66">(not the absolute position in the game world)</text:span></text:p>
        </text:list-item>
        <text:list-item>
          <text:p text:style-name="P197">the “current mission” of the main agent sphere is coded as</text:p>
          <text:list>
            <text:list-item>
              <text:p text:style-name="P197">1 =&gt; push off the brown sphere</text:p>
            </text:list-item>
            <text:list-item>
              <text:p text:style-name="P197">2 =&gt; push off the gray sphere</text:p>
            </text:list-item>
            <text:list-item>
              <text:p text:style-name="P197">3 =&gt; push off the golden sphere</text:p>
            </text:list-item>
          </text:list>
        </text:list-item>
        <text:list-item>
          <text:p text:style-name="P197">failing to push the correct sphere just sets the agent as done and does not impose a negative reward</text:p>
        </text:list-item>
        <text:list-item>
          <text:p text:style-name="P197">the main agent sphere falling of the arena sets the agent as done and does not impose a negative reward</text:p>
        </text:list-item>
        <text:list-item>
          <text:p text:style-name="P197"><text:soft-page-break/>going over the “Max Step” value because the too much time was taken trying to complete the task does not impose a negative reward</text:p>
        </text:list-item>
        <text:list-item>
          <text:p text:style-name="P197">the simple passage of time does not a negative reward</text:p>
        </text:list-item>
        <text:list-item>
          <text:p text:style-name="P198">in this version of the training scenario, there are in total three spheres that have to be pushed off</text:p>
        </text:list-item>
        <text:list-item>
          <text:p text:style-name="P199">rewards are given gradually and proportionally to the number of spheres that have been pushed off</text:p>
          <text:list>
            <text:list-item>
              <text:p text:style-name="P199">1/3 reward for each of the 3 spheres that have been pushed off</text:p>
            </text:list-item>
          </text:list>
          <text:p text:style-name="P199"/>
          <text:p text:style-name="P196"/>
        </text:list-item>
      </text:list>
      <text:h text:style-name="P226" text:outline-level="2"><text:bookmark-start text:name="__RefHeading___Toc2711_3571800575"/>Training when using the default settings<text:bookmark-end text:name="__RefHeading___Toc2711_3571800575"/></text:h>
      <text:p text:style-name="P26"><draw:frame draw:style-name="fr2" draw:name="Frame4" text:anchor-type="paragraph" svg:x="4.6602in" svg:y="0.0118in" svg:width="2.2752in" draw:z-index="7"><draw:text-box fo:min-height="3.5752in"><text:p text:style-name="Caption"><draw:frame text:anchor-type="paragraph" draw:z-index="8" draw:name="Shape3" draw:style-name="gr3" draw:text-style-name="P241" svg:width="2.1705in" svg:height="3.2921in" svg:x="0.052in" svg:y="0in"><draw:text-box><text:p><text:span text:style-name="T255">batch_size: <text:s text:c="4"/>128</text:span><text:span text:style-name="T255"><text:line-break/></text:span><text:span text:style-name="T255">beta: <text:s text:c="2"/>0.01</text:span><text:span text:style-name="T255"><text:line-break/></text:span><text:span text:style-name="T255">buffer_size: <text:s text:c="3"/>2048</text:span><text:span text:style-name="T255"><text:line-break/></text:span><text:span text:style-name="T255">epsilon: <text:s text:c="7"/>0.2</text:span><text:span text:style-name="T255"><text:line-break/></text:span><text:span text:style-name="T255">gamma: <text:s/>0.99</text:span><text:span text:style-name="T255"><text:line-break/></text:span><text:span text:style-name="T255">hidden_units: <text:s text:c="2"/>512</text:span><text:span text:style-name="T255"><text:line-break/></text:span><text:span text:style-name="T255">lambd: <text:s/>0.95</text:span><text:span text:style-name="T255"><text:line-break/></text:span><text:span text:style-name="T255">learning_rate: <text:s/>0.0003</text:span><text:span text:style-name="T255"><text:line-break/></text:span><text:span text:style-name="T255">max_steps: <text:s text:c="5"/>5.0e5</text:span><text:span text:style-name="T255"><text:line-break/></text:span><text:span text:style-name="T255">normalize: <text:s text:c="5"/>False</text:span><text:span text:style-name="T255"><text:line-break/></text:span><text:span text:style-name="T255">num_epoch: <text:s text:c="5"/>3</text:span><text:span text:style-name="T255"><text:line-break/></text:span><text:span text:style-name="T255">num_layers: <text:s text:c="4"/>3</text:span><text:span text:style-name="T255"><text:line-break/></text:span><text:span text:style-name="T255">time_horizon: <text:s text:c="2"/>128</text:span><text:span text:style-name="T255"><text:line-break/></text:span><text:span text:style-name="T255">sequence_length: <text:s text:c="7"/>64</text:span><text:span text:style-name="T255"><text:line-break/></text:span><text:span text:style-name="T255">summary_freq: <text:s text:c="2"/>2000</text:span><text:span text:style-name="T255"><text:line-break/></text:span><text:span text:style-name="T255">use_recurrent: <text:s/>False</text:span><text:span text:style-name="T255"><text:line-break/></text:span><text:span text:style-name="T255">memory_size: <text:s text:c="3"/>256</text:span><text:span text:style-name="T255"><text:line-break/></text:span><text:span text:style-name="T255">use_curiosity: <text:s/>True</text:span><text:span text:style-name="T255"><text:line-break/></text:span><text:span text:style-name="T255">curiosity_strength: <text:s text:c="4"/>0.01</text:span><text:span text:style-name="T255"><text:line-break/></text:span><text:span text:style-name="T255">curiosity_enc_size: <text:s text:c="4"/>256</text:span></text:p></draw:text-box></draw:frame>Default training parameters</text:p></draw:text-box></draw:frame><text:tab/><text:span text:style-name="T54">By using these training parameters, the mean reward slowly raised to these respective values:</text:span></text:p>
      <text:list xml:id="list2973446142" text:style-name="L10">
        <text:list-item>
          <text:p text:style-name="P100">0.124 at step 4000</text:p>
        </text:list-item>
        <text:list-item>
          <text:p text:style-name="P100">0.200 at step 10000</text:p>
        </text:list-item>
        <text:list-item>
          <text:p text:style-name="P102">0.322 at step 26000</text:p>
        </text:list-item>
        <text:list-item>
          <text:p text:style-name="P102">0.410 at step 112000</text:p>
        </text:list-item>
        <text:list-item>
          <text:p text:style-name="P102"><text:span text:style-name="T62">0.510 at step </text:span>258000</text:p>
        </text:list-item>
        <text:list-item>
          <text:p text:style-name="P103">0.610 at step 370000</text:p>
        </text:list-item>
      </text:list>
      <text:p text:style-name="P26"><text:tab/><text:span text:style-name="T63">Only stabilized mean reward values are taken into consideration. There is no need to report reaching a milestone such as for example a mean reward of 0.5 when it is not immediately improving.</text:span></text:p>
      <text:p text:style-name="P26"><text:tab/><text:span text:style-name="T67">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68">Behavior</text:span><text:bookmark-end text:name="__RefHeading___Toc1071_2406088243"/></text:h>
      <text:p text:style-name="Text_20_body"><text:tab/><text:span text:style-name="T7">The agent seems to have </text:span><text:span text:style-name="T8">developed</text:span><text:span text:style-name="T7"> several interesting positive behaviors:</text:span></text:p>
      <text:list xml:id="list3215101466" text:style-name="L11">
        <text:list-item>
          <text:p text:style-name="P104">it is proactively trying to always stay on the arena</text:p>
        </text:list-item>
        <text:list-item>
          <text:p text:style-name="P104">in the vast majority of times it will first chase after the brown sphere to knock it off</text:p>
        </text:list-item>
        <text:list-item>
          <text:p text:style-name="P104">after the first brown sphere is knocked off it will chase after the gray one to also knock it off</text:p>
        </text:list-item>
        <text:list-item>
          <text:p text:style-name="P105">sometimes when attempting to push the brown or gray sphere, it may avoid the gold sphere</text:p>
          <text:p text:style-name="P138">Negative behaviors:</text:p>
        </text:list-item>
        <text:list-item>
          <text:p text:style-name="P200">when chasing the brown sphere, it sometimes moves the gray sphere by accidentally</text:p>
        </text:list-item>
        <text:list-item>
          <text:p text:style-name="P200"><text:soft-page-break/>after successfully knocking off the gray sphere, it just moves around and around the stage, it does not actively search for the gold sphere to knock it off the arena</text:p>
        </text:list-item>
        <text:list-item>
          <text:p text:style-name="P200">sometimes when attempting to push the brown or gray sphere, it may push the gold sphere out the stage too early by mistake</text:p>
        </text:list-item>
      </text:list>
      <text:p text:style-name="P25"><text:tab/></text:p>
      <text:h text:style-name="P227" text:outline-level="2"><text:bookmark-start text:name="__RefHeading___Toc1253_4286736385"/>Training when the reward is given only at the end<text:bookmark-end text:name="__RefHeading___Toc1253_4286736385"/></text:h>
      <text:p text:style-name="P38"><text:tab/><text:span text:style-name="T110">In this training scenario, instead of giving a reward of 1/3 to the agent for every sphere that pushes of correctly, now it will receive only once a reward of 1, only if it is pushes all of the spheres in the correct order.</text:span></text:p>
      <text:p text:style-name="P38"><text:tab/><text:span text:style-name="T111">Because of this, the chances of it ever receiving the reward are very slim when the agent is just learning. It is highly probable that it will just knock the spheres by mistake in the wrong order. But such a strict training scenario might help it discover eventually that the task is fully complete only when pushing all of spheres in the correct order.</text:span></text:p>
      <text:p text:style-name="P38"><text:tab/><text:span text:style-name="T112">In the first 20000 training steps, the mean reward only reached a maximum of 0.002, most of the time it’s just 0.000. </text:span></text:p>
      <text:p text:style-name="P38"><text:tab/><text:span text:style-name="T113">After reaching 40000 training steps, the mean reward reached a maximum of 0.017. It seems that it is starting to discover some sort of pattern or behavior.</text:span></text:p>
      <text:p text:style-name="P38"><text:tab/><text:span text:style-name="T115">At training step 54000, the mean reward reached a value of 0.049. The training is incredibly slow, it seems as if it’s just pure luck.</text:span></text:p>
      <text:p text:style-name="P38"><text:tab/><text:span text:style-name="T114">When reaching training step 80000, it seems as if the mean reward does not increase, rather it decreased over time, now being at a value of 0.018.</text:span></text:p>
      <text:p text:style-name="P38"><text:tab/><text:span text:style-name="T116">At training step 94000, the mean reward has recovered back to 0.052. Maybe that curiosity feature is indeed exploring wider and more random weights for the neural network.</text:span></text:p>
      <text:p text:style-name="P39"><text:tab/><text:span text:style-name="T117">At training step 108000 it has finally reached a mean reward of 0.108. Compared to the default settings, which already had a mean reward of 0.124 at step 4000, it is 27 times slower taking into consideration the progress made so far.</text:span></text:p>
      <text:p text:style-name="P39"><text:tab/><text:span text:style-name="T118">While going to training step 236000, the mean reward value kept growing and shrinking, at worst being a value of 0.057, at best 0.155. Again, the curiosity feature is exploring possible solutions.</text:span></text:p>
      <text:p text:style-name="P40"><text:tab/><text:span text:style-name="T119">At training step 278000, it has finally reached a mean reward value of 0.206, which is still incredibly slow compared to the default settings that reached this value at training step 10000. Thus again making it around 27 times slower.</text:span></text:p>
      <text:p text:style-name="P40"><text:tab/><text:span text:style-name="T120">The trend of rising and lowering mean reward continues to happen. At training step 296000 it reached a mean reward of 0.265, and at 304000 it dropped to 0.194.</text:span></text:p>
      <text:p text:style-name="P40"><text:tab/><text:span text:style-name="T121">At training step 360000, it has reached a mean value of 0.300. It close to reaching a success rate of 33% percent.</text:span></text:p>
      <text:p text:style-name="P40"><text:soft-page-break/><text:tab/><text:span text:style-name="T122">At around training step 450000, it has managed to somewhat stabilize a mean reward value of 0.332. Thus making it able to win the game at 33% of the time.</text:span></text:p>
      <text:p text:style-name="P40"><text:tab/><text:span text:style-name="T123">Finally at the end of the training session, with 500000 steps done, the best mean reward that it has achieved was of 0.404, which is worse the defaults case with 0.610. </text:span></text:p>
      <text:p text:style-name="P40"><text:tab/><text:span text:style-name="T124">Attempting to give a reward only at the end slowed down the training significantly. It might be possible that a much longer training period will make it achieve better performance.</text:span></text:p>
      <text:h text:style-name="P202" text:outline-level="3"><text:bookmark-start text:name="__RefHeading___Toc1255_4286736385"/>Behavior<text:bookmark-end text:name="__RefHeading___Toc1255_4286736385"/></text:h>
      <text:p text:style-name="P41"><text:tab/><text:span text:style-name="T125">In comparison to the default case, this machine agent is moving more carefully. Instead of just flinging around very fast, it seems sometimes it’s slowing down before coming into contact with the spheres.</text:span></text:p>
      <text:p text:style-name="P42"><text:tab/><text:span text:style-name="T9">Po</text:span><text:span text:style-name="T7">sitive behaviors:</text:span></text:p>
      <text:list xml:id="list3926189257" text:style-name="L12">
        <text:list-item>
          <text:p text:style-name="P106"><text:span text:style-name="T68">o</text:span>nce it manages to start pushing a sphere, sometimes it lets it roll a bit, then starts going for another sphere while the previous one has not fallen of the stage yet; <text:span text:style-name="T126">this reduces the total time for all three spheres to fall down</text:span></text:p>
        </text:list-item>
        <text:list-item>
          <text:p text:style-name="P106">it became incredibly good at not falling of the stage</text:p>
        </text:list-item>
        <text:list-item>
          <text:p text:style-name="P106">in comparison to the default case, once it pushed of the first two spheres, it is better at finding the last golden sphere to push it away</text:p>
        </text:list-item>
        <text:list-item>
          <text:p text:style-name="P114">sometimes is seen to avoid pushing other spheres thus avoiding a hard to mitigate billiard effect </text:p>
          <text:p text:style-name="P139">Negative behaviors:</text:p>
        </text:list-item>
        <text:list-item>
          <text:p text:style-name="P148">sometimes the machine agent slams into the golden sphere at the start of a round, thus knocking it out too early</text:p>
        </text:list-item>
        <text:list-item>
          <text:p text:style-name="P148">was observed one time to be too afraid to push a brown sphere because it was incredibly close to the edge <text:span text:style-name="T140">of stage</text:span> and not moving <text:span text:style-name="T140">(the brown sphere had no velocity because it was just spawned)</text:span></text:p>
        </text:list-item>
        <text:list-item>
          <text:p text:style-name="P148">sometimes push off the metallic sphere first because the brown sphere was too close to the golden sphere at the start of the round</text:p>
        </text:list-item>
      </text:list>
      <text:p text:style-name="P44"><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228" text:outline-level="2"><text:bookmark-start text:name="__RefHeading___Toc1380_426302360"/>Training when using 4 hidden layers with 32 units each<text:bookmark-end text:name="__RefHeading___Toc1380_426302360"/></text:h>
      <text:p text:style-name="P46"><text:tab/><text:span text:style-name="T127">In this training session, the number of hidden units will be change from 512 to 32, and the number of hidden layers from 3 to 4. </text:span></text:p>
      <text:p text:style-name="P46"><text:soft-page-break/><text:tab/><text:span text:style-name="T128">Having a smaller number of hidden units in total might make it simpler for TensorFlow to explore relevant weights for the neural network. After all, the proposed problem does not need an incredibly complicated neural network to chase some spheres.</text:span></text:p>
      <text:p text:style-name="P46"><text:tab/><text:span text:style-name="T132">Increasing the number of layers might help it also create some interesting and complex functions.</text:span></text:p>
      <text:p text:style-name="P46"><text:tab/><text:span text:style-name="T130">Let’s not forget that this training scenario still use the default training scenario, the rewards are still cumulative (1/3 for each sphere).</text:span></text:p>
      <text:p text:style-name="P46"><text:tab/><text:span text:style-name="T128">Instead of being 512*3 = 1536 hidden nodes, there are now only 128 hidden nodes.</text:span></text:p>
      <text:p text:style-name="P46"><text:tab/><text:span text:style-name="T129">Already beginning from the training step 4000, the mean reward has become 0.132. This is very similar to the default case.</text:span></text:p>
      <text:p text:style-name="P46"><text:tab/><text:span text:style-name="T131">At training step 12000 it has reached a mean reward of 0.200. It is slightly slower than the default case.</text:span></text:p>
      <text:p text:style-name="P46"><text:tab/><text:span text:style-name="T131">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6"><text:tab/><text:span text:style-name="T131">At 54000 it’s starting to make a breakthrough, the mean reward is 0.363, so that means that some agents are starting to discover how push off the brown sphere and gray sphere in the correct order.</text:span></text:p>
      <text:p text:style-name="P47"><text:tab/><text:span text:style-name="T133">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7"><text:tab/><text:span text:style-name="T134">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7"><text:tab/><text:span text:style-name="T135">Even at training step 360000, the mean reward has not changed by significant amount, only about reaching a value of 0.420.</text:span></text:p>
      <text:p text:style-name="P47"><text:tab/><text:span text:style-name="T136">At around training step 392000, the agent finally starts to grasp what it has to do in order to obtain the next chunk of 1/3 reward, thus approaching the mean reward of around 0.450.</text:span></text:p>
      <text:p text:style-name="P47"><text:tab/><text:span text:style-name="T137">At the end of the training session, the best mean reward had a value of 0.480, and the last mean reward at step 500000 had a value of 0.464.</text:span></text:p>
      <text:p text:style-name="P47"><text:tab/><text:span text:style-name="T138">In comparison with the default training session with a value of 0.610, it performed worse. The cause of why this happened might be because of pure bad luck, as in the possible space of values for the neural network was not explored sufficiently.</text:span></text:p>
      <text:p text:style-name="P47"><text:soft-page-break/><text:tab/><text:span text:style-name="T138">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39">Behavior</text:span><text:bookmark-end text:name="__RefHeading___Toc1382_426302360"/></text:h>
      <text:p text:style-name="P84"><text:tab/>In comparison to the previous test case, where the result was given fully only at the end of a round, this machine agent is moving more chaotically. Most of the time its moving fast in circles, using it’s high velocity to smack out the other spheres.</text:p>
      <text:p text:style-name="P83"><text:tab/><text:span text:style-name="T9">Po</text:span><text:span text:style-name="T7">sitive behaviors:</text:span></text:p>
      <text:list xml:id="list233755313215991" text:continue-numbering="true" text:style-name="L12">
        <text:list-item>
          <text:p text:style-name="P115">actively chasing the first brown sphere to push it out</text:p>
        </text:list-item>
        <text:list-item>
          <text:p text:style-name="P107">it became incredibly good at not falling of the stage</text:p>
        </text:list-item>
        <text:list-item>
          <text:p text:style-name="P115">after taking out the brown sphere, it starts it’s chaotic spinning pattern, sometimes kicking out the metallic sphere</text:p>
        </text:list-item>
        <text:list-item>
          <text:p text:style-name="P115">the fact that it’s moving fast helps it finish the task faster in some cases</text:p>
          <text:p text:style-name="P140">Negative behaviors:</text:p>
        </text:list-item>
        <text:list-item>
          <text:p text:style-name="P149">sometimes the machine agent slams into the golden sphere at the start of a round, thus knocking it out too early</text:p>
        </text:list-item>
        <text:list-item>
          <text:p text:style-name="P151">due to the chaotic movement, it sometimes does mistakes at the very beginning of the round, such as knocking out the metallic or golden sphere</text:p>
        </text:list-item>
        <text:list-item>
          <text:p text:style-name="P152">does not actively search for the final golden sphere <text:span text:style-name="T141">after pushing out the metallic sphere</text:span></text:p>
        </text:list-item>
        <text:list-item>
          <text:p text:style-name="P153">does not really seem to take into consideration the velocity of the other spheres</text:p>
        </text:list-item>
      </text:list>
      <text:h text:style-name="Heading_20_2" text:outline-level="2"><text:bookmark-start text:name="__RefHeading___Toc1384_426302360"/>Training when using 4 hidden layers <text:span text:style-name="T142">and more steps</text:span><text:bookmark-end text:name="__RefHeading___Toc1384_426302360"/></text:h>
      <text:p text:style-name="Text_20_body"><text:tab/><text:span text:style-name="T143">From what I saw in the default case, the machine agent was able to reach a mean reward of around 0.600, thus I though, what if I let it train overnight, and also give it more hidden layers.</text:span></text:p>
      <text:p text:style-name="Text_20_body"><text:tab/><text:span text:style-name="T143">Having more hidden layers should help it learn more complex behaviors, and letting it train more time should help it reach better average rewards.</text:span></text:p>
      <text:p text:style-name="Text_20_body"><text:tab/><text:span text:style-name="T144">All the training settings are the same, except that there are now 4 hidden layers, and the max steps value is now set to 5.0e6 (5 million).</text:span></text:p>
      <text:p text:style-name="Text_20_body"><text:tab/><text:span text:style-name="T144">At step 6000, it has already reached a mean reward of over 0.139. This looks good so far, the training started really well.</text:span></text:p>
      <text:p text:style-name="P50"><text:tab/><text:span text:style-name="T144">At step 50000, it was able to stabilize the mean reward to be above 0.300. It took it almost twice as many training steps than the default case, but it is expected for this to happen, taking into consideration the extra hidden layer.</text:span></text:p>
      <text:p text:style-name="P57"><text:tab/>After a long time, it has reached a stable mean reward of at least 0.400, at training step 214000. Again it took twice as many training steps to reach this compared to the default case.</text:p>
      <text:p text:style-name="P50"><text:soft-page-break/><text:tab/><text:span text:style-name="T145">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50"><text:tab/><text:span text:style-name="T145">It dropped all the way down to a mean reward perfect 0.000, at training step 418000. It was as if all progress was lost. I am not completely sure why this happened, but this might be because of the curiosity flag being set to true.</text:span></text:p>
      <text:p text:style-name="P51"><text:tab/><text:span text:style-name="T145">I personally do not fully understand how this feature works, so its best to just quote them;</text:span></text:p>
      <text:p text:style-name="P51"><text:tab/>“encourage agents to explore the environment more effectively when the rewards are infrequent and sparsely distributed. These agents can do this using a reward they give themselves based on how surprised they are about the outcome of their actions” <text:span text:style-name="T145">(taken from </text:span><text:span text:style-name="T145"><text:bibliography-mark text:identifier="Solving sparse-reward tasks with Curiosity" text:bibliography-type="www" text:url="https://blogs.unity3d.com/2018/06/26/solving-sparse-reward-tasks-with-curiosity/">[Solving sparse-reward tasks with Curiosity]</text:bibliography-mark></text:span><text:span text:style-name="T145">)</text:span></text:p>
      <text:p text:style-name="Text_20_body"><text:tab/><text:span text:style-name="T146">So it seems like the agent is more prone to wildly exploring different strategies, giving itself some kind of special reward to continue searching, in hope of receiving a real reward.</text:span></text:p>
      <text:p text:style-name="Text_20_body"><text:tab/><text:span text:style-name="T147">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48">After this long pause of trying and failing for a very long time, the agent seems to start recovering some of it’s progress.</text:span></text:p>
      <text:p text:style-name="P52"><text:tab/><text:span text:style-name="T148">At training step 1216000 it reached a mean reward of 0.105. </text:span></text:p>
      <text:p text:style-name="P58"><text:tab/>At 1286000 it reached 0.200.</text:p>
      <text:p text:style-name="P52"><text:tab/><text:span text:style-name="T148">At 1340000 it got to 0.304.</text:span></text:p>
      <text:p text:style-name="P52"><text:tab/><text:span text:style-name="T149">Its now taking tens of thousands of steps to learn useful strategies.</text:span></text:p>
      <text:p text:style-name="P52"><text:tab/><text:span text:style-name="T149">It managed to stabilize a reward of at least 0.400 after 1538000 steps. The growth was slow, but at least it’s not dropping back to zero.</text:span></text:p>
      <text:p text:style-name="P52"><text:tab/><text:span text:style-name="T150">At training step 1948000, it has managed to stabilize a new best mean reward of at least 0.500. Maybe the new strategy that it was discovered due to the curiosity system might help it after all.</text:span></text:p>
      <text:p text:style-name="P52"><text:tab/><text:span text:style-name="T151">The incredibly slow learning process is still continuing. At training step 3352000, it finally managed to stabilize to at least 0.600. It took at least 1000000 steps of training for just that little increase in performance.</text:span></text:p>
      <text:p text:style-name="P52"><text:tab/><text:span text:style-name="T152">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2"><text:soft-page-break/><text:tab/><text:span text:style-name="T153">It took almost 18 hours, only to reach that meager value.</text:span></text:p>
      <text:h text:style-name="Heading_20_3" text:outline-level="3"><text:bookmark-start text:name="__RefHeading___Toc2280_426302360"/><text:tab/><text:span text:style-name="T139">Behavior</text:span><text:bookmark-end text:name="__RefHeading___Toc2280_426302360"/></text:h>
      <text:p text:style-name="Text_20_body"><text:tab/><text:span text:style-name="T154">The movements of this agents are not chaotic, they may rather be consider to be prudent. The speed is very controlled at most times.</text:span></text:p>
      <text:p text:style-name="P53"><text:span text:style-name="T9"><text:tab/>Po</text:span><text:span text:style-name="T7">sitive behaviors:</text:span></text:p>
      <text:list xml:id="list233755908384345" text:continue-numbering="true" text:style-name="L12">
        <text:list-item>
          <text:p text:style-name="P116">actively chasing the first brown sphere to push it out</text:p>
        </text:list-item>
        <text:list-item>
          <text:p text:style-name="P108">it became incredibly good at not falling of<text:span text:style-name="T155">f </text:span>the stage</text:p>
        </text:list-item>
        <text:list-item>
          <text:p text:style-name="P120">sometimes is seen to chase metallic sphere in order to get the second reward</text:p>
        </text:list-item>
        <text:list-item>
          <text:p text:style-name="P120">sometimes seen to actively push on the final golden sphere if it comes into solid contact with it</text:p>
        </text:list-item>
        <text:list-item>
          <text:p text:style-name="P120">the more prudent nature of this agent makes it give a small push to the other spheres, as if it was played by a player</text:p>
          <text:p text:style-name="P141">Negative behaviors:</text:p>
        </text:list-item>
        <text:list-item>
          <text:p text:style-name="P150">sometimes the machine agent slams into the golden sphere at the start of a round, thus knocking it out too early</text:p>
        </text:list-item>
        <text:list-item>
          <text:p text:style-name="P154">sometimes seen to be too afraid to approach the metallic sphere if the golden one is nearby to it</text:p>
        </text:list-item>
        <text:list-item>
          <text:p text:style-name="P154">in about 50% of times, it does not attempt to chase after the last golden sphere, only to spin around in the safety of the arena</text:p>
        </text:list-item>
        <text:list-item>
          <text:p text:style-name="P157">sometimes too afraid <text:span text:style-name="T164">of the</text:span> spheres that are very close to the edge of the arena</text:p>
        </text:list-item>
      </text:list>
      <text:h text:style-name="P229" text:outline-level="2"><text:bookmark-start text:name="__RefHeading___Toc3402_426302360"/>Training when <text:span text:style-name="T156">separating the mission observation into three values</text:span><text:bookmark-end text:name="__RefHeading___Toc3402_426302360"/></text:h>
      <text:p text:style-name="P54"><text:tab/><text:span text:style-name="T157">Taking into consideration the progress of the other training attempts, it always seems to have difficulty in mastering pushing all three spheres.</text:span></text:p>
      <text:p text:style-name="P54"><text:tab/><text:span text:style-name="T157">It only seems to be reaching an average reward value of around 0.610, which is close to the default given reward when knocking off the first two spheres.</text:span></text:p>
      <text:p text:style-name="P54"><text:tab/><text:span text:style-name="T158">One attempt at coercing the agent to learn better is to better split up the observations regarding the current mission for it.</text:span></text:p>
      <text:p text:style-name="P54"><text:tab/><text:span text:style-name="T158">Instead of just using a single float value that signals to the agent the current mission it has, now there are 3 separate values.</text:span></text:p>
      <text:p text:style-name="P54"><text:tab/><text:span text:style-name="T158">When the current mission is to push off the brown sphere, instead of just sending a single float value of 1, there are now the three float values 1, 0 and 0.</text:span></text:p>
      <text:p text:style-name="P54"><text:soft-page-break/><text:tab/><text:span text:style-name="T159">The same idea is used on the next spheres, for the metallic sphere being 0,1 and 0. And in the end when the agent has to push off the golden sphere, the value shall be 0,0 and 1.</text:span></text:p>
      <text:p text:style-name="P54"><text:tab/><text:span text:style-name="T159">Separating the values should now be easier for the agent to understand, it doesn’t have to make an awkward comparison for the mission being equal to 1, 2 or 3. Now it will have these values that plainly say which one to attempt to chase.</text:span></text:p>
      <text:p text:style-name="P54"><text:tab/><text:span text:style-name="T160">The training process is going pretty smoothly. The mean reward is slowly increasing and a stable rate. There are some places where it dips down for a moment, but then it continues to increase. This phenomenon might be due to the curiosity flag being set to true, thus making it more likely to change it’s strategy more radically.</text:span></text:p>
      <text:p text:style-name="P54"><text:tab/><text:span text:style-name="T160">Here is just a simple list of the training process:</text:span></text:p>
      <text:list xml:id="list233756532822255" text:continue-list="list2973446142" text:style-name="L10">
        <text:list-item>
          <text:p text:style-name="P101"><text:span text:style-name="T160">training step </text:span>6000, <text:span text:style-name="T160">m</text:span>ean <text:span text:style-name="T160">r</text:span>eward 0.117</text:p>
        </text:list-item>
        <text:list-item>
          <text:p text:style-name="P101"><text:span text:style-name="T160">training step</text:span> 12000, <text:span text:style-name="T160">m</text:span>ean <text:span text:style-name="T160">r</text:span>eward 0.219</text:p>
        </text:list-item>
        <text:list-item>
          <text:p text:style-name="P101"><text:span text:style-name="T161">training step </text:span>24000, <text:span text:style-name="T161">m</text:span>ean <text:span text:style-name="T161">r</text:span>eward 0.329; <text:span text:style-name="T166">most of the agents are now able to successfully push the first brown sphere off the stage.</text:span></text:p>
        </text:list-item>
        <text:list-item>
          <text:p text:style-name="P101"><text:span text:style-name="T162">training step </text:span>84000, <text:span text:style-name="T162">m</text:span>ean <text:span text:style-name="T162">r</text:span>eward 0.401</text:p>
        </text:list-item>
        <text:list-item>
          <text:p text:style-name="P101"><text:span text:style-name="T163">training step </text:span>242000, <text:span text:style-name="T163">m</text:span>ean <text:span text:style-name="T163">r</text:span>eward 0.524</text:p>
        </text:list-item>
        <text:list-item>
          <text:p text:style-name="P173">training step 326000, mean reward 0.601</text:p>
        </text:list-item>
        <text:list-item>
          <text:p text:style-name="P174">training step 400000, mean reward 0.650; <text:span text:style-name="T166">now that it is close to reaching two thirds of the reward, it means most agents are proficient at proficient at pushing both the brown and metallic sphere off the stage in the correct order.</text:span></text:p>
        </text:list-item>
        <text:list-item>
          <text:p text:style-name="P175">training step 500000, mean reward 0.671; <text:span text:style-name="T168">the end of this training session</text:span></text:p>
        </text:list-item>
      </text:list>
      <text:p text:style-name="P49"><text:tab/><text:span text:style-name="T168">The best achieved mean reward until training step 500000 was of 0.708, which is slightly better than the value of 0.690 from the default training session.</text:span></text:p>
      <text:p text:style-name="P59"><text:tab/>Compared to the default training session, the “milestones” are reached slightly faster. Maybe the clearer separation of mission observation value does indeed help.</text:p>
      <text:p text:style-name="P48"><text:tab/><text:span text:style-name="T165">Or it could just be the fact that better weights have been randomly selected by chance for the neural network of the agent.</text:span></text:p>
      <text:p text:style-name="P48"><text:tab/><text:span text:style-name="T167">One argument why it isn’t just a random chance for the slightly faster training, is because even though they are random, they are spread over a very significant amount of time. That makes it more evenly spread in the long run.</text:span></text:p>
      <text:h text:style-name="P203" text:outline-level="3"><text:bookmark-start text:name="__RefHeading___Toc3404_426302360"/>Behavior<text:bookmark-end text:name="__RefHeading___Toc3404_426302360"/></text:h>
      <text:p text:style-name="P55"><text:tab/><text:span text:style-name="T154">The movements of this agents are neither very chaotic, neither are too prudent. The speed is very controlled at most times.</text:span></text:p>
      <text:p text:style-name="P55"><text:soft-page-break/><text:span text:style-name="T9"><text:tab/>Po</text:span><text:span text:style-name="T7">sitive behaviors:</text:span></text:p>
      <text:list xml:id="list233755176394172" text:continue-list="list233755908384345" text:style-name="L12">
        <text:list-item>
          <text:p text:style-name="P117">actively chasing the first brown sphere to push it out</text:p>
        </text:list-item>
        <text:list-item>
          <text:p text:style-name="P121">the spheres tend to be more confidently pushed; not afraid to go to spheres that are on the edge of the arena</text:p>
        </text:list-item>
        <text:list-item>
          <text:p text:style-name="P121">seen one attempt of trying to stop the golden sphere from being pushed off the stage when touching it by accident; it’s almost is as if it doesn’t want to lose the game too early</text:p>
        </text:list-item>
        <text:list-item>
          <text:p text:style-name="P109">it became incredibly good at not falling of<text:span text:style-name="T155">f </text:span>the stage</text:p>
        </text:list-item>
        <text:list-item>
          <text:p text:style-name="P121">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122">sometimes when the golden sphere is left last, the slightly chaotic movement of the machine agent might give a light tap to the respective sphere and knock it off</text:p>
          <text:p text:style-name="P142">Negative behaviors:</text:p>
        </text:list-item>
        <text:list-item>
          <text:p text:style-name="P159">it doesn’t seem to understand that when it’s pushing the brown sphere and it hits another sphere there might be a chance that the second sphere is knocked off too early</text:p>
        </text:list-item>
        <text:list-item>
          <text:p text:style-name="P155">sometimes seen to be too afraid to approach the metallic sphere if the golden one is nearby to it</text:p>
        </text:list-item>
        <text:list-item>
          <text:p text:style-name="P159">has difficulty understanding how to chase the last golden sphere <text:span text:style-name="T169">when it is its turn to be knocked off</text:span></text:p>
        </text:list-item>
        <text:list-item>
          <text:p text:style-name="P156">in about 50% of times, it does not attempt to chase after the last golden sphere, only to spin around in the safety of the arena</text:p>
        </text:list-item>
        <text:list-item>
          <text:p text:style-name="P158">sometimes too afraid of the spheres that are very close to the edge of the arena</text:p>
        </text:list-item>
      </text:list>
      <text:h text:style-name="P204" text:outline-level="3"><text:bookmark-start text:name="__RefHeading___Toc2963_79113747"/>Extending the training time<text:bookmark-end text:name="__RefHeading___Toc2963_79113747"/></text:h>
      <text:p text:style-name="P61"><text:tab/><text:span text:style-name="T179">Taking into consideration the slightly better success of this training scenario, I was wondering what would happen if I let it train more.</text:span></text:p>
      <text:p text:style-name="P61"><text:tab/><text:span text:style-name="T179">Thus it was left again to train over the course of a day. </text:span></text:p>
      <text:p text:style-name="P61"><text:tab/><text:span text:style-name="T179">The average mean reward is sometimes decreasing significantly. This can be seen around training step 998001 where it reached a value of 0.370. </text:span></text:p>
      <text:p text:style-name="P61"><text:tab/><text:span text:style-name="T179">The reason why this is happening might due to the curiosity feature rewarding the agent by exploring different strategies that might help it finish the entire course.</text:span></text:p>
      <text:p text:style-name="P61"><text:tab/><text:span text:style-name="T180">Even though it was given copious amounts of time to train, it only reached a maximum mean reward value of 0.825 at training step 3298001.</text:span></text:p>
      <text:p text:style-name="P61"><text:soft-page-break/><text:tab/><text:span text:style-name="T181">While this is better than the default case, so much time being spent only training the agent is too much taking into consideration the simplicity of the proposed challenge.</text:span></text:p>
      <text:h text:style-name="P205" text:outline-level="3"><text:bookmark-start text:name="__RefHeading___Toc2965_79113747"/>Behavior after extending training time<text:bookmark-end text:name="__RefHeading___Toc2965_79113747"/></text:h>
      <text:p text:style-name="P71"><text:tab/>The movements of the agent have become slightly more prudent than before. It seem to be pushing the sphere with a slight “scare”, as if, when it first forcefully one the spheres, the next moment is seen to jolt momentarily in the other direction.</text:p>
      <text:p text:style-name="P62"><text:tab/><text:span text:style-name="T182">At other times is seen to over enthusiastically push the spheres off stage, thus resulting in the agent itself falling off the stage. </text:span></text:p>
      <text:p text:style-name="P85"><text:span text:style-name="T9"><text:tab/>Po</text:span><text:span text:style-name="T7">sitive behaviors:</text:span></text:p>
      <text:list xml:id="list233755712879241" text:continue-numbering="true" text:style-name="L12">
        <text:list-item>
          <text:p text:style-name="P123">sometimes observed to expertly avoid spheres that don’t have be pushed yet in order to correctly go for the right one</text:p>
        </text:list-item>
        <text:list-item>
          <text:p text:style-name="P123">sometimes observed that it gives only a slight velocity to some of the spheres so that it may move to other spheres to finish the task faster</text:p>
        </text:list-item>
        <text:list-item>
          <text:p text:style-name="P124">the machine agent is still good at staying on the stage</text:p>
        </text:list-item>
        <text:list-item>
          <text:p text:style-name="P125">when the last golden sphere is left alone on the stage, it seems to understand that and goes directly to it to push it off, <text:span text:style-name="T184">instead of just spinning around in the stage and hitting it by accident</text:span></text:p>
        </text:list-item>
        <text:list-item>
          <text:p text:style-name="P126"><text:span text:style-name="T185">most of the time </text:span>not afraid to go after spheres that are near the edge of the arena</text:p>
          <text:p text:style-name="P143">Negative behaviors:</text:p>
        </text:list-item>
        <text:list-item>
          <text:p text:style-name="P161">seen many times to push the brown sphere by mistake into the golden or metallic sphere, thus triggering a chain reaction of movement, <text:span text:style-name="T183">making them fall too early</text:span></text:p>
        </text:list-item>
        <text:list-item>
          <text:p text:style-name="P162">the machine agent is seen sometimes to fall of stage because it accumulated too much velocity</text:p>
        </text:list-item>
        <text:list-item>
          <text:p text:style-name="P160">it doesn’t seem to understand that when it’s pushing the brown sphere and it hits another sphere there might be a chance that the second sphere is knocked off too early</text:p>
        </text:list-item>
        <text:list-item>
          <text:p text:style-name="P163">sometimes is seen to be too afraid to push the <text:span text:style-name="T186">first </text:span>brown sphere o<text:span text:style-name="T186">ff the stage</text:span></text:p>
        </text:list-item>
      </text:list>
      <text:p text:style-name="P45"><text:tab/>In conclusion of this training setup, adding more training time does eventually help the machine agent become better at given tasks.</text:p>
      <text:h text:style-name="P230" text:outline-level="2"><text:bookmark-start text:name="__RefHeading___Toc4274_426302360"/>Training when using no curiosity and smaller batch_size and buffer_size values<text:bookmark-end text:name="__RefHeading___Toc4274_426302360"/></text:h>
      <text:p text:style-name="P56"><text:tab/><text:span text:style-name="T170">Training these machine agents take a lot of time. Most of the time they take at least 2 hours for them reach the 500000 step. </text:span></text:p>
      <text:p text:style-name="P56"><text:tab/><text:span text:style-name="T170">One suggestion I found on the internet was to use smaller batch_size and buffer_size values, and because I want the training process to be more steady, I also disabled the curiosity feature.</text:span></text:p>
      <text:p text:style-name="P56"><text:soft-page-break/><text:tab/><text:span text:style-name="T170">Now that the curiosity feature is turned off, it should no longer wildly increase and decrease the mean reward over time.</text:span></text:p>
      <text:p text:style-name="P56"><text:tab/><text:span text:style-name="T171">All the characteristics of this training are the same as the default training scenario, with the only differences being the used hyperparameters.</text:span></text:p>
      <text:p text:style-name="P56"><text:tab/><text:span text:style-name="T171">The updated values are:</text:span></text:p>
      <text:list xml:id="list2026282232" text:style-name="L13">
        <text:list-item>
          <text:p text:style-name="P176">use_curiosity: false</text:p>
        </text:list-item>
        <text:list-item>
          <text:p text:style-name="P176">batch_size: 64</text:p>
        </text:list-item>
        <text:list-item>
          <text:p text:style-name="P176">hidden_units: 512</text:p>
        </text:list-item>
      </text:list>
      <text:p text:style-name="P56"><text:tab/><text:span text:style-name="T172">Around training step 6000, the machine agent has reached a mean reward of 0.106. A pretty decent start.</text:span></text:p>
      <text:p text:style-name="P56"><text:tab/><text:span text:style-name="T172">At training step 12000, it reached a mean reward of 0.206. This is very similar to how the default training scenario manifested.</text:span></text:p>
      <text:p text:style-name="P56"><text:tab/><text:span text:style-name="T173">At training step 42000, it reached a mean reward of 0.309, which sadly didn’t continue to increase. It then decrease to 0.211 when reaching training step 44000.</text:span></text:p>
      <text:p text:style-name="P56"><text:tab/><text:span text:style-name="T174">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6"><text:tab/><text:span text:style-name="T175">When reaching training step 148000, the mean reward is around 0.400. The agent is slowly learning the next step of exercise, pushing the metallic sphere after the brown sphere.</text:span></text:p>
      <text:p text:style-name="P56"><text:tab/><text:span text:style-name="T176">At training step 208000 it seems to be picking up the pace. The mean reward is around 0.450.</text:span></text:p>
      <text:p text:style-name="P56"><text:tab/><text:span text:style-name="T177">A stable mean reward of 0.500 is reached at step number 272000. It’s only slowly lagging behind the default training session, which achieved this value at 258000.</text:span></text:p>
      <text:p text:style-name="P56"><text:tab/><text:span text:style-name="T178">When reaching the training step 416000, it’s getting close to mastering pushing the first two spheres correctly, by having a stable mean reward values of approximately 0.640.</text:span></text:p>
      <text:h text:style-name="P206" text:outline-level="3"><text:bookmark-start text:name="__RefHeading___Toc2967_79113747"/>Behavior<text:bookmark-end text:name="__RefHeading___Toc2967_79113747"/></text:h>
      <text:p text:style-name="P63"><text:span text:style-name="T9"><text:tab/></text:span><text:span text:style-name="T82">This particular machine agent is seen to move more confidently then others but is at the seen to stagnate very often when it was to push off the last golden sphere.</text:span></text:p>
      <text:p text:style-name="P63"><text:span text:style-name="T9">Po</text:span><text:span text:style-name="T7">sitive behaviors:</text:span></text:p>
      <text:list xml:id="list233755595324233" text:continue-list="list233755712879241" text:style-name="L12">
        <text:list-item>
          <text:p text:style-name="P118">actively chasing the first brown sphere to push it out</text:p>
        </text:list-item>
        <text:list-item>
          <text:p text:style-name="P127">sometimes observed to give a very solid hit to the other spheres when it sees that it has clear path <text:span text:style-name="T187">to do that</text:span></text:p>
        </text:list-item>
        <text:list-item>
          <text:p text:style-name="P110">it became incredibly good at not falling of<text:span text:style-name="T155">f </text:span>the stage</text:p>
        </text:list-item>
        <text:list-item>
          <text:p text:style-name="P129"><text:soft-page-break/>seems to understand that it has to push the spheres off the stage in the correct order</text:p>
        </text:list-item>
        <text:list-item>
          <text:p text:style-name="P131">seems to understand sometimes that the velocity of the spheres <text:span text:style-name="T190">is a good indicator for finding out if they are going to fall off soon</text:span></text:p>
          <text:p text:style-name="P144">Negative behaviors:</text:p>
        </text:list-item>
        <text:list-item>
          <text:p text:style-name="P164">sometimes locks up (makes only very small movements, as if it’s stuck) when it has to push the last golden sphere</text:p>
        </text:list-item>
        <text:list-item>
          <text:p text:style-name="P164">doesn’t really understand that colliding spheres together might send them off the stage too early </text:p>
        </text:list-item>
        <text:list-item>
          <text:p text:style-name="P165">when the stage resets, the machine agent might have a very great velocity from the previous stage, thus accidentally slamming into a new sphere, which might not be a brown <text:span text:style-name="T188">one</text:span></text:p>
        </text:list-item>
        <text:list-item>
          <text:p text:style-name="P166">sometimes seen to spin around the stage when only the golden sphere is left on stage; <text:span text:style-name="T189">it doesn’t seem to go directly for it</text:span></text:p>
        </text:list-item>
      </text:list>
      <text:h text:style-name="P231" text:outline-level="2"><text:bookmark-start text:name="__RefHeading___Toc2730_959539418"/>Training when using normalization<text:bookmark-end text:name="__RefHeading___Toc2730_959539418"/></text:h>
      <text:p text:style-name="P64"><text:tab/><text:span text:style-name="T191">In this training session, all the training parameters and characteristics are the same as the default training session, with the exception of the normalization parameter being set to true.</text:span></text:p>
      <text:p text:style-name="P65"><text:tab/><text:span text:style-name="T192">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72"><text:tab/>Taking into consideration the fact that a pretty wide variety of learning environment are taking advantage of this normalize flag, I decided that it is worth a try.</text:p>
      <text:p text:style-name="P66"><text:tab/>“<text:span text:style-name="T194">normalize</text:span> corresponds to whether normalization is applied to the vector observation inputs. This normalization is based on the running average and variance of the vector observation. Normalization can be helpful in cases with complex continuous control problems, but may be harmful with simpler discrete control problems.” <text:span text:style-name="T193">(the definition was taken from the </text:span><text:span text:style-name="T193"><text:bibliography-mark text:identifier="Training with Proximal Policy Optimization" text:bibliography-type="www" text:url="https://github.com/Unity-Technologies/ml-agents/blob/master/docs/Training-PPO.md">[Training with Proximal Policy Optimization]</text:bibliography-mark></text:span><text:span text:style-name="T193"><text:s/>web page).</text:span></text:p>
      <text:p text:style-name="P66"><text:tab/><text:span text:style-name="T195">The mean reward of 0.120 was reached at training step 6000, which is a similar achievement to the one made by the default training scenario.</text:span></text:p>
      <text:p text:style-name="P66"><text:tab/><text:span text:style-name="T196">At training step 12000, the mean reward stabilized above 0.200. This is slightly slower than the default training scenario.</text:span></text:p>
      <text:p text:style-name="P66"><text:tab/><text:span text:style-name="T197">At training step 92000, the mean reward stabilized above 0.333. It seem that it is significantly slower then the default scenario, which achieved this around training step 26000. It is hard to tell if this is caused by the normalize flag, or by simple bad luck during the random selection of weights for neural network.</text:span></text:p>
      <text:p text:style-name="P66"><text:soft-page-break/><text:tab/><text:span text:style-name="T198">The trend of the slow training seems to continue. The mean reward has stabilized above 0.400 at around training step 136000.</text:span></text:p>
      <text:p text:style-name="P65"><text:tab/><text:span text:style-name="T199">But as time continues, this testing scenario seems to have reached the stabilization of mean reward 0.500 faster, at training step 226000. </text:span></text:p>
      <text:p text:style-name="P64"><text:tab/><text:span text:style-name="T200">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4"><text:tab/><text:span text:style-name="T201">Only when reaching training step 440000 it can be said that it is safely over 0.600.</text:span></text:p>
      <text:p text:style-name="P67"><text:tab/>At the end of this training session, after 500000 steps, the best average reward was of 0.646. Which is slightly smaller than the default training scenario.</text:p>
      <text:p text:style-name="P67"><text:tab/><text:span text:style-name="T202">The addition of the normalize flag does not seem to significantly improve the speed of training or the rewarding.</text:span></text:p>
      <text:h text:style-name="P209" text:outline-level="3"><text:bookmark-start text:name="__RefHeading___Toc2732_959539418"/>Behavior<text:bookmark-end text:name="__RefHeading___Toc2732_959539418"/></text:h>
      <text:p text:style-name="Text_20_body"><text:tab/><text:span text:style-name="T203">The way this machine agents moves is rather peculiar. Instead of moving in a circle-like pattern, it tends to much faster in X axis, instead of the Y axis. This makes it a bit more reluctant to change its current Z axis position in order to better collide with the other spheres.</text:span></text:p>
      <text:p text:style-name="Text_20_body"><text:tab/></text:p>
      <text:p text:style-name="P68"><text:span text:style-name="T9"><text:tab/>Po</text:span><text:span text:style-name="T7">sitive behaviors:</text:span></text:p>
      <text:list xml:id="list233755991381996" text:continue-numbering="true" text:style-name="L12">
        <text:list-item>
          <text:p text:style-name="P119">actively chasing the first brown sphere to push it out</text:p>
        </text:list-item>
        <text:list-item>
          <text:p text:style-name="P128">sometimes observed to give a very solid hit to the other spheres when it sees that it has clear path <text:span text:style-name="T187">to do that</text:span></text:p>
        </text:list-item>
        <text:list-item>
          <text:p text:style-name="P111">it became good at not falling of<text:span text:style-name="T155">f </text:span>the stage</text:p>
        </text:list-item>
        <text:list-item>
          <text:p text:style-name="P130">seems to understand that it has to push the spheres off the stage in the correct order</text:p>
          <text:p text:style-name="P145">Negative behaviors:</text:p>
        </text:list-item>
        <text:list-item>
          <text:p text:style-name="P167">doesn’t really understand that colliding the goal spheres between them might result in them falling too early</text:p>
        </text:list-item>
        <text:list-item>
          <text:p text:style-name="P167">overly favoring movement on the X axis makes it very reluctant to chase rare cases when the current goal sphere is directly above or below on Z axis </text:p>
        </text:list-item>
        <text:list-item>
          <text:p text:style-name="P168">does not seem to understand the velocity of the spheres; <text:span text:style-name="T204">it’s not taken into consideration so that it may finish the task faster</text:span></text:p>
        </text:list-item>
      </text:list>
      <text:p text:style-name="P60"/>
      <text:h text:style-name="P232" text:outline-level="2"><text:bookmark-start text:name="__RefHeading___Toc2734_959539418"/><text:soft-page-break/>Training by rewarding only just touching the spheres<text:bookmark-end text:name="__RefHeading___Toc2734_959539418"/></text:h>
      <text:p text:style-name="P69"><text:tab/><text:span text:style-name="T205">Just for the sake of trying, it is worth to see if a simpler mission for the machine agent can be mastered.</text:span></text:p>
      <text:p text:style-name="P70"><text:tab/><text:span text:style-name="T205">Here the stakes are simpler, the brown sphere, metallic sphere and golden sphere only have to be touched in the correct order. They disappear instantly after they are touched, and the reward is given as usual, as if they were pushed off the stage.</text:span></text:p>
      <text:p text:style-name="P73"><text:tab/> All the other training parameters and characteristics are the same as in the default training scenario.</text:p>
      <text:p text:style-name="P70"><text:tab/><text:span text:style-name="T206">This training scenario is significantly faster in getting a high mean reward value.</text:span></text:p>
      <text:p text:style-name="P70"><text:tab/><text:span text:style-name="T206">By step 4000, it has already reached a mean reward of 0.229.</text:span></text:p>
      <text:p text:style-name="P70"><text:tab/><text:span text:style-name="T206">At training step 12000, it reached a mean reward value of 0.362. Most of the agents are now able to reach for the first brown sphere.</text:span></text:p>
      <text:p text:style-name="P70"><text:tab/><text:span text:style-name="T207">At training step 70000, a mean reward of 0.668 was achieved. Now most agents are reaching one after the other the brown sphere and the metallic sphere.</text:span></text:p>
      <text:p text:style-name="P70"><text:tab/><text:span text:style-name="T208">From here on out it should be very straight forward for TensorFlow to discover the last adjustment to go for the golden sphere.</text:span></text:p>
      <text:p text:style-name="P70"><text:tab/><text:span text:style-name="T209">At training step 108000, it reached a mean reward value of 0.791, which is a considerably high value, but does not manage to raise it higher than that for a while. Occasionally dipping and increasing.</text:span></text:p>
      <text:p text:style-name="P70"><text:tab/><text:span text:style-name="T210">The mean reward does not increase, instead it keep increasing and decreasing for a very long time.</text:span></text:p>
      <text:p text:style-name="P70"><text:tab/><text:span text:style-name="T211">At training step 500000, it didn’t manage to improve the mean reward over 0.791. Considering the potential of the mission being simpler, I modified the training parameter max_steps to 5.0e6.</text:span></text:p>
      <text:p text:style-name="P70"><text:tab/><text:span text:style-name="T212">The mean reward just doesn’t seem to just go upwards, there are many times where it reaches some sort of local maximum and then starts dipping down.</text:span></text:p>
      <text:p text:style-name="P70"><text:tab/><text:span text:style-name="T212">Such “local maximum” and “local minimum” moments are observed around the training steps:</text:span></text:p>
      <text:list xml:id="list4244887719" text:style-name="L14">
        <text:list-item>
          <text:p text:style-name="P177">962090, <text:span text:style-name="T213">mean reward 0.809</text:span></text:p>
        </text:list-item>
        <text:list-item>
          <text:p text:style-name="P177">1132090, <text:span text:style-name="T214">mean reward 0.098</text:span></text:p>
        </text:list-item>
        <text:list-item>
          <text:p text:style-name="P177">1256090, <text:span text:style-name="T215">mean reward 0.380</text:span></text:p>
        </text:list-item>
        <text:list-item>
          <text:p text:style-name="P178">1298090, <text:span text:style-name="T216">mean reward 0.175</text:span></text:p>
        </text:list-item>
      </text:list>
      <text:p text:style-name="P179"><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4"><text:soft-page-break/><text:tab/><text:span text:style-name="T217">This might have paid off eventually. The best mean reward had a value of 0.956 which is incredibly close to a perfect reward value of 1. This value was reached at training step 2846090, which took almost an entire day to do so.</text:span></text:p>
      <text:p text:style-name="P74"><text:tab/><text:span text:style-name="T218">The training was allowed to continue in hope for it become even close to a perfect reward of 1, but I saw it started to dip again, and thus I stopped the training.</text:span></text:p>
      <text:p text:style-name="P74"><text:tab/><text:span text:style-name="T218">The last training step was done around 2874090, and had a mean reward value of 0.929. Currently I do not know if the model that is kept is the last one that was trained, or if it is the best one that ever performed.</text:span></text:p>
      <text:p text:style-name="P74"><text:tab/><text:span text:style-name="T220">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207" text:outline-level="3"><text:bookmark-start text:name="__RefHeading___Toc2736_959539418"/>Behavior<text:bookmark-end text:name="__RefHeading___Toc2736_959539418"/></text:h>
      <text:p text:style-name="P75"><text:tab/><text:span text:style-name="T219">The machine agent is performing marvelously. It has learned how to control it’s velocity, and a pretty good sense of how to dodge for example the metallic or golden sphere when it has to touch the first brown sphere.</text:span></text:p>
      <text:p text:style-name="P75"><text:tab/><text:span text:style-name="T219">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86"><text:span text:style-name="T9"><text:tab/>Po</text:span><text:span text:style-name="T7">sitive behaviors:</text:span></text:p>
      <text:list xml:id="list233754646374253" text:continue-list="list233755991381996" text:style-name="L12">
        <text:list-item>
          <text:p text:style-name="P132">it has learned to dodge spheres that must not be touched yet in order to chase the one that the current mission points it to</text:p>
        </text:list-item>
        <text:list-item>
          <text:p text:style-name="P132">it has learned to go the spheres in the correct order</text:p>
        </text:list-item>
        <text:list-item>
          <text:p text:style-name="P112">it became good at not falling of<text:span text:style-name="T155">f </text:span>the stage</text:p>
        </text:list-item>
        <text:list-item>
          <text:p text:style-name="P132">when the line between the machine agent and the current mission sphere is clear, it moves with a confident speed towards it</text:p>
          <text:p text:style-name="P146">Negative behaviors:</text:p>
        </text:list-item>
        <text:list-item>
          <text:p text:style-name="P169">sometimes it has bad luck because of the way the stage is generated; any remaining velocity from the machine agent might propel it in a newly spawned sphere that might not be correct one at that time</text:p>
        </text:list-item>
        <text:list-item>
          <text:p text:style-name="P169">sometimes seen to be too afraid of dodging both the metallic and golden sphere in order to reach the brown sphere, even though there is sufficient space between them</text:p>
        </text:list-item>
        <text:list-item>
          <text:p text:style-name="P169">rarely seen to fall outside the stage because the remaining velocity of the machine agent after hitting the last sphere from the previous run is still too great</text:p>
        </text:list-item>
      </text:list>
      <text:h text:style-name="P233" text:outline-level="2"><text:bookmark-start text:name="__RefHeading___Toc3805_1447170999"/><text:soft-page-break/>Training when only having to push two spheres<text:bookmark-end text:name="__RefHeading___Toc3805_1447170999"/></text:h>
      <text:p text:style-name="P76"><text:tab/><text:span text:style-name="T221">One obvious thing that can be seen from most of the other training sessions so far is that the machine agent has a difficulty in mastering pushing off all three spheres.</text:span></text:p>
      <text:p text:style-name="P76"><text:tab/><text:span text:style-name="T221">Thus it is worth seeing if simplifying the problem in different ways increases the learning rate of the machine agent.</text:span></text:p>
      <text:p text:style-name="P76"><text:tab/><text:span text:style-name="T221">In this session, all machine agents now only have to push the brown sphere off the stage, then the metallic sphere. There is no more a golden sphere to take into consideration.</text:span></text:p>
      <text:p text:style-name="P76"><text:tab/><text:span text:style-name="T221">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6"><text:tab/><text:span text:style-name="T222">This training session is significantly faster at gaining a good mean reward. </text:span></text:p>
      <text:p text:style-name="P76"><text:tab/><text:span text:style-name="T222">At training step 12000, the mean reward is already at 0.508, which mean the majority of the machines agents have figured out how to push off the brown sphere, even some of them were lucky enough to also push the metallic sphere.</text:span></text:p>
      <text:p text:style-name="P76"><text:tab/><text:span text:style-name="T223">Now that the golden sphere is out of the picture, the stage is also less cluttered and simpler. The agent can’t make as many accidental movements as before.</text:span></text:p>
      <text:p text:style-name="P76"><text:tab/><text:span text:style-name="T223">At training step 24000, the mean reward is at 0.660. The machine agent is starting to understand how to chase metallic sphere after the brown one.</text:span></text:p>
      <text:p text:style-name="P76"><text:tab/><text:span text:style-name="T224">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h text:style-name="P234" text:outline-level="2"><text:bookmark-start text:name="__RefHeading___Toc3807_1447170999"/>Training when using two stacked vectors<text:bookmark-end text:name="__RefHeading___Toc3807_1447170999"/></text:h>
      <text:p text:style-name="P181"><text:tab/><text:span text:style-name="T225">All of the training scenarios until now only passed observations of the present state of the environment. The default machine agents have no ability to remember events from the past. Every movement that they make is always based on the present.</text:span></text:p>
      <text:p text:style-name="P181"><text:tab/><text:span text:style-name="T225">My original guess was that passing sufficient observation values of the present state of the spheres would be enough in order to manage to find the best way to push them off in the correct order.</text:span></text:p>
      <text:p text:style-name="P181"><draw:frame draw:style-name="fr1" draw:name="Frame6" text:anchor-type="paragraph" svg:x="4.5992in" svg:y="0.0626in" svg:width="2.2752in" draw:z-index="12"><draw:text-box fo:min-height="0.9083in"><text:p text:style-name="Illustration"><draw:frame draw:style-name="fr6" draw:name="Image5" text:anchor-type="as-char" svg:width="2.2752in" style:rel-width="100%" svg:height="0.9083in" style:rel-height="scale" draw:z-index="13"><draw:image xlink:href="Pictures/10000201000001110000006D46319C342D2E91EA.png" xlink:type="simple" xlink:show="embed" xlink:actuate="onLoad" loext:mime-type="image/png"/></draw:frame><text:span text:style-name="T46"><text:line-break/></text:span>Illustration <text:sequence text:ref-name="refIllustration2" text:name="Illustration" text:formula="ooow:Illustration+1" style:num-format="1">3</text:sequence>: Learning Brain Settings</text:p></draw:text-box></draw:frame><text:tab/><text:span text:style-name="T226">While searching for ways to improve the machine agent, I discovered an interesting slider in the Unity editor (as in </text:span><text:span text:style-name="T226"><text:sequence-ref text:reference-format="category-and-value" text:ref-name="refIllustration2">Illustration 3</text:sequence-ref></text:span><text:span text:style-name="T226">), the one named Stacked Vectors.</text:span></text:p>
      <text:p text:style-name="P181"><text:tab/><text:span text:style-name="T227">The Stacked Vectors value represents “the number of previous vector observations that will be stacked and used collectively for decision making. This results in the effective size of </text:span><text:soft-page-break/><text:span text:style-name="T227">the vector observation being passed to the Brain being: Space Size x Stacked Vectors” (taken from the <text:s/></text:span><text:span text:style-name="T227"><text:bibliography-mark text:identifier="Learning Environment Design Brains" text:bibliography-type="www" text:url="https://github.com/Unity-Technologies/ml-agents/blob/master/docs/Learning-Environment-Design-Brains.md">[Learning Environment Design Brains]</text:bibliography-mark></text:span><text:span text:style-name="T227"><text:s/>web-page).</text:span></text:p>
      <text:p text:style-name="P181"><text:span text:style-name="T225"><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span></text:p>
      <text:p text:style-name="P181"><text:tab/><text:span text:style-name="T228">A vast amount of inputs will indeed help an agent train and gain a better performance for the task , but this results in more time being needed for the respective agent to understand the meaning of the new values.</text:span></text:p>
      <text:p text:style-name="P181"><text:tab/><text:span text:style-name="T228">One way the machine agent might use the values from the previous frame is to see if the distance of the target spheres has increased or decreased. With this information it can decide if it has to pursue that respective sphere to not fall yet, to let it fall off in order to begin pushing the next sphere or to push it harder if the its speed is not high enough.</text:span></text:p>
      <text:p text:style-name="P181"><text:tab/><text:span text:style-name="T229">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into consideration the only thing that needed to be changed was that slider in the Unity editor, and no change to the script, it was a try to see the results.</text:span></text:p>
      <text:p text:style-name="P181"><text:tab/><text:span text:style-name="T230">The training scenario is all the same as the default training scenario, except that the maximum amount of steps was increased to 5.0e6, and the stacked vectors value is set to 2.</text:span></text:p>
      <text:p text:style-name="P181"><text:tab/><text:span text:style-name="T231">At the very beginning of the training session, it’s pretty much the same as the default training session, reaching a mean reward of 0.132 at training step 6000.</text:span></text:p>
      <text:p text:style-name="P181"><text:tab/><text:span text:style-name="T232">The trend continues, at training step 10000, the mean reward reached a value of 0.217.</text:span></text:p>
      <text:p text:style-name="P181"><text:tab/><text:span text:style-name="T233">At training step 16000, we see something surprising, the mean reward already stabilized above 0.300, while the default training scenario managed this at training step 26000.</text:span></text:p>
      <text:p text:style-name="P181"><text:tab/><text:span text:style-name="T234">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181"><text:tab/><text:span text:style-name="T235">For the next few tens of thousands of steps, the mean reward value increases to 0.500, but does not stabilize yet, dipping down to 0.349 at training step 210000. It finally manages to smash discover a better strategy, thus stabilizing the mean reward above 0.500, beginning with training step 250000.</text:span></text:p>
      <text:p text:style-name="P181"><text:tab/><text:span text:style-name="T236">This is a shame that this happened so late, as the default training case managed this around training step 258000.</text:span></text:p>
      <text:p text:style-name="P181"><text:soft-page-break/><text:tab/><text:span text:style-name="T237">The stacked vector value of 2 seemed to help the machine agent learn in a very small time how to avoid the metallic and golden sphere in order to chase the brown sphere, but then got stuck with that strategy for a very long time.</text:span></text:p>
      <text:p text:style-name="P181"><text:tab/><text:span text:style-name="T237">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181"><text:tab/><text:span text:style-name="T238">The next hundreds of thousands of steps, the machine agent is still struggling to stabilize the mean reward to 0.600. The mean reward is slowly varying around the value of 0.550. </text:span></text:p>
      <text:p text:style-name="P181"><text:tab/><text:span text:style-name="T239">The firs time it reached a mean value of 0.602, the training step was 448000, but it quickly lost some ability.</text:span></text:p>
      <text:p text:style-name="P181"><text:tab/><text:span text:style-name="T239">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181"><text:tab/><text:span text:style-name="T240">The machine agents seems to have mastered pushing off the first two spheres at around training step 2500000. This is incredibly slow compared to the default training scenario. Luckily the mean reward seem to be slowly increasing for there on.</text:span></text:p>
      <text:p text:style-name="P181"><text:tab/><text:span text:style-name="T241">At training step 3328000, the mean reward has stabilized over 0.700. Bigger and bigger time frames are required in order to become better.</text:span></text:p>
      <text:p text:style-name="P181"><text:tab/><text:span text:style-name="T242">A mean reward of over 0.750 is starting to stabilize around training step 4000000. Over 600000 steps just to increase another 0.050 in the mean reward.</text:span></text:p>
      <text:p text:style-name="P181"><text:tab/><text:span text:style-name="T243">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181"><text:tab/><text:span text:style-name="T244">This training session took almost 18 hours. Being left over night, and continuing to run during the day.</text:span></text:p>
      <text:h text:style-name="P208" text:outline-level="3"><text:bookmark-start text:name="__RefHeading___Toc3809_1447170999"/>Behavior<text:bookmark-end text:name="__RefHeading___Toc3809_1447170999"/></text:h>
      <text:p text:style-name="P201"><text:span text:style-name="T9">Po</text:span><text:span text:style-name="T7">sitive behaviors:</text:span></text:p>
      <text:list xml:id="list233756610016344" text:continue-numbering="true" text:style-name="L12">
        <text:list-item>
          <text:p text:style-name="P134">it became good at chasing the first brown sphere</text:p>
        </text:list-item>
        <text:list-item>
          <text:p text:style-name="P133">it has learned to go the spheres in the correct order</text:p>
        </text:list-item>
        <text:list-item>
          <text:p text:style-name="P113">it became <text:span text:style-name="T245">incredibly</text:span> good at not falling of<text:span text:style-name="T155">f </text:span>the stage</text:p>
        </text:list-item>
        <text:list-item>
          <text:p text:style-name="P134">after pushing off the brown sphere, it is seen to chase after the metallic sphere</text:p>
        </text:list-item>
        <text:list-item>
          <text:p text:style-name="P135">it is seen sometimes to give first a small impact to the metallic sphere in order to make it move slowly, and then slam hard into the brown sphere to take it out first</text:p>
        </text:list-item>
        <text:list-item>
          <text:p text:style-name="P136"><text:soft-page-break/>rarely seen to give a small velocity to each of the spheres in order to push them all out sequentially in the right order, even though the first brown sphere didn’t even fall out yet</text:p>
        </text:list-item>
        <text:list-item>
          <text:p text:style-name="P137">seen to avoid the metallic sphere when it’s current mission is to push off the brown sphere</text:p>
          <text:p text:style-name="P147">Negative behaviors:</text:p>
        </text:list-item>
        <text:list-item>
          <text:p text:style-name="P170">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170">seen several times that the strategy of pushing first the metallic sphere fails horribly because it doesn’t chase the brown sphere fast enough</text:p>
        </text:list-item>
        <text:list-item>
          <text:p text:style-name="P170">when the golden sphere is the last sphere to be pushed, it doesn’t go straight <text:span text:style-name="T246">to</text:span> it, the machine agent just move<text:span text:style-name="T247">s</text:span> around the stage in big circles, thus hitting it occasionally by accident</text:p>
        </text:list-item>
        <text:list-item>
          <text:p text:style-name="P171">seen sometimes to attempt to stop spheres from falling off when it’s not their turn, only to push them even faster then intended out</text:p>
        </text:list-item>
      </text:list>
      <text:p text:style-name="P172"/>
      <text:h text:style-name="P235" text:outline-level="2">Training when using a visual input</text:h>
      <text:p text:style-name="P182"><text:tab/><text:span text:style-name="T248">There are many ways of conveying information about the environment to a machine agent. Most strategies involve sending some form of distilled data to the respective agent. Such as relevant positions, nearby walls, some distance to important things and maybe some prepossessed that help the agent understand faster what it’s supposed to do.</text:span></text:p>
      <text:p text:style-name="P182"><text:span text:style-name="T248"><text:tab/>There is also another way, make it see how humans see the game. That is to give an actual graphically rendered input, similar to what a human would see. </text:span></text:p>
      <text:p text:style-name="P183"><text:tab/><text:span text:style-name="T249">When a human plays a video game, it is constantly aware of all the queue and events that happen on the screen. Things like it’s own position in the world, the position of the enemies and their health values are conveyed visually and sometimes by sounds.</text:span></text:p>
      <text:p text:style-name="P183"><text:span text:style-name="T249"><text:tab/>The human can deduce how well it is doing just from these queues, all there is left for it is to desire to become better and to win.</text:span></text:p>
      <text:p text:style-name="P183"><text:tab/><text:span text:style-name="T250">As amazing as it may sound, there are drawbacks to send a visual input of the game itself. One of the first problems is the sheer size of such an input. Typical video games of 2019 are rendered at a resolution of 1920*1080 RGB pixels, with image refresh rates that can range from 30 Hz to 60 Hz.</text:span></text:p>
      <text:p text:style-name="P183"><text:tab/><text:span text:style-name="T251">That would mean the machine agent would typically have to receive and digest an input of </text:span></text:p>
      <text:p text:style-name="P186">1920 <text:span text:style-name="T251">pixels on width</text:span> * 1080 <text:span text:style-name="T251">pixels on height * 3 colors per pixel = 6220800 </text:span><text:span text:style-name="T13">inputs per action</text:span></text:p>
      <text:p text:style-name="P186"><text:span text:style-name="T83">6220800 inputs per action * 30 frames per second </text:span><text:span text:style-name="T251">= </text:span><text:span text:style-name="T10">186624000 inputs </text:span><text:span text:style-name="T11">per second</text:span><text:span text:style-name="T10">!!!</text:span></text:p>
      <text:p text:style-name="P184"><text:soft-page-break/><text:span text:style-name="T10"><text:tab/></text:span><text:span text:style-name="T83">And that value was calculated using a refresh rate of 30 Hz, if it were 60 Hz that number would be twice as big. And if the resolution was 4K, that number would be 4 times as big!</text:span></text:p>
      <text:p text:style-name="P184"><text:span text:style-name="T83"><text:tab/>That is simply way too much data to be processed. There must be a way to simplify the input. </text:span></text:p>
      <text:p text:style-name="P184"><text:span text:style-name="T83"><text:tab/>The typical route that is taken, is to simply use a smaller resolution. The machine agent does not have to see the entire image in perfect clarity, it just needs enough to distinguish the important things. Another thing that could be done is to not send RGB values, just use a gray scale image. Gray scale images are typically 3 times smaller than RGB images because they only need one value per pixel, instead of 3 values per pixel, one for each color (Red Green Blue).</text:span></text:p>
      <text:p text:style-name="P184"><text:span text:style-name="T83"><text:tab/></text:span><text:span text:style-name="T84">And finally that machine agent wouldn’t probably need to know everything that happens every single frame. It is enough for it to understand what is happening when it wants to take an action. </text:span><text:span text:style-name="T85">Taking into consideration that all our machine agents had a decision interval of 10, that means it’s requesting an input and sending an output every 10 frames, instead of 30Hz, 60Hz or more.</text:span></text:p>
      <text:p text:style-name="P184"><draw:frame draw:style-name="fr3" draw:name="Frame7" text:anchor-type="paragraph" svg:width="6.9252in" draw:z-index="14"><draw:text-box fo:min-height="3.2571in"><text:p text:style-name="P212"><draw:frame draw:style-name="fr6" draw:name="Image6" text:anchor-type="as-char" svg:width="6.9252in" style:rel-width="100%" svg:height="3.2571in" style:rel-height="scale" draw:z-index="15"><draw:image xlink:href="Pictures/10000201000004F1000002532733BE9331B26B46.png" xlink:type="simple" xlink:show="embed" xlink:actuate="onLoad" loext:mime-type="image/png"/></draw:frame><text:span text:style-name="T46"><text:line-break/></text:span>Illustration <text:sequence text:ref-name="refIllustration3" text:name="Illustration" text:formula="ooow:Illustration+1" style:num-format="1">4</text:sequence>: Roller <text:span text:style-name="T252">Camera </text:span>Agent Training Environment</text:p></draw:text-box></draw:frame><text:span text:style-name="T85"/></text:p>
      <text:p text:style-name="P184"><text:span text:style-name="T85"><text:tab/></text:span><text:span text:style-name="T86">In this particular training scenario, several things have been changed. </text:span><text:span text:style-name="T87">The colors of all of the spheres, the arena and the background have been changed. </text:span><text:span text:style-name="T88">The agent sphere itself is now plain white, the arena is plain black, and the rest of spheres are plain red, green and blue.</text:span></text:p>
      <text:p text:style-name="P184"><text:span text:style-name="T88"><text:tab/></text:span><text:span text:style-name="T89">The reason why I chose is in order to make it simpler for the agent to distinguish the objects in the arena. In this training scenario the agent does not receive any kind of other observation! It no longer receives any of the positions, distance or velocities of itself or all the spheres. Now it has to find out by itself what </text:span><text:span text:style-name="T90">are</text:span><text:span text:style-name="T89"> each of the colored blobs on the screen.</text:span></text:p>
      <text:p text:style-name="P184"><text:soft-page-break/><text:span text:style-name="T89"><text:tab/></text:span><text:span text:style-name="T91">In </text:span><text:span text:style-name="T91"><text:sequence-ref text:reference-format="category-and-value" text:ref-name="refIllustration3">Illustration 4</text:sequence-ref></text:span><text:span text:style-name="T91">, </text:span><text:span text:style-name="T92">on the left side of the screen can be seen the game world as in the edito</text:span><text:span text:style-name="T93">r. On the right side of the screen is game camera, but it manually selected resolution of only 84 by 84. </text:span><text:span text:style-name="T94">The respective camera represent</text:span><text:span text:style-name="T95">s</text:span><text:span text:style-name="T94"> pretty accurately what the machine agent is receiving as an input.</text:span></text:p>
      <text:p text:style-name="P185"><text:span text:style-name="T96">84</text:span><text:span text:style-name="T94"> </text:span><text:span text:style-name="T83">pixels on width</text:span><text:span text:style-name="T94"> * </text:span><text:span text:style-name="T96">84</text:span><text:span text:style-name="T94"> </text:span><text:span text:style-name="T83">pixels on height * 3 colors per pixel= 21168</text:span><text:span text:style-name="T10"> inputs </text:span><text:span text:style-name="T11">per </text:span><text:span text:style-name="T12">action</text:span></text:p>
      <text:p text:style-name="P187"><text:span text:style-name="T12"><text:tab/></text:span><text:span text:style-name="T97">This value is relatively better than </text:span><text:span text:style-name="T83">6220800 </text:span><text:span text:style-name="T97">inputs. Approximately 300 times lesser inputs per action. </text:span><text:span text:style-name="T98">But still a significant amount of input.</text:span></text:p>
      <text:p text:style-name="P187"><text:span text:style-name="T98"><text:tab/></text:span><text:span text:style-name="T99">In order to help it a bit with the training, I set up more hidden layers for the neural networks, it now uses 6 of them. More layers might help it better understand the feature of the present in the camera input.</text:span></text:p>
      <text:h text:style-name="P194"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237">ML Agents GitHub page: , , , https://github.com/Unity-Technologies/ml-agents</text:p>
          <text:p text:style-name="P237">TensorFlow GitHub page: , , , https://github.com/tensorflow/tensorflow</text:p>
          <text:p text:style-name="P237">Making a New Learning Environment: , , , https://github.com/Unity-Technologies/ml-agents/blob/master/docs/Learning-Environment-Create-New.md</text:p>
          <text:p text:style-name="P237">Training ML-Agents: , , , https://github.com/Unity-Technologies/ml-agents/blob/master/docs/Training-ML-Agents.md</text:p>
          <text:p text:style-name="P237">Solving sparse-reward tasks with Curiosity: , , , https://blogs.unity3d.com/2018/06/26/solving-sparse-reward-tasks-with-curiosity/</text:p>
          <text:p text:style-name="P237">Training with Proximal Policy Optimization: , , , https://github.com/Unity-Technologies/ml-agents/blob/master/docs/Training-PPO.md</text:p>
          <text:p text:style-name="P237">Learning Environment Design Brains: , , , https://github.com/Unity-Technologies/ml-agents/blob/master/docs/Learning-Environment-Design-Brains.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style:font-face style:name="arial" svg:font-family="arial, sans-serif"/>
    <style:font-face style:name="Arial3" svg:font-family="Arial" style:font-family-generic="swiss"/>
    <style:font-face style:name="Consolas2"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3"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5-20T23:37:54.010000000</dc:date>
    <meta:editing-duration>P1DT3H58M12S</meta:editing-duration>
    <meta:editing-cycles>518</meta:editing-cycles>
    <meta:generator>LibreOffice/6.1.5.2$Windows_X86_64 LibreOffice_project/90f8dcf33c87b3705e78202e3df5142b201bd805</meta:generator>
    <meta:document-statistic meta:table-count="0" meta:image-count="6" meta:object-count="0" meta:page-count="38" meta:paragraph-count="623" meta:word-count="13575" meta:character-count="78604" meta:non-whitespace-character-count="65428"/>
  </office:meta>
</office:document-meta>
</file>